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82cm"/>
    </style:style>
    <style:style style:name="co7" style:family="table-column">
      <style:table-column-properties fo:break-before="auto" style:column-width="0.485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0.4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8c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3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1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41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2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66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6pt" style:font-size-asian="16pt" style:font-size-complex="16pt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style:font-name="Calibri2"/>
    </style:style>
    <style:style style:name="ce670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4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EDF_Taskset_1.B8"/>
    </style:style>
    <style:style style:name="ce4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EDF_Taskset_1.B8"/>
    </style:style>
    <style:style style:name="ce4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EDF_Taskset_1.B11"/>
    </style:style>
    <style:style style:name="ce4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EDF_Taskset_1.B11"/>
    </style:style>
    <style:style style:name="ce4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EDF_Taskset_1.B14"/>
    </style:style>
    <style:style style:name="ce4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EDF_Taskset_1.B14"/>
    </style:style>
    <style:style style:name="ce4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EDF_Taskset_1.B17"/>
    </style:style>
    <style:style style:name="ce4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EDF_Taskset_1.B17"/>
    </style:style>
    <style:style style:name="ce4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EDF_Taskset_1.C2"/>
      <style:map style:condition="cell-content()=2" style:apply-style-name="ConditionalStyle_5f_2" style:base-cell-address="EDF_Taskset_1.C2"/>
      <style:map style:condition="cell-content()=3" style:apply-style-name="ConditionalStyle_5f_3" style:base-cell-address="EDF_Taskset_1.C2"/>
      <style:map style:condition="cell-content()=4" style:apply-style-name="ConditionalStyle_5f_4" style:base-cell-address="EDF_Taskset_1.C2"/>
      <style:map style:condition="cell-content()&lt;1" style:apply-style-name="ConditionalStyle_5f_5" style:base-cell-address="EDF_Taskset_1.C2"/>
      <style:map style:condition="cell-content()&gt;4" style:apply-style-name="ConditionalStyle_5f_5" style:base-cell-address="EDF_Taskset_1.C2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EDF_Taskset_1.C2"/>
      <style:map style:condition="cell-content()=2" style:apply-style-name="ConditionalStyle_5f_2" style:base-cell-address="EDF_Taskset_1.C2"/>
      <style:map style:condition="cell-content()=3" style:apply-style-name="ConditionalStyle_5f_3" style:base-cell-address="EDF_Taskset_1.C2"/>
      <style:map style:condition="cell-content()=4" style:apply-style-name="ConditionalStyle_5f_4" style:base-cell-address="EDF_Taskset_1.C2"/>
      <style:map style:condition="cell-content()&lt;1" style:apply-style-name="ConditionalStyle_5f_5" style:base-cell-address="EDF_Taskset_1.C2"/>
      <style:map style:condition="cell-content()&gt;4" style:apply-style-name="ConditionalStyle_5f_5" style:base-cell-address="EDF_Taskset_1.C2"/>
    </style:style>
    <style:style style:name="ce4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EDF_Taskset_1.B8"/>
    </style:style>
    <style:style style:name="ce4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EDF_Taskset_1.B8"/>
    </style:style>
    <style:style style:name="ce4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EDF_Taskset_1.B14"/>
    </style:style>
    <style:style style:name="ce4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EDF_Taskset_1.B14"/>
    </style:style>
    <style:style style:name="ce4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EDF_Taskset_1.B17"/>
    </style:style>
    <style:style style:name="ce4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EDF_Taskset_1.B17"/>
    </style:style>
    <style:style style:name="ce44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EDF_Taskset_1.C2"/>
      <style:map style:condition="cell-content()=2" style:apply-style-name="ConditionalStyle_5f_2" style:base-cell-address="EDF_Taskset_1.C2"/>
      <style:map style:condition="cell-content()=3" style:apply-style-name="ConditionalStyle_5f_3" style:base-cell-address="EDF_Taskset_1.C2"/>
      <style:map style:condition="cell-content()=4" style:apply-style-name="ConditionalStyle_5f_4" style:base-cell-address="EDF_Taskset_1.C2"/>
      <style:map style:condition="cell-content()&lt;1" style:apply-style-name="ConditionalStyle_5f_5" style:base-cell-address="EDF_Taskset_1.C2"/>
      <style:map style:condition="cell-content()&gt;4" style:apply-style-name="ConditionalStyle_5f_5" style:base-cell-address="EDF_Taskset_1.C2"/>
    </style:style>
    <style:style style:name="ce44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EDF_Taskset_1.C2"/>
      <style:map style:condition="cell-content()=2" style:apply-style-name="ConditionalStyle_5f_2" style:base-cell-address="EDF_Taskset_1.C2"/>
      <style:map style:condition="cell-content()=3" style:apply-style-name="ConditionalStyle_5f_3" style:base-cell-address="EDF_Taskset_1.C2"/>
      <style:map style:condition="cell-content()=4" style:apply-style-name="ConditionalStyle_5f_4" style:base-cell-address="EDF_Taskset_1.C2"/>
      <style:map style:condition="cell-content()&lt;1" style:apply-style-name="ConditionalStyle_5f_5" style:base-cell-address="EDF_Taskset_1.C2"/>
      <style:map style:condition="cell-content()&gt;4" style:apply-style-name="ConditionalStyle_5f_5" style:base-cell-address="EDF_Taskset_1.C2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EDF_Taskset_1.B8"/>
    </style:style>
    <style:style style:name="ce4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EDF_Taskset_1.B8"/>
    </style:style>
    <style:style style:name="ce452" style:family="table-cell" style:parent-style-name="Default">
      <style:map style:condition="cell-content()!=&quot;&quot;" style:apply-style-name="ConditionalStyle_5f_1" style:base-cell-address="EDF_Taskset_1.B8"/>
    </style:style>
    <style:style style:name="ce4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EDF_Taskset_1.B14"/>
    </style:style>
    <style:style style:name="ce4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EDF_Taskset_1.B14"/>
    </style:style>
    <style:style style:name="ce4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EDF_Taskset_1.B14"/>
    </style:style>
    <style:style style:name="ce4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EDF_Taskset_1.B14"/>
    </style:style>
    <style:style style:name="ce4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RMS_Taskset_1.B11"/>
    </style:style>
    <style:style style:name="ce4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RMS_Taskset_1.B11"/>
    </style:style>
    <style:style style:name="ce4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RMS_Taskset_1.B14"/>
    </style:style>
    <style:style style:name="ce4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RMS_Taskset_1.B14"/>
    </style:style>
    <style:style style:name="ce4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1.B17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1.B17"/>
    </style:style>
    <style:style style:name="ce4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RMS_Taskset_1.C2"/>
      <style:map style:condition="cell-content()=2" style:apply-style-name="ConditionalStyle_5f_2" style:base-cell-address="RMS_Taskset_1.C2"/>
      <style:map style:condition="cell-content()=3" style:apply-style-name="ConditionalStyle_5f_3" style:base-cell-address="RMS_Taskset_1.C2"/>
      <style:map style:condition="cell-content()=4" style:apply-style-name="ConditionalStyle_5f_4" style:base-cell-address="RMS_Taskset_1.C2"/>
      <style:map style:condition="cell-content()&lt;1" style:apply-style-name="ConditionalStyle_5f_5" style:base-cell-address="RMS_Taskset_1.C2"/>
      <style:map style:condition="cell-content()&gt;4" style:apply-style-name="ConditionalStyle_5f_5" style:base-cell-address="RMS_Taskset_1.C2"/>
    </style:style>
    <style:style style:name="ce4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RMS_Taskset_1.C2"/>
      <style:map style:condition="cell-content()=2" style:apply-style-name="ConditionalStyle_5f_2" style:base-cell-address="RMS_Taskset_1.C2"/>
      <style:map style:condition="cell-content()=3" style:apply-style-name="ConditionalStyle_5f_3" style:base-cell-address="RMS_Taskset_1.C2"/>
      <style:map style:condition="cell-content()=4" style:apply-style-name="ConditionalStyle_5f_4" style:base-cell-address="RMS_Taskset_1.C2"/>
      <style:map style:condition="cell-content()&lt;1" style:apply-style-name="ConditionalStyle_5f_5" style:base-cell-address="RMS_Taskset_1.C2"/>
      <style:map style:condition="cell-content()&gt;4" style:apply-style-name="ConditionalStyle_5f_5" style:base-cell-address="RMS_Taskset_1.C2"/>
    </style:style>
    <style:style style:name="ce4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RMS_Taskset_1.B14"/>
    </style:style>
    <style:style style:name="ce4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RMS_Taskset_1.B14"/>
    </style:style>
    <style:style style:name="ce4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1.B17"/>
    </style:style>
    <style:style style:name="ce4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1.B17"/>
    </style:style>
    <style:style style:name="ce47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RMS_Taskset_1.C2"/>
      <style:map style:condition="cell-content()=2" style:apply-style-name="ConditionalStyle_5f_2" style:base-cell-address="RMS_Taskset_1.C2"/>
      <style:map style:condition="cell-content()=3" style:apply-style-name="ConditionalStyle_5f_3" style:base-cell-address="RMS_Taskset_1.C2"/>
      <style:map style:condition="cell-content()=4" style:apply-style-name="ConditionalStyle_5f_4" style:base-cell-address="RMS_Taskset_1.C2"/>
      <style:map style:condition="cell-content()&lt;1" style:apply-style-name="ConditionalStyle_5f_5" style:base-cell-address="RMS_Taskset_1.C2"/>
      <style:map style:condition="cell-content()&gt;4" style:apply-style-name="ConditionalStyle_5f_5" style:base-cell-address="RMS_Taskset_1.C2"/>
    </style:style>
    <style:style style:name="ce4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RMS_Taskset_1.B11"/>
    </style:style>
    <style:style style:name="ce4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RMS_Taskset_1.B11"/>
    </style:style>
    <style:style style:name="ce4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RMS_Taskset_1.B14"/>
    </style:style>
    <style:style style:name="ce4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RMS_Taskset_1.B14"/>
    </style:style>
    <style:style style:name="ce4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1.B17"/>
    </style:style>
    <style:style style:name="ce4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1.B17"/>
    </style:style>
    <style:style style:name="ce4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RMS_Taskset_1.C2"/>
      <style:map style:condition="cell-content()=2" style:apply-style-name="ConditionalStyle_5f_2" style:base-cell-address="RMS_Taskset_1.C2"/>
      <style:map style:condition="cell-content()=3" style:apply-style-name="ConditionalStyle_5f_3" style:base-cell-address="RMS_Taskset_1.C2"/>
      <style:map style:condition="cell-content()=4" style:apply-style-name="ConditionalStyle_5f_4" style:base-cell-address="RMS_Taskset_1.C2"/>
      <style:map style:condition="cell-content()&lt;1" style:apply-style-name="ConditionalStyle_5f_5" style:base-cell-address="RMS_Taskset_1.C2"/>
      <style:map style:condition="cell-content()&gt;4" style:apply-style-name="ConditionalStyle_5f_5" style:base-cell-address="RMS_Taskset_1.C2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RMS_Taskset_1.C2"/>
      <style:map style:condition="cell-content()=2" style:apply-style-name="ConditionalStyle_5f_2" style:base-cell-address="RMS_Taskset_1.C2"/>
      <style:map style:condition="cell-content()=3" style:apply-style-name="ConditionalStyle_5f_3" style:base-cell-address="RMS_Taskset_1.C2"/>
      <style:map style:condition="cell-content()=4" style:apply-style-name="ConditionalStyle_5f_4" style:base-cell-address="RMS_Taskset_1.C2"/>
      <style:map style:condition="cell-content()&lt;1" style:apply-style-name="ConditionalStyle_5f_5" style:base-cell-address="RMS_Taskset_1.C2"/>
      <style:map style:condition="cell-content()&gt;4" style:apply-style-name="ConditionalStyle_5f_5" style:base-cell-address="RMS_Taskset_1.C2"/>
    </style:style>
    <style:style style:name="ce4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RMS_Taskset_1.B14"/>
    </style:style>
    <style:style style:name="ce4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RMS_Taskset_1.B14"/>
    </style:style>
    <style:style style:name="ce4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1.B17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1.B17"/>
    </style:style>
    <style:style style:name="ce49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RMS_Taskset_1.C2"/>
      <style:map style:condition="cell-content()=2" style:apply-style-name="ConditionalStyle_5f_2" style:base-cell-address="RMS_Taskset_1.C2"/>
      <style:map style:condition="cell-content()=3" style:apply-style-name="ConditionalStyle_5f_3" style:base-cell-address="RMS_Taskset_1.C2"/>
      <style:map style:condition="cell-content()=4" style:apply-style-name="ConditionalStyle_5f_4" style:base-cell-address="RMS_Taskset_1.C2"/>
      <style:map style:condition="cell-content()&lt;1" style:apply-style-name="ConditionalStyle_5f_5" style:base-cell-address="RMS_Taskset_1.C2"/>
      <style:map style:condition="cell-content()&gt;4" style:apply-style-name="ConditionalStyle_5f_5" style:base-cell-address="RMS_Taskset_1.C2"/>
    </style:style>
    <style:style style:name="ce4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4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RMS_Taskset_1.B11"/>
    </style:style>
    <style:style style:name="ce5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5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1.B8"/>
    </style:style>
    <style:style style:name="ce6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3.B8"/>
    </style:style>
    <style:style style:name="ce6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3.B8"/>
    </style:style>
    <style:style style:name="ce6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RMS_Taskset_3.B11"/>
    </style:style>
    <style:style style:name="ce6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RMS_Taskset_3.B11"/>
    </style:style>
    <style:style style:name="ce6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RMS_Taskset_3.B14"/>
    </style:style>
    <style:style style:name="ce7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3.B17"/>
    </style:style>
    <style:style style:name="ce7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3.B17"/>
    </style:style>
    <style:style style:name="ce7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RMS_Taskset_3.C2"/>
      <style:map style:condition="cell-content()=2" style:apply-style-name="ConditionalStyle_5f_2" style:base-cell-address="RMS_Taskset_3.C2"/>
      <style:map style:condition="cell-content()=3" style:apply-style-name="ConditionalStyle_5f_3" style:base-cell-address="RMS_Taskset_3.C2"/>
      <style:map style:condition="cell-content()=4" style:apply-style-name="ConditionalStyle_5f_4" style:base-cell-address="RMS_Taskset_3.C2"/>
      <style:map style:condition="cell-content()&lt;1" style:apply-style-name="ConditionalStyle_5f_5" style:base-cell-address="RMS_Taskset_3.C2"/>
      <style:map style:condition="cell-content()&gt;4" style:apply-style-name="ConditionalStyle_5f_5" style:base-cell-address="RMS_Taskset_3.C2"/>
    </style:style>
    <style:style style:name="ce7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RMS_Taskset_3.C2"/>
      <style:map style:condition="cell-content()=2" style:apply-style-name="ConditionalStyle_5f_2" style:base-cell-address="RMS_Taskset_3.C2"/>
      <style:map style:condition="cell-content()=3" style:apply-style-name="ConditionalStyle_5f_3" style:base-cell-address="RMS_Taskset_3.C2"/>
      <style:map style:condition="cell-content()=4" style:apply-style-name="ConditionalStyle_5f_4" style:base-cell-address="RMS_Taskset_3.C2"/>
      <style:map style:condition="cell-content()&lt;1" style:apply-style-name="ConditionalStyle_5f_5" style:base-cell-address="RMS_Taskset_3.C2"/>
      <style:map style:condition="cell-content()&gt;4" style:apply-style-name="ConditionalStyle_5f_5" style:base-cell-address="RMS_Taskset_3.C2"/>
    </style:style>
    <style:style style:name="ce7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3.B8"/>
    </style:style>
    <style:style style:name="ce7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3.B8"/>
    </style:style>
    <style:style style:name="ce7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RMS_Taskset_3.B14"/>
    </style:style>
    <style:style style:name="ce7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3.B17"/>
    </style:style>
    <style:style style:name="ce7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3.B17"/>
    </style:style>
    <style:style style:name="ce70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RMS_Taskset_3.C2"/>
      <style:map style:condition="cell-content()=2" style:apply-style-name="ConditionalStyle_5f_2" style:base-cell-address="RMS_Taskset_3.C2"/>
      <style:map style:condition="cell-content()=3" style:apply-style-name="ConditionalStyle_5f_3" style:base-cell-address="RMS_Taskset_3.C2"/>
      <style:map style:condition="cell-content()=4" style:apply-style-name="ConditionalStyle_5f_4" style:base-cell-address="RMS_Taskset_3.C2"/>
      <style:map style:condition="cell-content()&lt;1" style:apply-style-name="ConditionalStyle_5f_5" style:base-cell-address="RMS_Taskset_3.C2"/>
      <style:map style:condition="cell-content()&gt;4" style:apply-style-name="ConditionalStyle_5f_5" style:base-cell-address="RMS_Taskset_3.C2"/>
    </style:style>
    <style:style style:name="ce7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EDF_Taskset_2.B8"/>
    </style:style>
    <style:style style:name="ce7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EDF_Taskset_2.B8"/>
    </style:style>
    <style:style style:name="ce7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EDF_Taskset_2.B11"/>
    </style:style>
    <style:style style:name="ce7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EDF_Taskset_2.B11"/>
    </style:style>
    <style:style style:name="ce7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EDF_Taskset_2.B14"/>
    </style:style>
    <style:style style:name="ce7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EDF_Taskset_2.B17"/>
    </style:style>
    <style:style style:name="ce7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EDF_Taskset_2.B17"/>
    </style:style>
    <style:style style:name="ce7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EDF_Taskset_2.C2"/>
      <style:map style:condition="cell-content()=2" style:apply-style-name="ConditionalStyle_5f_2" style:base-cell-address="EDF_Taskset_2.C2"/>
      <style:map style:condition="cell-content()=3" style:apply-style-name="ConditionalStyle_5f_3" style:base-cell-address="EDF_Taskset_2.C2"/>
      <style:map style:condition="cell-content()=4" style:apply-style-name="ConditionalStyle_5f_4" style:base-cell-address="EDF_Taskset_2.C2"/>
      <style:map style:condition="cell-content()&lt;1" style:apply-style-name="ConditionalStyle_5f_5" style:base-cell-address="EDF_Taskset_2.C2"/>
      <style:map style:condition="cell-content()&gt;4" style:apply-style-name="ConditionalStyle_5f_5" style:base-cell-address="EDF_Taskset_2.C2"/>
    </style:style>
    <style:style style:name="ce7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EDF_Taskset_2.C2"/>
      <style:map style:condition="cell-content()=2" style:apply-style-name="ConditionalStyle_5f_2" style:base-cell-address="EDF_Taskset_2.C2"/>
      <style:map style:condition="cell-content()=3" style:apply-style-name="ConditionalStyle_5f_3" style:base-cell-address="EDF_Taskset_2.C2"/>
      <style:map style:condition="cell-content()=4" style:apply-style-name="ConditionalStyle_5f_4" style:base-cell-address="EDF_Taskset_2.C2"/>
      <style:map style:condition="cell-content()&lt;1" style:apply-style-name="ConditionalStyle_5f_5" style:base-cell-address="EDF_Taskset_2.C2"/>
      <style:map style:condition="cell-content()&gt;4" style:apply-style-name="ConditionalStyle_5f_5" style:base-cell-address="EDF_Taskset_2.C2"/>
    </style:style>
    <style:style style:name="ce7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EDF_Taskset_2.B8"/>
    </style:style>
    <style:style style:name="ce7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EDF_Taskset_2.B8"/>
    </style:style>
    <style:style style:name="ce7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EDF_Taskset_2.B14"/>
    </style:style>
    <style:style style:name="ce7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EDF_Taskset_2.B17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EDF_Taskset_2.B17"/>
    </style:style>
    <style:style style:name="ce72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EDF_Taskset_2.C2"/>
      <style:map style:condition="cell-content()=2" style:apply-style-name="ConditionalStyle_5f_2" style:base-cell-address="EDF_Taskset_2.C2"/>
      <style:map style:condition="cell-content()=3" style:apply-style-name="ConditionalStyle_5f_3" style:base-cell-address="EDF_Taskset_2.C2"/>
      <style:map style:condition="cell-content()=4" style:apply-style-name="ConditionalStyle_5f_4" style:base-cell-address="EDF_Taskset_2.C2"/>
      <style:map style:condition="cell-content()&lt;1" style:apply-style-name="ConditionalStyle_5f_5" style:base-cell-address="EDF_Taskset_2.C2"/>
      <style:map style:condition="cell-content()&gt;4" style:apply-style-name="ConditionalStyle_5f_5" style:base-cell-address="EDF_Taskset_2.C2"/>
    </style:style>
    <style:style style:name="ce7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2.B8"/>
    </style:style>
    <style:style style:name="ce7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2.B8"/>
    </style:style>
    <style:style style:name="ce7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RMS_Taskset_2.B11"/>
    </style:style>
    <style:style style:name="ce7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RMS_Taskset_2.B11"/>
    </style:style>
    <style:style style:name="ce7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RMS_Taskset_2.B14"/>
    </style:style>
    <style:style style:name="ce7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2.B17"/>
    </style:style>
    <style:style style:name="ce7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2.B17"/>
    </style:style>
    <style:style style:name="ce7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RMS_Taskset_2.C2"/>
      <style:map style:condition="cell-content()=2" style:apply-style-name="ConditionalStyle_5f_2" style:base-cell-address="RMS_Taskset_2.C2"/>
      <style:map style:condition="cell-content()=3" style:apply-style-name="ConditionalStyle_5f_3" style:base-cell-address="RMS_Taskset_2.C2"/>
      <style:map style:condition="cell-content()=4" style:apply-style-name="ConditionalStyle_5f_4" style:base-cell-address="RMS_Taskset_2.C2"/>
      <style:map style:condition="cell-content()&lt;1" style:apply-style-name="ConditionalStyle_5f_5" style:base-cell-address="RMS_Taskset_2.C2"/>
      <style:map style:condition="cell-content()&gt;4" style:apply-style-name="ConditionalStyle_5f_5" style:base-cell-address="RMS_Taskset_2.C2"/>
    </style:style>
    <style:style style:name="ce7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RMS_Taskset_2.C2"/>
      <style:map style:condition="cell-content()=2" style:apply-style-name="ConditionalStyle_5f_2" style:base-cell-address="RMS_Taskset_2.C2"/>
      <style:map style:condition="cell-content()=3" style:apply-style-name="ConditionalStyle_5f_3" style:base-cell-address="RMS_Taskset_2.C2"/>
      <style:map style:condition="cell-content()=4" style:apply-style-name="ConditionalStyle_5f_4" style:base-cell-address="RMS_Taskset_2.C2"/>
      <style:map style:condition="cell-content()&lt;1" style:apply-style-name="ConditionalStyle_5f_5" style:base-cell-address="RMS_Taskset_2.C2"/>
      <style:map style:condition="cell-content()&gt;4" style:apply-style-name="ConditionalStyle_5f_5" style:base-cell-address="RMS_Taskset_2.C2"/>
    </style:style>
    <style:style style:name="ce7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2.B8"/>
    </style:style>
    <style:style style:name="ce7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RMS_Taskset_2.B8"/>
    </style:style>
    <style:style style:name="ce7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RMS_Taskset_2.B14"/>
    </style:style>
    <style:style style:name="ce7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2.B17"/>
    </style:style>
    <style:style style:name="ce7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RMS_Taskset_2.B17"/>
    </style:style>
    <style:style style:name="ce73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RMS_Taskset_2.C2"/>
      <style:map style:condition="cell-content()=2" style:apply-style-name="ConditionalStyle_5f_2" style:base-cell-address="RMS_Taskset_2.C2"/>
      <style:map style:condition="cell-content()=3" style:apply-style-name="ConditionalStyle_5f_3" style:base-cell-address="RMS_Taskset_2.C2"/>
      <style:map style:condition="cell-content()=4" style:apply-style-name="ConditionalStyle_5f_4" style:base-cell-address="RMS_Taskset_2.C2"/>
      <style:map style:condition="cell-content()&lt;1" style:apply-style-name="ConditionalStyle_5f_5" style:base-cell-address="RMS_Taskset_2.C2"/>
      <style:map style:condition="cell-content()&gt;4" style:apply-style-name="ConditionalStyle_5f_5" style:base-cell-address="RMS_Taskset_2.C2"/>
    </style:style>
    <style:style style:name="ce7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RMS_Taskset_2.B11"/>
    </style:style>
    <style:style style:name="gr1" style:family="graphic" style:parent-style-name="Default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5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82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9" table:number-columns-spanned="2" table:number-rows-spanned="1"/>
          <table:covered-table-cell table:style-name="ce34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repeated="26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417" table:number-columns-spanned="2" table:number-rows-spanned="1"/>
          <table:covered-table-cell table:style-name="ce41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DI4:'RTS-Template'.DI4 'RTS-Template'.DG4:'RTS-Template'.DG4 'RTS-Template'.DE4:'RTS-Template'.DE4 'RTS-Template'.DC4:'RTS-Template'.DC4 'RTS-Template'.DA4:'RTS-Template'.DA4 'RTS-Template'.CY4:'RTS-Template'.CY4 'RTS-Template'.CW4:'RTS-Template'.CW4 'RTS-Template'.CU4:'RTS-Template'.CU4 'RTS-Template'.CS4:'RTS-Template'.CS4 'RTS-Template'.CQ4:'RTS-Template'.CQ4 'RTS-Template'.CO4:'RTS-Template'.CO4 'RTS-Template'.CM4:'RTS-Template'.CM4 'RTS-Template'.CK4:'RTS-Template'.CK4 'RTS-Template'.CI4:'RTS-Template'.CI4 'RTS-Template'.CG4:'RTS-Template'.CG4 'RTS-Template'.CE4:'RTS-Template'.CE4 'RTS-Template'.CC4:'RTS-Template'.CC4 'RTS-Template'.CA4:'RTS-Template'.CA4 'RTS-Template'.BY4:'RTS-Template'.BY4 'RTS-Template'.BW4:'RTS-Template'.BW4 'RTS-Template'.BU4:'RTS-Template'.BU4 'RTS-Template'.BS4:'RTS-Template'.BS4 'RTS-Template'.BQ4:'RTS-Template'.BQ4 'RTS-Template'.BO4:'RTS-Template'.BO4 'RTS-Template'.BM4:'RTS-Template'.BM4 'RTS-Template'.BK4:'RTS-Template'.BK4 'RTS-Template'.BI4:'RTS-Template'.BI4 'RTS-Template'.BG4:'RTS-Template'.BG4 'RTS-Template'.BE4:'RTS-Template'.BE4 'RTS-Template'.BC4:'RTS-Template'.BC4 'RTS-Template'.BA4:'RTS-Template'.BA4 'RTS-Template'.AY4:'RTS-Template'.AY4 'RTS-Template'.AW4:'RTS-Template'.AW4 'RTS-Template'.AU4:'RTS-Template'.AU4 'RTS-Template'.AS4:'RTS-Template'.AS4 'RTS-Template'.AQ4:'RTS-Template'.AQ4 'RTS-Template'.AO4:'RTS-Template'.AO4 'RTS-Template'.AM4:'RTS-Template'.AM4 'RTS-Template'.AK4:'RTS-Template'.AK4 'RTS-Template'.AI4:'RTS-Template'.AI4 'RTS-Template'.AG4:'RTS-Template'.AG4 'RTS-Template'.AE4:'RTS-Template'.AE4 'RTS-Template'.AC4:'RTS-Template'.AC4 'RTS-Template'.AA4:'RTS-Template'.AA4 'RTS-Template'.Y4:'RTS-Template'.Y4 'RTS-Template'.W4:'RTS-Template'.W4 'RTS-Template'.U4:'RTS-Template'.U4 'RTS-Template'.S4:'RTS-Template'.S4 'RTS-Template'.Q4:'RTS-Template'.Q4 'RTS-Template'.O4:'RTS-Template'.O4 'RTS-Template'.M4:'RTS-Template'.M4 'RTS-Template'.K4:'RTS-Template'.K4 'RTS-Template'.I4:'RTS-Template'.I4 'RTS-Template'.G4:'RTS-Template'.G4 'RTS-Template'.E4:'RTS-Template'.E4 'RTS-Template'.C4:'RTS-Template'.C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P9:'RTS-Template'.DS9 'RTS-Template'.B9:'RTS-Template'.K9 'RTS-Template'.B8:'RTS-Template'.E9 'RTS-Template'.F8:'RTS-Template'.DS8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V11:'RTS-Template'.V12 'RTS-Template'.X11:'RTS-Template'.X12 'RTS-Template'.Z11:'RTS-Template'.Z12 'RTS-Template'.AB11:'RTS-Template'.AB12 'RTS-Template'.AD11:'RTS-Template'.AD12 'RTS-Template'.AF11:'RTS-Template'.AF12 'RTS-Template'.AH11:'RTS-Template'.AH12 'RTS-Template'.AJ11:'RTS-Template'.AJ12 'RTS-Template'.AL11:'RTS-Template'.AL12 'RTS-Template'.AN11:'RTS-Template'.AN12 'RTS-Template'.AP11:'RTS-Template'.AP12 'RTS-Template'.AR11:'RTS-Template'.AR12 'RTS-Template'.AT11:'RTS-Template'.AT12 'RTS-Template'.AV11:'RTS-Template'.AV12 'RTS-Template'.AX11:'RTS-Template'.AX12 'RTS-Template'.AZ11:'RTS-Template'.AZ12 'RTS-Template'.BB11:'RTS-Template'.BB12 'RTS-Template'.BD11:'RTS-Template'.BD12 'RTS-Template'.BF11:'RTS-Template'.BF12 'RTS-Template'.BH11:'RTS-Template'.BH12 'RTS-Template'.BJ11:'RTS-Template'.BJ12 'RTS-Template'.BL11:'RTS-Template'.BL12 'RTS-Template'.BN11:'RTS-Template'.BN12 'RTS-Template'.BP11:'RTS-Template'.BP12 'RTS-Template'.BR11:'RTS-Template'.BR12 'RTS-Template'.BT11:'RTS-Template'.BT12 'RTS-Template'.BV11:'RTS-Template'.BV12 'RTS-Template'.BX11:'RTS-Template'.BX12 'RTS-Template'.BZ11:'RTS-Template'.BZ12 'RTS-Template'.CB11:'RTS-Template'.CB12 'RTS-Template'.CD11:'RTS-Template'.CD12 'RTS-Template'.CF11:'RTS-Template'.CF12 'RTS-Template'.CH11:'RTS-Template'.CH12 'RTS-Template'.CJ11:'RTS-Template'.CJ12 'RTS-Template'.CL11:'RTS-Template'.CL12 'RTS-Template'.CN11:'RTS-Template'.CN12 'RTS-Template'.CP11:'RTS-Template'.CP12 'RTS-Template'.CR11:'RTS-Template'.CR12 'RTS-Template'.CT11:'RTS-Template'.CT12 'RTS-Template'.CV11:'RTS-Template'.CV12 'RTS-Template'.CX11:'RTS-Template'.CX12 'RTS-Template'.CZ11:'RTS-Template'.CZ12 'RTS-Template'.DB11:'RTS-Template'.DB12 'RTS-Template'.DD11:'RTS-Template'.DD12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R11:'RTS-Template'.R12 'RTS-Template'.P11:'RTS-Template'.P12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6" table:default-cell-style-name="ce662"/>
        <table:table-column table:style-name="co7" table:default-cell-style-name="ce662"/>
        <table:table-column table:style-name="co8" table:default-cell-style-name="ce658"/>
        <table:table-column table:style-name="co9" table:default-cell-style-name="ce658"/>
        <table:table-column table:style-name="co8" table:default-cell-style-name="ce658"/>
        <table:table-column table:style-name="co7" table:default-cell-style-name="ce662"/>
        <table:table-column table:style-name="co8" table:default-cell-style-name="ce658"/>
        <table:table-column table:style-name="co7" table:default-cell-style-name="ce658"/>
        <table:table-column table:style-name="co8" table:default-cell-style-name="ce658"/>
        <table:table-column table:style-name="co7" table:default-cell-style-name="ce658"/>
        <table:table-column table:style-name="co4" table:number-columns-repeated="54" table:default-cell-style-name="ce658"/>
        <table:table-row table:style-name="ro6">
          <table:table-cell table:number-columns-repeated="64"/>
        </table:table-row>
        <table:table-row table:style-name="ro6">
          <table:table-cell table:number-columns-repeated="2"/>
          <table:table-cell table:style-name="ce669" office:value-type="string" calcext:value-type="string">
            <text:p>Δt<text:span text:style-name="T1">exec</text:span></text:p>
          </table:table-cell>
          <table:table-cell table:style-name="ce671"/>
          <table:table-cell table:style-name="ce669" office:value-type="string" calcext:value-type="string">
            <text:p>Δt<text:span text:style-name="T1">per</text:span></text:p>
          </table:table-cell>
          <table:table-cell table:number-columns-repeated="59"/>
        </table:table-row>
        <table:table-row table:style-name="ro7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3" calcext:value-type="float">
            <text:p>3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16" calcext:value-type="float">
            <text:p>16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2" calcext:value-type="float">
            <text:p>2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7" calcext:value-type="float">
            <text:p>7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 table:style-name="Default"/>
          <table:table-cell table:style-name="ce670"/>
          <table:table-cell table:style-name="Default" table:number-columns-repeated="2"/>
          <table:table-cell table:number-columns-repeated="53"/>
        </table:table-row>
        <table:table-row table:style-name="ro7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4" calcext:value-type="float">
            <text:p>4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11" calcext:value-type="float">
            <text:p>11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6" table:number-rows-repeated="3">
          <table:table-cell table:number-columns-repeated="64"/>
        </table:table-row>
        <table:table-row table:style-name="ro7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style-name="Default" table:number-columns-repeated="2"/>
          <table:table-cell table:number-columns-repeated="53"/>
        </table:table-row>
        <table:table-row table:style-name="ro7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6" table:number-rows-repeated="3">
          <table:table-cell table:number-columns-repeated="64"/>
        </table:table-row>
        <table:table-row table:style-name="ro7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7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Default"/>
          <table:table-cell table:number-columns-repeated="53"/>
        </table:table-row>
        <table:table-row table:style-name="ro7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7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6" table:number-rows-repeated="104855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EDF_Taskset_1" table:style-name="ta3">
        <office:forms form:automatic-focus="false" form:apply-design-mode="false"/>
        <table:shapes>
          <draw:line draw:z-index="0" draw:name="Line 2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5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439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39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3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439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447" table:number-columns-spanned="2" table:number-rows-spanned="1"/>
          <table:covered-table-cell table:style-name="ce59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43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48" office:value-type="float" office:value="4" calcext:value-type="float" table:number-columns-spanned="2" table:number-rows-spanned="1">
            <text:p>4</text:p>
          </table:table-cell>
          <table:covered-table-cell table:style-name="ce60"/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9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9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431" office:value-type="float" office:value="1" calcext:value-type="float" table:number-columns-spanned="2" table:number-rows-spanned="1">
            <text:p>1</text:p>
          </table:table-cell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50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office:value-type="string" calcext:value-type="string" table:number-columns-spanned="2" table:number-rows-spanned="1">
            <text:p>D0!</text:p>
          </table:table-cell>
          <table:covered-table-cell table:style-name="ce441"/>
          <table:table-cell table:style-name="ce431" table:number-columns-spanned="2" table:number-rows-spanned="1"/>
          <table:covered-table-cell table:style-name="ce452"/>
          <table:table-cell table:style-name="ce431" table:number-columns-spanned="2" table:number-rows-spanned="1"/>
          <table:covered-table-cell table:style-name="ce452"/>
          <table:table-cell table:style-name="ce431" table:number-columns-spanned="2" table:number-rows-spanned="1"/>
          <table:covered-table-cell table:style-name="ce452"/>
          <table:table-cell table:style-name="ce431" table:number-columns-spanned="2" table:number-rows-spanned="1"/>
          <table:covered-table-cell table:style-name="ce452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office:value-type="string" calcext:value-type="string" table:number-columns-spanned="2" table:number-rows-spanned="1">
            <text:p>D1!</text:p>
          </table:table-cell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office:value-type="string" calcext:value-type="string" table:number-columns-spanned="2" table:number-rows-spanned="1">
            <text:p>D2!</text:p>
          </table:table-cell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office:value-type="string" calcext:value-type="string" table:number-columns-spanned="2" table:number-rows-spanned="1">
            <text:p>D3!</text:p>
          </table:table-cell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office:value-type="string" calcext:value-type="string" table:number-columns-spanned="2" table:number-rows-spanned="1">
            <text:p>D4!</text:p>
          </table:table-cell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office:value-type="string" calcext:value-type="string" table:number-columns-spanned="2" table:number-rows-spanned="1">
            <text:p>D5!</text:p>
          </table:table-cell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office:value-type="string" calcext:value-type="string" table:number-columns-spanned="2" table:number-rows-spanned="1">
            <text:p>D6!</text:p>
          </table:table-cell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431" table:number-columns-spanned="2" table:number-rows-spanned="1"/>
          <table:covered-table-cell table:style-name="ce44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432" office:value-type="string" calcext:value-type="string" table:number-columns-spanned="2" table:number-rows-spanned="1">
            <text:p>R0</text:p>
          </table:table-cell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51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office:value-type="string" calcext:value-type="string" table:number-columns-spanned="2" table:number-rows-spanned="1">
            <text:p>R1</text:p>
          </table:table-cell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office:value-type="string" calcext:value-type="string" table:number-columns-spanned="2" table:number-rows-spanned="1">
            <text:p>R2</text:p>
          </table:table-cell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office:value-type="string" calcext:value-type="string" table:number-columns-spanned="2" table:number-rows-spanned="1">
            <text:p>R3</text:p>
          </table:table-cell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office:value-type="string" calcext:value-type="string" table:number-columns-spanned="2" table:number-rows-spanned="1">
            <text:p>R4</text:p>
          </table:table-cell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office:value-type="string" calcext:value-type="string" table:number-columns-spanned="2" table:number-rows-spanned="1">
            <text:p>R5</text:p>
          </table:table-cell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office:value-type="string" calcext:value-type="string" table:number-columns-spanned="2" table:number-rows-spanned="1">
            <text:p>R6</text:p>
          </table:table-cell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office:value-type="string" calcext:value-type="string" table:number-columns-spanned="2" table:number-rows-spanned="1">
            <text:p>R7</text:p>
          </table:table-cell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432" table:number-columns-spanned="2" table:number-rows-spanned="1"/>
          <table:covered-table-cell table:style-name="ce44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43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434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3" table:number-columns-spanned="2" table:number-rows-spanned="1"/>
          <table:covered-table-cell table:style-name="ce33"/>
          <table:table-cell table:style-name="ce433" table:number-columns-spanned="2" table:number-rows-spanned="1"/>
          <table:covered-table-cell table:style-name="ce33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434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435" office:value-type="float" office:value="3" calcext:value-type="float" table:number-columns-spanned="2" table:number-rows-spanned="1">
            <text:p>3</text:p>
          </table:table-cell>
          <table:covered-table-cell table:style-name="ce443"/>
          <table:table-cell table:style-name="ce435" office:value-type="float" office:value="3" calcext:value-type="float" table:number-columns-spanned="2" table:number-rows-spanned="1">
            <text:p>3</text:p>
          </table:table-cell>
          <table:covered-table-cell table:style-name="ce443"/>
          <table:table-cell table:style-name="ce435" office:value-type="float" office:value="3" calcext:value-type="float" table:number-columns-spanned="2" table:number-rows-spanned="1">
            <text:p>3</text:p>
          </table:table-cell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office:value-type="string" calcext:value-type="string" table:number-columns-spanned="2" table:number-rows-spanned="1">
            <text:p>D0!</text:p>
          </table:table-cell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office:value-type="string" calcext:value-type="string" table:number-columns-spanned="2" table:number-rows-spanned="1">
            <text:p>D1!</text:p>
          </table:table-cell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office:value-type="string" calcext:value-type="string" table:number-columns-spanned="2" table:number-rows-spanned="1">
            <text:p>D2!</text:p>
          </table:table-cell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54" table:number-columns-spanned="2" table:number-rows-spanned="1"/>
          <table:covered-table-cell table:style-name="ce456"/>
          <table:table-cell table:style-name="ce454" table:number-columns-spanned="2" table:number-rows-spanned="1"/>
          <table:covered-table-cell table:style-name="ce456"/>
          <table:table-cell table:style-name="ce454" table:number-columns-spanned="2" table:number-rows-spanned="1"/>
          <table:covered-table-cell table:style-name="ce456"/>
          <table:table-cell table:style-name="ce454" table:number-columns-spanned="2" table:number-rows-spanned="1"/>
          <table:covered-table-cell table:style-name="ce456"/>
          <table:table-cell table:style-name="ce454" table:number-columns-spanned="2" table:number-rows-spanned="1"/>
          <table:covered-table-cell table:style-name="ce456"/>
          <table:table-cell table:style-name="ce454" table:number-columns-spanned="2" table:number-rows-spanned="1"/>
          <table:covered-table-cell table:style-name="ce456"/>
          <table:table-cell table:style-name="ce454" table:number-columns-spanned="2" table:number-rows-spanned="1"/>
          <table:covered-table-cell table:style-name="ce456"/>
          <table:table-cell table:style-name="ce435" office:value-type="string" calcext:value-type="string" table:number-columns-spanned="2" table:number-rows-spanned="1">
            <text:p>D3!</text:p>
          </table:table-cell>
          <table:covered-table-cell table:style-name="ce443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436" office:value-type="string" calcext:value-type="string" table:number-columns-spanned="2" table:number-rows-spanned="1">
            <text:p>R0</text:p>
          </table:table-cell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5" table:number-columns-spanned="2" table:number-rows-spanned="1"/>
          <table:covered-table-cell table:style-name="ce443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office:value-type="string" calcext:value-type="string" table:number-columns-spanned="2" table:number-rows-spanned="1">
            <text:p>R1</text:p>
          </table:table-cell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office:value-type="string" calcext:value-type="string" table:number-columns-spanned="2" table:number-rows-spanned="1">
            <text:p>R2</text:p>
          </table:table-cell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office:value-type="string" calcext:value-type="string" table:number-columns-spanned="2" table:number-rows-spanned="1">
            <text:p>R3</text:p>
          </table:table-cell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36" table:number-columns-spanned="2" table:number-rows-spanned="1"/>
          <table:covered-table-cell table:style-name="ce444"/>
          <table:table-cell table:style-name="ce455" table:number-columns-spanned="2" table:number-rows-spanned="1"/>
          <table:covered-table-cell table:style-name="ce457"/>
          <table:table-cell table:style-name="ce455" table:number-columns-spanned="2" table:number-rows-spanned="1"/>
          <table:covered-table-cell table:style-name="ce457"/>
          <table:table-cell table:style-name="ce455" table:number-columns-spanned="2" table:number-rows-spanned="1"/>
          <table:covered-table-cell table:style-name="ce457"/>
          <table:table-cell table:style-name="ce455" table:number-columns-spanned="2" table:number-rows-spanned="1"/>
          <table:covered-table-cell table:style-name="ce457"/>
          <table:table-cell table:style-name="ce455" table:number-columns-spanned="2" table:number-rows-spanned="1"/>
          <table:covered-table-cell table:style-name="ce457"/>
          <table:table-cell table:style-name="ce455" table:number-columns-spanned="2" table:number-rows-spanned="1"/>
          <table:covered-table-cell table:style-name="ce457"/>
          <table:table-cell table:style-name="ce455" table:number-columns-spanned="2" table:number-rows-spanned="1"/>
          <table:covered-table-cell table:style-name="ce457"/>
          <table:table-cell table:style-name="ce436" office:value-type="string" calcext:value-type="string" table:number-columns-spanned="2" table:number-rows-spanned="1">
            <text:p>R4</text:p>
          </table:table-cell>
          <table:covered-table-cell table:style-name="ce444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437" office:value-type="float" office:value="4" calcext:value-type="float" table:number-columns-spanned="2" table:number-rows-spanned="1">
            <text:p>4</text:p>
          </table:table-cell>
          <table:covered-table-cell table:style-name="ce445"/>
          <table:table-cell table:style-name="ce437" office:value-type="float" office:value="4" calcext:value-type="float" table:number-columns-spanned="2" table:number-rows-spanned="1">
            <text:p>4</text:p>
          </table:table-cell>
          <table:covered-table-cell table:style-name="ce445"/>
          <table:table-cell table:style-name="ce437" office:value-type="float" office:value="4" calcext:value-type="float" table:number-columns-spanned="2" table:number-rows-spanned="1">
            <text:p>4</text:p>
          </table:table-cell>
          <table:covered-table-cell table:style-name="ce445"/>
          <table:table-cell table:style-name="ce437" office:value-type="float" office:value="4" calcext:value-type="float" table:number-columns-spanned="2" table:number-rows-spanned="1">
            <text:p>4</text:p>
          </table:table-cell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office:value-type="string" calcext:value-type="string" table:number-columns-spanned="2" table:number-rows-spanned="1">
            <text:p>D0!</text:p>
          </table:table-cell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office:value-type="string" calcext:value-type="string" table:number-columns-spanned="2" table:number-rows-spanned="1">
            <text:p>D1!</text:p>
          </table:table-cell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table:number-columns-spanned="2" table:number-rows-spanned="1"/>
          <table:covered-table-cell table:style-name="ce445"/>
          <table:table-cell table:style-name="ce437" office:value-type="string" calcext:value-type="string" table:number-columns-spanned="2" table:number-rows-spanned="1">
            <text:p>D2!</text:p>
          </table:table-cell>
          <table:covered-table-cell table:style-name="ce445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438" office:value-type="string" calcext:value-type="string" table:number-columns-spanned="2" table:number-rows-spanned="1">
            <text:p>R0</text:p>
          </table:table-cell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office:value-type="string" calcext:value-type="string" table:number-columns-spanned="2" table:number-rows-spanned="1">
            <text:p>R2</text:p>
          </table:table-cell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office:value-type="string" calcext:value-type="string" table:number-columns-spanned="2" table:number-rows-spanned="1">
            <text:p>R2</text:p>
          </table:table-cell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table:number-columns-spanned="2" table:number-rows-spanned="1"/>
          <table:covered-table-cell table:style-name="ce446"/>
          <table:table-cell table:style-name="ce438" office:value-type="string" calcext:value-type="string" table:number-columns-spanned="2" table:number-rows-spanned="1">
            <text:p>R3</text:p>
          </table:table-cell>
          <table:covered-table-cell table:style-name="ce446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repeated="26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417" table:number-columns-spanned="2" table:number-rows-spanned="1"/>
          <table:covered-table-cell table:style-name="ce41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EDF_Taskset_1.C4:EDF_Taskset_1.C4 EDF_Taskset_1.E4:EDF_Taskset_1.E4 EDF_Taskset_1.G4:EDF_Taskset_1.G4 EDF_Taskset_1.I4:EDF_Taskset_1.I4 EDF_Taskset_1.K4:EDF_Taskset_1.K4 EDF_Taskset_1.M4:EDF_Taskset_1.M4 EDF_Taskset_1.O4:EDF_Taskset_1.O4 EDF_Taskset_1.Q4:EDF_Taskset_1.Q4 EDF_Taskset_1.S4:EDF_Taskset_1.S4 EDF_Taskset_1.U4:EDF_Taskset_1.U4 EDF_Taskset_1.W4:EDF_Taskset_1.W4 EDF_Taskset_1.Y4:EDF_Taskset_1.Y4 EDF_Taskset_1.AA4:EDF_Taskset_1.AA4 EDF_Taskset_1.AC4:EDF_Taskset_1.AC4 EDF_Taskset_1.AE4:EDF_Taskset_1.AE4 EDF_Taskset_1.AG4:EDF_Taskset_1.AG4 EDF_Taskset_1.AI4:EDF_Taskset_1.AI4 EDF_Taskset_1.AK4:EDF_Taskset_1.AK4 EDF_Taskset_1.AM4:EDF_Taskset_1.AM4 EDF_Taskset_1.AO4:EDF_Taskset_1.AO4 EDF_Taskset_1.AQ4:EDF_Taskset_1.AQ4 EDF_Taskset_1.AS4:EDF_Taskset_1.AS4 EDF_Taskset_1.AU4:EDF_Taskset_1.AU4 EDF_Taskset_1.AW4:EDF_Taskset_1.AW4 EDF_Taskset_1.AY4:EDF_Taskset_1.AY4 EDF_Taskset_1.BA4:EDF_Taskset_1.BA4 EDF_Taskset_1.BC4:EDF_Taskset_1.BC4 EDF_Taskset_1.BE4:EDF_Taskset_1.BE4 EDF_Taskset_1.BG4:EDF_Taskset_1.BG4 EDF_Taskset_1.BI4:EDF_Taskset_1.BI4 EDF_Taskset_1.BK4:EDF_Taskset_1.BK4 EDF_Taskset_1.BM4:EDF_Taskset_1.BM4 EDF_Taskset_1.BO4:EDF_Taskset_1.BO4 EDF_Taskset_1.BQ4:EDF_Taskset_1.BQ4 EDF_Taskset_1.BS4:EDF_Taskset_1.BS4 EDF_Taskset_1.BU4:EDF_Taskset_1.BU4 EDF_Taskset_1.BW4:EDF_Taskset_1.BW4 EDF_Taskset_1.BY4:EDF_Taskset_1.BY4 EDF_Taskset_1.CA4:EDF_Taskset_1.CA4 EDF_Taskset_1.CC4:EDF_Taskset_1.CC4 EDF_Taskset_1.CE4:EDF_Taskset_1.CE4 EDF_Taskset_1.CG4:EDF_Taskset_1.CG4 EDF_Taskset_1.CI4:EDF_Taskset_1.CI4 EDF_Taskset_1.CK4:EDF_Taskset_1.CK4 EDF_Taskset_1.DM4:EDF_Taskset_1.DM4 EDF_Taskset_1.DQ4:EDF_Taskset_1.DQ4 EDF_Taskset_1.DS4:EDF_Taskset_1.DS4 EDF_Taskset_1.C2:EDF_Taskset_1.C2 EDF_Taskset_1.E2:EDF_Taskset_1.E2 EDF_Taskset_1.G2:EDF_Taskset_1.G2 EDF_Taskset_1.I2:EDF_Taskset_1.I2 EDF_Taskset_1.K2:EDF_Taskset_1.K2 EDF_Taskset_1.M2:EDF_Taskset_1.M2 EDF_Taskset_1.O2:EDF_Taskset_1.O2 EDF_Taskset_1.Q2:EDF_Taskset_1.Q2 EDF_Taskset_1.S2:EDF_Taskset_1.S2 EDF_Taskset_1.U2:EDF_Taskset_1.U2 EDF_Taskset_1.W2:EDF_Taskset_1.W2 EDF_Taskset_1.Y2:EDF_Taskset_1.Y2 EDF_Taskset_1.AA2:EDF_Taskset_1.AA2 EDF_Taskset_1.AC2:EDF_Taskset_1.AC2 EDF_Taskset_1.AE2:EDF_Taskset_1.AE2 EDF_Taskset_1.AG2:EDF_Taskset_1.AG2 EDF_Taskset_1.AI2:EDF_Taskset_1.AI2 EDF_Taskset_1.AK2:EDF_Taskset_1.AK2 EDF_Taskset_1.AM2:EDF_Taskset_1.AM2 EDF_Taskset_1.AO2:EDF_Taskset_1.AO2 EDF_Taskset_1.AQ2:EDF_Taskset_1.AQ2 EDF_Taskset_1.AS2:EDF_Taskset_1.AS2 EDF_Taskset_1.AU2:EDF_Taskset_1.AU2 EDF_Taskset_1.AW2:EDF_Taskset_1.AW2 EDF_Taskset_1.AY2:EDF_Taskset_1.AY2 EDF_Taskset_1.BA2:EDF_Taskset_1.BA2 EDF_Taskset_1.BC2:EDF_Taskset_1.BC2 EDF_Taskset_1.BE2:EDF_Taskset_1.BE2 EDF_Taskset_1.BG2:EDF_Taskset_1.BG2 EDF_Taskset_1.BI2:EDF_Taskset_1.BI2 EDF_Taskset_1.BK2:EDF_Taskset_1.BK2 EDF_Taskset_1.BM2:EDF_Taskset_1.BM2 EDF_Taskset_1.BO2:EDF_Taskset_1.BO2 EDF_Taskset_1.BQ2:EDF_Taskset_1.BQ2 EDF_Taskset_1.BS2:EDF_Taskset_1.BS2 EDF_Taskset_1.BU2:EDF_Taskset_1.BU2 EDF_Taskset_1.BW2:EDF_Taskset_1.BW2 EDF_Taskset_1.BY2:EDF_Taskset_1.BY2 EDF_Taskset_1.CA2:EDF_Taskset_1.CA2 EDF_Taskset_1.CC2:EDF_Taskset_1.CC2 EDF_Taskset_1.CE2:EDF_Taskset_1.CE2 EDF_Taskset_1.CG2:EDF_Taskset_1.CG2 EDF_Taskset_1.CI2:EDF_Taskset_1.CI2 EDF_Taskset_1.CK2:EDF_Taskset_1.CK2 EDF_Taskset_1.DM2:EDF_Taskset_1.DM2 EDF_Taskset_1.DQ2:EDF_Taskset_1.DQ2 EDF_Taskset_1.DS2:EDF_Taskset_1.DS2 EDF_Taskset_1.DO4:EDF_Taskset_1.DO4 EDF_Taskset_1.DO2:EDF_Taskset_1.DO2 EDF_Taskset_1.CM4:EDF_Taskset_1.CM4 EDF_Taskset_1.CO4:EDF_Taskset_1.CO4 EDF_Taskset_1.CQ4:EDF_Taskset_1.CQ4 EDF_Taskset_1.CS4:EDF_Taskset_1.CS4 EDF_Taskset_1.CU4:EDF_Taskset_1.CU4 EDF_Taskset_1.CW4:EDF_Taskset_1.CW4 EDF_Taskset_1.CY4:EDF_Taskset_1.CY4 EDF_Taskset_1.DA4:EDF_Taskset_1.DA4 EDF_Taskset_1.DC4:EDF_Taskset_1.DC4 EDF_Taskset_1.DE4:EDF_Taskset_1.DE4 EDF_Taskset_1.DG4:EDF_Taskset_1.DG4 EDF_Taskset_1.DI4:EDF_Taskset_1.DI4 EDF_Taskset_1.DK4:EDF_Taskset_1.DK4 EDF_Taskset_1.CM2:EDF_Taskset_1.CM2 EDF_Taskset_1.CO2:EDF_Taskset_1.CO2 EDF_Taskset_1.CQ2:EDF_Taskset_1.CQ2 EDF_Taskset_1.CS2:EDF_Taskset_1.CS2 EDF_Taskset_1.CU2:EDF_Taskset_1.CU2 EDF_Taskset_1.CW2:EDF_Taskset_1.CW2 EDF_Taskset_1.CY2:EDF_Taskset_1.CY2 EDF_Taskset_1.DA2:EDF_Taskset_1.DA2 EDF_Taskset_1.DC2:EDF_Taskset_1.DC2 EDF_Taskset_1.DE2:EDF_Taskset_1.DE2 EDF_Taskset_1.DG2:EDF_Taskset_1.DG2 EDF_Taskset_1.DI2:EDF_Taskset_1.DI2 EDF_Taskset_1.DK2:EDF_Taskset_1.DK2">
            <calcext:condition calcext:apply-style-name="ConditionalStyle_1" calcext:value="=1" calcext:base-cell-address="EDF_Taskset_1.C2"/>
            <calcext:condition calcext:apply-style-name="ConditionalStyle_2" calcext:value="=2" calcext:base-cell-address="EDF_Taskset_1.C2"/>
            <calcext:condition calcext:apply-style-name="ConditionalStyle_3" calcext:value="=3" calcext:base-cell-address="EDF_Taskset_1.C2"/>
            <calcext:condition calcext:apply-style-name="ConditionalStyle_4" calcext:value="=4" calcext:base-cell-address="EDF_Taskset_1.C2"/>
            <calcext:condition calcext:apply-style-name="ConditionalStyle_5" calcext:value="&lt;1" calcext:base-cell-address="EDF_Taskset_1.C2"/>
            <calcext:condition calcext:apply-style-name="ConditionalStyle_5" calcext:value="&gt;4" calcext:base-cell-address="EDF_Taskset_1.C2"/>
          </calcext:conditional-format>
          <calcext:conditional-format calcext:target-range-address="EDF_Taskset_1.B8:EDF_Taskset_1.DS9">
            <calcext:condition calcext:apply-style-name="ConditionalStyle_1" calcext:value="!=&quot;&quot;" calcext:base-cell-address="EDF_Taskset_1.B8"/>
          </calcext:conditional-format>
          <calcext:conditional-format calcext:target-range-address="EDF_Taskset_1.B11:EDF_Taskset_1.B12 EDF_Taskset_1.AT11:EDF_Taskset_1.AT12 EDF_Taskset_1.CL11:EDF_Taskset_1.CL12 EDF_Taskset_1.D11:EDF_Taskset_1.D12 EDF_Taskset_1.F11:EDF_Taskset_1.F12 EDF_Taskset_1.H11:EDF_Taskset_1.H12 EDF_Taskset_1.J11:EDF_Taskset_1.J12 EDF_Taskset_1.L11:EDF_Taskset_1.L12 EDF_Taskset_1.N11:EDF_Taskset_1.N12 EDF_Taskset_1.V11:EDF_Taskset_1.V12 EDF_Taskset_1.X11:EDF_Taskset_1.X12 EDF_Taskset_1.Z11:EDF_Taskset_1.Z12 EDF_Taskset_1.AB11:EDF_Taskset_1.AB12 EDF_Taskset_1.AD11:EDF_Taskset_1.AD12 EDF_Taskset_1.AF11:EDF_Taskset_1.AF12 EDF_Taskset_1.AH11:EDF_Taskset_1.AH12 EDF_Taskset_1.AJ11:EDF_Taskset_1.AJ12 EDF_Taskset_1.AL11:EDF_Taskset_1.AL12 EDF_Taskset_1.AN11:EDF_Taskset_1.AN12 EDF_Taskset_1.AP11:EDF_Taskset_1.AP12 EDF_Taskset_1.AR11:EDF_Taskset_1.AR12 EDF_Taskset_1.AV11:EDF_Taskset_1.AV12 EDF_Taskset_1.AX11:EDF_Taskset_1.AX12 EDF_Taskset_1.AZ11:EDF_Taskset_1.AZ12 EDF_Taskset_1.BB11:EDF_Taskset_1.BB12 EDF_Taskset_1.BD11:EDF_Taskset_1.BD12 EDF_Taskset_1.BF11:EDF_Taskset_1.BF12 EDF_Taskset_1.BH11:EDF_Taskset_1.BH12 EDF_Taskset_1.BJ11:EDF_Taskset_1.BJ12 EDF_Taskset_1.BL11:EDF_Taskset_1.BL12 EDF_Taskset_1.BN11:EDF_Taskset_1.BN12 EDF_Taskset_1.BP11:EDF_Taskset_1.BP12 EDF_Taskset_1.BR11:EDF_Taskset_1.BR12 EDF_Taskset_1.BT11:EDF_Taskset_1.BT12 EDF_Taskset_1.BV11:EDF_Taskset_1.BV12 EDF_Taskset_1.BX11:EDF_Taskset_1.BX12 EDF_Taskset_1.BZ11:EDF_Taskset_1.BZ12 EDF_Taskset_1.CB11:EDF_Taskset_1.CB12 EDF_Taskset_1.CD11:EDF_Taskset_1.CD12 EDF_Taskset_1.CF11:EDF_Taskset_1.CF12 EDF_Taskset_1.CH11:EDF_Taskset_1.CH12 EDF_Taskset_1.CJ11:EDF_Taskset_1.CJ12 EDF_Taskset_1.CN11:EDF_Taskset_1.CN12 EDF_Taskset_1.CP11:EDF_Taskset_1.CP12 EDF_Taskset_1.CR11:EDF_Taskset_1.CR12 EDF_Taskset_1.CT11:EDF_Taskset_1.CT12 EDF_Taskset_1.CV11:EDF_Taskset_1.CV12 EDF_Taskset_1.CX11:EDF_Taskset_1.CX12 EDF_Taskset_1.CZ11:EDF_Taskset_1.CZ12 EDF_Taskset_1.DB11:EDF_Taskset_1.DB12 EDF_Taskset_1.DD11:EDF_Taskset_1.DD12 EDF_Taskset_1.DF11:EDF_Taskset_1.DF12 EDF_Taskset_1.DH11:EDF_Taskset_1.DH12 EDF_Taskset_1.DJ11:EDF_Taskset_1.DJ12 EDF_Taskset_1.DL11:EDF_Taskset_1.DL12 EDF_Taskset_1.DN11:EDF_Taskset_1.DN12 EDF_Taskset_1.DP11:EDF_Taskset_1.DP12 EDF_Taskset_1.DR11:EDF_Taskset_1.DR12 EDF_Taskset_1.R11:EDF_Taskset_1.R12 EDF_Taskset_1.P11:EDF_Taskset_1.P12 EDF_Taskset_1.T11:EDF_Taskset_1.T12">
            <calcext:condition calcext:apply-style-name="ConditionalStyle_2" calcext:value="!=&quot;&quot;" calcext:base-cell-address="EDF_Taskset_1.B11"/>
          </calcext:conditional-format>
          <calcext:conditional-format calcext:target-range-address="EDF_Taskset_1.B14:EDF_Taskset_1.DS15">
            <calcext:condition calcext:apply-style-name="ConditionalStyle_3" calcext:value="!=&quot;&quot;" calcext:base-cell-address="EDF_Taskset_1.B14"/>
          </calcext:conditional-format>
          <calcext:conditional-format calcext:target-range-address="EDF_Taskset_1.B17:EDF_Taskset_1.DS18">
            <calcext:condition calcext:apply-style-name="ConditionalStyle_4" calcext:value="!=&quot;&quot;" calcext:base-cell-address="EDF_Taskset_1.B17"/>
          </calcext:conditional-format>
        </calcext:conditional-formats>
      </table:table>
      <table:table table:name="EDF_Taskset_2" table:style-name="ta3">
        <office:forms form:automatic-focus="false" form:apply-design-mode="false"/>
        <table:shapes>
          <draw:line draw:z-index="0" draw:name="Line 3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5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466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66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66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466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474" table:number-columns-spanned="2" table:number-rows-spanned="1"/>
          <table:covered-table-cell table:style-name="ce59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466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table:number-columns-spanned="2" table:number-rows-spanned="1"/>
          <table:covered-table-cell table:style-name="ce42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7" table:number-columns-spanned="2" table:number-rows-spanned="1"/>
          <table:covered-table-cell table:style-name="ce42"/>
          <table:table-cell table:style-name="ce467" table:number-columns-spanned="2" table:number-rows-spanned="1"/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7" table:number-columns-spanned="2" table:number-rows-spanned="1"/>
          <table:covered-table-cell table:style-name="ce42"/>
          <table:table-cell table:style-name="ce467" table:number-columns-spanned="2" table:number-rows-spanned="1"/>
          <table:covered-table-cell table:style-name="ce42"/>
          <table:table-cell table:style-name="ce467" table:number-columns-spanned="2" table:number-rows-spanned="1"/>
          <table:covered-table-cell table:style-name="ce42"/>
          <table:table-cell table:style-name="ce467" table:number-columns-spanned="2" table:number-rows-spanned="1"/>
          <table:covered-table-cell table:style-name="ce42"/>
          <table:table-cell table:style-name="ce467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458" office:value-type="float" office:value="1" calcext:value-type="float" table:number-columns-spanned="2" table:number-rows-spanned="1">
            <text:p>1</text:p>
          </table:table-cell>
          <table:covered-table-cell table:style-name="ce468"/>
          <table:table-cell table:style-name="ce458" office:value-type="float" office:value="1" calcext:value-type="float" table:number-columns-spanned="2" table:number-rows-spanned="1">
            <text:p>1</text:p>
          </table:table-cell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office:value-type="string" calcext:value-type="string" table:number-columns-spanned="2" table:number-rows-spanned="1">
            <text:p>D0!</text:p>
          </table:table-cell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office:value-type="string" calcext:value-type="string" table:number-columns-spanned="2" table:number-rows-spanned="1">
            <text:p>D1!</text:p>
          </table:table-cell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office:value-type="string" calcext:value-type="string" table:number-columns-spanned="2" table:number-rows-spanned="1">
            <text:p>D2!</text:p>
          </table:table-cell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office:value-type="string" calcext:value-type="string" table:number-columns-spanned="2" table:number-rows-spanned="1">
            <text:p>D3!</text:p>
          </table:table-cell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office:value-type="string" calcext:value-type="string" table:number-columns-spanned="2" table:number-rows-spanned="1">
            <text:p>D4!</text:p>
          </table:table-cell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office:value-type="string" calcext:value-type="string" table:number-columns-spanned="2" table:number-rows-spanned="1">
            <text:p>D5!</text:p>
          </table:table-cell>
          <table:covered-table-cell table:style-name="ce468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459" office:value-type="string" calcext:value-type="string" table:number-columns-spanned="2" table:number-rows-spanned="1">
            <text:p>R0</text:p>
          </table:table-cell>
          <table:covered-table-cell table:style-name="ce469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office:value-type="string" calcext:value-type="string" table:number-columns-spanned="2" table:number-rows-spanned="1">
            <text:p>R1</text:p>
          </table:table-cell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office:value-type="string" calcext:value-type="string" table:number-columns-spanned="2" table:number-rows-spanned="1">
            <text:p>R1</text:p>
          </table:table-cell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office:value-type="string" calcext:value-type="string" table:number-columns-spanned="2" table:number-rows-spanned="1">
            <text:p>R3</text:p>
          </table:table-cell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office:value-type="string" calcext:value-type="string" table:number-columns-spanned="2" table:number-rows-spanned="1">
            <text:p>R4</text:p>
          </table:table-cell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office:value-type="string" calcext:value-type="string" table:number-columns-spanned="2" table:number-rows-spanned="1">
            <text:p>R5</text:p>
          </table:table-cell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8" table:number-columns-spanned="2" table:number-rows-spanned="1"/>
          <table:covered-table-cell table:style-name="ce468"/>
          <table:table-cell table:style-name="ce459" table:number-columns-spanned="2" table:number-rows-spanned="1"/>
          <table:covered-table-cell table:style-name="ce469"/>
          <table:table-cell table:style-name="ce459" table:number-columns-spanned="2" table:number-rows-spanned="1"/>
          <table:covered-table-cell table:style-name="ce469"/>
          <table:table-cell table:style-name="ce459" office:value-type="string" calcext:value-type="string" table:number-columns-spanned="2" table:number-rows-spanned="1">
            <text:p>R6</text:p>
          </table:table-cell>
          <table:covered-table-cell table:style-name="ce469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460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60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60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60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461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office:value-type="string" calcext:value-type="string" table:number-columns-spanned="2" table:number-rows-spanned="1">
            <text:p>R1</text:p>
          </table:table-cell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office:value-type="string" calcext:value-type="string" table:number-columns-spanned="2" table:number-rows-spanned="1">
            <text:p>R2</text:p>
          </table:table-cell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office:value-type="string" calcext:value-type="string" table:number-columns-spanned="2" table:number-rows-spanned="1">
            <text:p>R3</text:p>
          </table:table-cell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table:number-columns-spanned="2" table:number-rows-spanned="1"/>
          <table:covered-table-cell table:style-name="ce33"/>
          <table:table-cell table:style-name="ce460" office:value-type="string" calcext:value-type="string" table:number-columns-spanned="2" table:number-rows-spanned="1">
            <text:p>R4</text:p>
          </table:table-cell>
          <table:covered-table-cell table:style-name="ce33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462" office:value-type="float" office:value="3" calcext:value-type="float" table:number-columns-spanned="2" table:number-rows-spanned="1">
            <text:p>3</text:p>
          </table:table-cell>
          <table:covered-table-cell table:style-name="ce470"/>
          <table:table-cell table:style-name="ce462" office:value-type="float" office:value="3" calcext:value-type="float" table:number-columns-spanned="2" table:number-rows-spanned="1">
            <text:p>3</text:p>
          </table:table-cell>
          <table:covered-table-cell table:style-name="ce470"/>
          <table:table-cell table:style-name="ce462" office:value-type="float" office:value="3" calcext:value-type="float" table:number-columns-spanned="2" table:number-rows-spanned="1">
            <text:p>3</text:p>
          </table:table-cell>
          <table:covered-table-cell table:style-name="ce470"/>
          <table:table-cell table:style-name="ce462" office:value-type="float" office:value="3" calcext:value-type="float" table:number-columns-spanned="2" table:number-rows-spanned="1">
            <text:p>3</text:p>
          </table:table-cell>
          <table:covered-table-cell table:style-name="ce470"/>
          <table:table-cell table:style-name="ce462" office:value-type="float" office:value="3" calcext:value-type="float" table:number-columns-spanned="2" table:number-rows-spanned="1">
            <text:p>3</text:p>
          </table:table-cell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office:value-type="string" calcext:value-type="string" table:number-columns-spanned="2" table:number-rows-spanned="1">
            <text:p>D0!</text:p>
          </table:table-cell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office:value-type="string" calcext:value-type="string" table:number-columns-spanned="2" table:number-rows-spanned="1">
            <text:p>D1!</text:p>
          </table:table-cell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office:value-type="string" calcext:value-type="string" table:number-columns-spanned="2" table:number-rows-spanned="1">
            <text:p>D2!</text:p>
          </table:table-cell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office:value-type="string" calcext:value-type="string" table:number-columns-spanned="2" table:number-rows-spanned="1">
            <text:p>D3!</text:p>
          </table:table-cell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office:value-type="string" calcext:value-type="string" table:number-columns-spanned="2" table:number-rows-spanned="1">
            <text:p>D4!</text:p>
          </table:table-cell>
          <table:covered-table-cell table:style-name="ce470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463" office:value-type="string" calcext:value-type="string" table:number-columns-spanned="2" table:number-rows-spanned="1">
            <text:p>R0</text:p>
          </table:table-cell>
          <table:covered-table-cell table:style-name="ce471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office:value-type="string" calcext:value-type="string" table:number-columns-spanned="2" table:number-rows-spanned="1">
            <text:p>R1</text:p>
          </table:table-cell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office:value-type="string" calcext:value-type="string" table:number-columns-spanned="2" table:number-rows-spanned="1">
            <text:p>R2</text:p>
          </table:table-cell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office:value-type="string" calcext:value-type="string" table:number-columns-spanned="2" table:number-rows-spanned="1">
            <text:p>R3</text:p>
          </table:table-cell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office:value-type="string" calcext:value-type="string" table:number-columns-spanned="2" table:number-rows-spanned="1">
            <text:p>R4</text:p>
          </table:table-cell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table:number-columns-spanned="2" table:number-rows-spanned="1"/>
          <table:covered-table-cell table:style-name="ce470"/>
          <table:table-cell table:style-name="ce462" office:value-type="string" calcext:value-type="string" table:number-columns-spanned="2" table:number-rows-spanned="1">
            <text:p>R5</text:p>
          </table:table-cell>
          <table:covered-table-cell table:style-name="ce470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464" office:value-type="float" office:value="4" calcext:value-type="float" table:number-columns-spanned="2" table:number-rows-spanned="1">
            <text:p>4</text:p>
          </table:table-cell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465" office:value-type="string" calcext:value-type="string" table:number-columns-spanned="2" table:number-rows-spanned="1">
            <text:p>R0</text:p>
          </table:table-cell>
          <table:covered-table-cell table:style-name="ce473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464" table:number-columns-spanned="2" table:number-rows-spanned="1"/>
          <table:covered-table-cell table:style-name="ce472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repeated="26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417" table:number-columns-spanned="2" table:number-rows-spanned="1"/>
          <table:covered-table-cell table:style-name="ce41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EDF_Taskset_2.DM4:EDF_Taskset_2.DM4 EDF_Taskset_2.DQ4:EDF_Taskset_2.DQ4 EDF_Taskset_2.DS4:EDF_Taskset_2.DS4 EDF_Taskset_2.C2:EDF_Taskset_2.C2 EDF_Taskset_2.E2:EDF_Taskset_2.E2 EDF_Taskset_2.G2:EDF_Taskset_2.G2 EDF_Taskset_2.I2:EDF_Taskset_2.I2 EDF_Taskset_2.K2:EDF_Taskset_2.K2 EDF_Taskset_2.M2:EDF_Taskset_2.M2 EDF_Taskset_2.O2:EDF_Taskset_2.O2 EDF_Taskset_2.Q2:EDF_Taskset_2.Q2 EDF_Taskset_2.S2:EDF_Taskset_2.S2 EDF_Taskset_2.U2:EDF_Taskset_2.U2 EDF_Taskset_2.W2:EDF_Taskset_2.W2 EDF_Taskset_2.Y2:EDF_Taskset_2.Y2 EDF_Taskset_2.AA2:EDF_Taskset_2.AA2 EDF_Taskset_2.AC2:EDF_Taskset_2.AC2 EDF_Taskset_2.AE2:EDF_Taskset_2.AE2 EDF_Taskset_2.AG2:EDF_Taskset_2.AG2 EDF_Taskset_2.AI2:EDF_Taskset_2.AI2 EDF_Taskset_2.AK2:EDF_Taskset_2.AK2 EDF_Taskset_2.AM2:EDF_Taskset_2.AM2 EDF_Taskset_2.AO2:EDF_Taskset_2.AO2 EDF_Taskset_2.AQ2:EDF_Taskset_2.AQ2 EDF_Taskset_2.AS2:EDF_Taskset_2.AS2 EDF_Taskset_2.AU2:EDF_Taskset_2.AU2 EDF_Taskset_2.AW2:EDF_Taskset_2.AW2 EDF_Taskset_2.AY2:EDF_Taskset_2.AY2 EDF_Taskset_2.BA2:EDF_Taskset_2.BA2 EDF_Taskset_2.BC2:EDF_Taskset_2.BC2 EDF_Taskset_2.BE2:EDF_Taskset_2.BE2 EDF_Taskset_2.BG2:EDF_Taskset_2.BG2 EDF_Taskset_2.BI2:EDF_Taskset_2.BI2 EDF_Taskset_2.BK2:EDF_Taskset_2.BK2 EDF_Taskset_2.BM2:EDF_Taskset_2.BM2 EDF_Taskset_2.BO2:EDF_Taskset_2.BO2 EDF_Taskset_2.BQ2:EDF_Taskset_2.BQ2 EDF_Taskset_2.BS2:EDF_Taskset_2.BS2 EDF_Taskset_2.BU2:EDF_Taskset_2.BU2 EDF_Taskset_2.BW2:EDF_Taskset_2.BW2 EDF_Taskset_2.BY2:EDF_Taskset_2.BY2 EDF_Taskset_2.CA2:EDF_Taskset_2.CA2 EDF_Taskset_2.CC2:EDF_Taskset_2.CC2 EDF_Taskset_2.CE2:EDF_Taskset_2.CE2 EDF_Taskset_2.CG2:EDF_Taskset_2.CG2 EDF_Taskset_2.CI2:EDF_Taskset_2.CI2 EDF_Taskset_2.CK2:EDF_Taskset_2.CK2 EDF_Taskset_2.DM2:EDF_Taskset_2.DM2 EDF_Taskset_2.DQ2:EDF_Taskset_2.DQ2 EDF_Taskset_2.DS2:EDF_Taskset_2.DS2 EDF_Taskset_2.DO4:EDF_Taskset_2.DO4 EDF_Taskset_2.DO2:EDF_Taskset_2.DO2 EDF_Taskset_2.DI4:EDF_Taskset_2.DI4 EDF_Taskset_2.DK4:EDF_Taskset_2.DK4 EDF_Taskset_2.CM2:EDF_Taskset_2.CM2 EDF_Taskset_2.CO2:EDF_Taskset_2.CO2 EDF_Taskset_2.CQ2:EDF_Taskset_2.CQ2 EDF_Taskset_2.CS2:EDF_Taskset_2.CS2 EDF_Taskset_2.CU2:EDF_Taskset_2.CU2 EDF_Taskset_2.CW2:EDF_Taskset_2.CW2 EDF_Taskset_2.CY2:EDF_Taskset_2.CY2 EDF_Taskset_2.DA2:EDF_Taskset_2.DA2 EDF_Taskset_2.DC2:EDF_Taskset_2.DC2 EDF_Taskset_2.DE2:EDF_Taskset_2.DE2 EDF_Taskset_2.DG2:EDF_Taskset_2.DG2 EDF_Taskset_2.DI2:EDF_Taskset_2.DI2 EDF_Taskset_2.DK2:EDF_Taskset_2.DK2 EDF_Taskset_2.DG4:EDF_Taskset_2.DG4 EDF_Taskset_2.DE4:EDF_Taskset_2.DE4 EDF_Taskset_2.DC4:EDF_Taskset_2.DC4 EDF_Taskset_2.DA4:EDF_Taskset_2.DA4 EDF_Taskset_2.CY4:EDF_Taskset_2.CY4 EDF_Taskset_2.CW4:EDF_Taskset_2.CW4 EDF_Taskset_2.CU4:EDF_Taskset_2.CU4 EDF_Taskset_2.CS4:EDF_Taskset_2.CS4 EDF_Taskset_2.CQ4:EDF_Taskset_2.CQ4 EDF_Taskset_2.CO4:EDF_Taskset_2.CO4 EDF_Taskset_2.CM4:EDF_Taskset_2.CM4 EDF_Taskset_2.CK4:EDF_Taskset_2.CK4 EDF_Taskset_2.CI4:EDF_Taskset_2.CI4 EDF_Taskset_2.CG4:EDF_Taskset_2.CG4 EDF_Taskset_2.CE4:EDF_Taskset_2.CE4 EDF_Taskset_2.CC4:EDF_Taskset_2.CC4 EDF_Taskset_2.CA4:EDF_Taskset_2.CA4 EDF_Taskset_2.BY4:EDF_Taskset_2.BY4 EDF_Taskset_2.BW4:EDF_Taskset_2.BW4 EDF_Taskset_2.BU4:EDF_Taskset_2.BU4 EDF_Taskset_2.BS4:EDF_Taskset_2.BS4 EDF_Taskset_2.BQ4:EDF_Taskset_2.BQ4 EDF_Taskset_2.BO4:EDF_Taskset_2.BO4 EDF_Taskset_2.BM4:EDF_Taskset_2.BM4 EDF_Taskset_2.BK4:EDF_Taskset_2.BK4 EDF_Taskset_2.BI4:EDF_Taskset_2.BI4 EDF_Taskset_2.BG4:EDF_Taskset_2.BG4 EDF_Taskset_2.BE4:EDF_Taskset_2.BE4 EDF_Taskset_2.BC4:EDF_Taskset_2.BC4 EDF_Taskset_2.BA4:EDF_Taskset_2.BA4 EDF_Taskset_2.AY4:EDF_Taskset_2.AY4 EDF_Taskset_2.AW4:EDF_Taskset_2.AW4 EDF_Taskset_2.AU4:EDF_Taskset_2.AU4 EDF_Taskset_2.AS4:EDF_Taskset_2.AS4 EDF_Taskset_2.AQ4:EDF_Taskset_2.AQ4 EDF_Taskset_2.AO4:EDF_Taskset_2.AO4 EDF_Taskset_2.AM4:EDF_Taskset_2.AM4 EDF_Taskset_2.AK4:EDF_Taskset_2.AK4 EDF_Taskset_2.AI4:EDF_Taskset_2.AI4 EDF_Taskset_2.AG4:EDF_Taskset_2.AG4 EDF_Taskset_2.AE4:EDF_Taskset_2.AE4 EDF_Taskset_2.AC4:EDF_Taskset_2.AC4 EDF_Taskset_2.AA4:EDF_Taskset_2.AA4 EDF_Taskset_2.Y4:EDF_Taskset_2.Y4 EDF_Taskset_2.W4:EDF_Taskset_2.W4 EDF_Taskset_2.U4:EDF_Taskset_2.U4 EDF_Taskset_2.S4:EDF_Taskset_2.S4 EDF_Taskset_2.Q4:EDF_Taskset_2.Q4 EDF_Taskset_2.O4:EDF_Taskset_2.O4 EDF_Taskset_2.M4:EDF_Taskset_2.M4 EDF_Taskset_2.K4:EDF_Taskset_2.K4 EDF_Taskset_2.I4:EDF_Taskset_2.I4 EDF_Taskset_2.G4:EDF_Taskset_2.G4 EDF_Taskset_2.E4:EDF_Taskset_2.E4 EDF_Taskset_2.C4:EDF_Taskset_2.C4">
            <calcext:condition calcext:apply-style-name="ConditionalStyle_1" calcext:value="=1" calcext:base-cell-address="RMS_Taskset_1.C2"/>
            <calcext:condition calcext:apply-style-name="ConditionalStyle_2" calcext:value="=2" calcext:base-cell-address="RMS_Taskset_1.C2"/>
            <calcext:condition calcext:apply-style-name="ConditionalStyle_3" calcext:value="=3" calcext:base-cell-address="RMS_Taskset_1.C2"/>
            <calcext:condition calcext:apply-style-name="ConditionalStyle_4" calcext:value="=4" calcext:base-cell-address="RMS_Taskset_1.C2"/>
            <calcext:condition calcext:apply-style-name="ConditionalStyle_5" calcext:value="&lt;1" calcext:base-cell-address="RMS_Taskset_1.C2"/>
            <calcext:condition calcext:apply-style-name="ConditionalStyle_5" calcext:value="&gt;4" calcext:base-cell-address="RMS_Taskset_1.C2"/>
          </calcext:conditional-format>
          <calcext:conditional-format calcext:target-range-address="EDF_Taskset_2.B8:EDF_Taskset_2.DS9">
            <calcext:condition calcext:apply-style-name="ConditionalStyle_1" calcext:value="!=&quot;&quot;" calcext:base-cell-address="RMS_Taskset_1.B8"/>
          </calcext:conditional-format>
          <calcext:conditional-format calcext:target-range-address="EDF_Taskset_2.B11:EDF_Taskset_2.B12 EDF_Taskset_2.AT11:EDF_Taskset_2.AT12 EDF_Taskset_2.CL11:EDF_Taskset_2.CL12 EDF_Taskset_2.D11:EDF_Taskset_2.D12 EDF_Taskset_2.F11:EDF_Taskset_2.F12 EDF_Taskset_2.H11:EDF_Taskset_2.H12 EDF_Taskset_2.J11:EDF_Taskset_2.J12 EDF_Taskset_2.L11:EDF_Taskset_2.L12 EDF_Taskset_2.N11:EDF_Taskset_2.N12 EDF_Taskset_2.V11:EDF_Taskset_2.V12 EDF_Taskset_2.X11:EDF_Taskset_2.X12 EDF_Taskset_2.Z11:EDF_Taskset_2.Z12 EDF_Taskset_2.AB11:EDF_Taskset_2.AB12 EDF_Taskset_2.AD11:EDF_Taskset_2.AD12 EDF_Taskset_2.AF11:EDF_Taskset_2.AF12 EDF_Taskset_2.AH11:EDF_Taskset_2.AH12 EDF_Taskset_2.AJ11:EDF_Taskset_2.AJ12 EDF_Taskset_2.AL11:EDF_Taskset_2.AL12 EDF_Taskset_2.AN11:EDF_Taskset_2.AN12 EDF_Taskset_2.AP11:EDF_Taskset_2.AP12 EDF_Taskset_2.AR11:EDF_Taskset_2.AR12 EDF_Taskset_2.AV11:EDF_Taskset_2.AV12 EDF_Taskset_2.AX11:EDF_Taskset_2.AX12 EDF_Taskset_2.AZ11:EDF_Taskset_2.AZ12 EDF_Taskset_2.BB11:EDF_Taskset_2.BB12 EDF_Taskset_2.BD11:EDF_Taskset_2.BD12 EDF_Taskset_2.BF11:EDF_Taskset_2.BF12 EDF_Taskset_2.BH11:EDF_Taskset_2.BH12 EDF_Taskset_2.BJ11:EDF_Taskset_2.BJ12 EDF_Taskset_2.BL11:EDF_Taskset_2.BL12 EDF_Taskset_2.BN11:EDF_Taskset_2.BN12 EDF_Taskset_2.BP11:EDF_Taskset_2.BP12 EDF_Taskset_2.BR11:EDF_Taskset_2.BR12 EDF_Taskset_2.BT11:EDF_Taskset_2.BT12 EDF_Taskset_2.BV11:EDF_Taskset_2.BV12 EDF_Taskset_2.BX11:EDF_Taskset_2.BX12 EDF_Taskset_2.BZ11:EDF_Taskset_2.BZ12 EDF_Taskset_2.CB11:EDF_Taskset_2.CB12 EDF_Taskset_2.CD11:EDF_Taskset_2.CD12 EDF_Taskset_2.CF11:EDF_Taskset_2.CF12 EDF_Taskset_2.CH11:EDF_Taskset_2.CH12 EDF_Taskset_2.CJ11:EDF_Taskset_2.CJ12 EDF_Taskset_2.CN11:EDF_Taskset_2.CN12 EDF_Taskset_2.CP11:EDF_Taskset_2.CP12 EDF_Taskset_2.CR11:EDF_Taskset_2.CR12 EDF_Taskset_2.CT11:EDF_Taskset_2.CT12 EDF_Taskset_2.CV11:EDF_Taskset_2.CV12 EDF_Taskset_2.CX11:EDF_Taskset_2.CX12 EDF_Taskset_2.CZ11:EDF_Taskset_2.CZ12 EDF_Taskset_2.DB11:EDF_Taskset_2.DB12 EDF_Taskset_2.DD11:EDF_Taskset_2.DD12 EDF_Taskset_2.DF11:EDF_Taskset_2.DF12 EDF_Taskset_2.DH11:EDF_Taskset_2.DH12 EDF_Taskset_2.DJ11:EDF_Taskset_2.DJ12 EDF_Taskset_2.DL11:EDF_Taskset_2.DL12 EDF_Taskset_2.DN11:EDF_Taskset_2.DN12 EDF_Taskset_2.DP11:EDF_Taskset_2.DP12 EDF_Taskset_2.DR11:EDF_Taskset_2.DR12 EDF_Taskset_2.R11:EDF_Taskset_2.R12 EDF_Taskset_2.P11:EDF_Taskset_2.P12 EDF_Taskset_2.T11:EDF_Taskset_2.T12">
            <calcext:condition calcext:apply-style-name="ConditionalStyle_2" calcext:value="!=&quot;&quot;" calcext:base-cell-address="RMS_Taskset_1.B11"/>
          </calcext:conditional-format>
          <calcext:conditional-format calcext:target-range-address="EDF_Taskset_2.B14:EDF_Taskset_2.DS15">
            <calcext:condition calcext:apply-style-name="ConditionalStyle_3" calcext:value="!=&quot;&quot;" calcext:base-cell-address="RMS_Taskset_1.B14"/>
          </calcext:conditional-format>
          <calcext:conditional-format calcext:target-range-address="EDF_Taskset_2.B17:EDF_Taskset_2.DS18">
            <calcext:condition calcext:apply-style-name="ConditionalStyle_4" calcext:value="!=&quot;&quot;" calcext:base-cell-address="RMS_Taskset_1.B17"/>
          </calcext:conditional-format>
        </calcext:conditional-formats>
      </table:table>
      <table:table table:name="EDF_Taskset_3" table:style-name="ta3">
        <office:forms form:automatic-focus="false" form:apply-design-mode="false"/>
        <table:shapes>
          <draw:line draw:z-index="0" draw:name="Line 2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5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483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83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8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48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491" table:number-columns-spanned="2" table:number-rows-spanned="1"/>
          <table:covered-table-cell table:style-name="ce59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483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4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table:number-columns-spanned="2" table:number-rows-spanned="1"/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table:number-columns-spanned="2" table:number-rows-spanned="1"/>
          <table:covered-table-cell table:style-name="ce42"/>
          <table:table-cell table:style-name="ce484" table:number-columns-spanned="2" table:number-rows-spanned="1"/>
          <table:covered-table-cell table:style-name="ce42"/>
          <table:table-cell table:style-name="ce484" table:number-columns-spanned="2" table:number-rows-spanned="1"/>
          <table:covered-table-cell table:style-name="ce42"/>
          <table:table-cell table:style-name="ce484" table:number-columns-spanned="2" table:number-rows-spanned="1"/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84" table:number-columns-spanned="2" table:number-rows-spanned="1"/>
          <table:covered-table-cell table:style-name="ce42"/>
          <table:table-cell table:style-name="ce484" table:number-columns-spanned="2" table:number-rows-spanned="1"/>
          <table:covered-table-cell table:style-name="ce42"/>
          <table:table-cell table:style-name="ce484" table:number-columns-spanned="2" table:number-rows-spanned="1"/>
          <table:covered-table-cell table:style-name="ce42"/>
          <table:table-cell table:style-name="ce484" table:number-columns-spanned="2" table:number-rows-spanned="1"/>
          <table:covered-table-cell table:style-name="ce42"/>
          <table:table-cell table:style-name="ce484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475" office:value-type="float" office:value="1" calcext:value-type="float" table:number-columns-spanned="2" table:number-rows-spanned="1">
            <text:p>1</text:p>
          </table:table-cell>
          <table:covered-table-cell table:style-name="ce485"/>
          <table:table-cell table:style-name="ce475" office:value-type="float" office:value="1" calcext:value-type="float" table:number-columns-spanned="2" table:number-rows-spanned="1">
            <text:p>1</text:p>
          </table:table-cell>
          <table:covered-table-cell table:style-name="ce485"/>
          <table:table-cell table:style-name="ce475" office:value-type="float" office:value="1" calcext:value-type="float" table:number-columns-spanned="2" table:number-rows-spanned="1">
            <text:p>1</text:p>
          </table:table-cell>
          <table:covered-table-cell table:style-name="ce485"/>
          <table:table-cell table:style-name="ce475" office:value-type="float" office:value="1" calcext:value-type="float" table:number-columns-spanned="2" table:number-rows-spanned="1">
            <text:p>1</text:p>
          </table:table-cell>
          <table:covered-table-cell table:style-name="ce485"/>
          <table:table-cell table:style-name="ce475" office:value-type="float" office:value="1" calcext:value-type="float" table:number-columns-spanned="2" table:number-rows-spanned="1">
            <text:p>1</text:p>
          </table:table-cell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92" office:value-type="string" calcext:value-type="string" table:number-columns-spanned="2" table:number-rows-spanned="1">
            <text:p>D0!</text:p>
          </table:table-cell>
          <table:covered-table-cell table:style-name="ce494"/>
          <table:table-cell table:style-name="ce496" table:number-columns-spanned="2" table:number-rows-spanned="1"/>
          <table:covered-table-cell table:style-name="ce498"/>
          <table:table-cell table:style-name="ce500" table:number-columns-spanned="2" table:number-rows-spanned="1"/>
          <table:covered-table-cell table:style-name="ce502"/>
          <table:table-cell table:style-name="ce504" table:number-columns-spanned="2" table:number-rows-spanned="1"/>
          <table:covered-table-cell table:style-name="ce507"/>
          <table:table-cell table:style-name="ce509" table:number-columns-spanned="2" table:number-rows-spanned="1"/>
          <table:covered-table-cell table:style-name="ce511"/>
          <table:table-cell table:style-name="ce513" table:number-columns-spanned="2" table:number-rows-spanned="1"/>
          <table:covered-table-cell table:style-name="ce515"/>
          <table:table-cell table:style-name="ce517" table:number-columns-spanned="2" table:number-rows-spanned="1"/>
          <table:covered-table-cell table:style-name="ce519"/>
          <table:table-cell table:style-name="ce521" table:number-columns-spanned="2" table:number-rows-spanned="1"/>
          <table:covered-table-cell table:style-name="ce523"/>
          <table:table-cell table:style-name="ce525" table:number-columns-spanned="2" table:number-rows-spanned="1"/>
          <table:covered-table-cell table:style-name="ce527"/>
          <table:table-cell table:style-name="ce529" table:number-columns-spanned="2" table:number-rows-spanned="1"/>
          <table:covered-table-cell table:style-name="ce531"/>
          <table:table-cell table:style-name="ce533" table:number-columns-spanned="2" table:number-rows-spanned="1"/>
          <table:covered-table-cell table:style-name="ce535"/>
          <table:table-cell table:style-name="ce537" table:number-columns-spanned="2" table:number-rows-spanned="1"/>
          <table:covered-table-cell table:style-name="ce539"/>
          <table:table-cell table:style-name="ce541" office:value-type="string" calcext:value-type="string" table:number-columns-spanned="2" table:number-rows-spanned="1">
            <text:p>D1!</text:p>
          </table:table-cell>
          <table:covered-table-cell table:style-name="ce543"/>
          <table:table-cell table:style-name="ce545" table:number-columns-spanned="2" table:number-rows-spanned="1"/>
          <table:covered-table-cell table:style-name="ce547"/>
          <table:table-cell table:style-name="ce549" table:number-columns-spanned="2" table:number-rows-spanned="1"/>
          <table:covered-table-cell table:style-name="ce551"/>
          <table:table-cell table:style-name="ce553" table:number-columns-spanned="2" table:number-rows-spanned="1"/>
          <table:covered-table-cell table:style-name="ce555"/>
          <table:table-cell table:style-name="ce557" table:number-columns-spanned="2" table:number-rows-spanned="1"/>
          <table:covered-table-cell table:style-name="ce559"/>
          <table:table-cell table:style-name="ce561" table:number-columns-spanned="2" table:number-rows-spanned="1"/>
          <table:covered-table-cell table:style-name="ce563"/>
          <table:table-cell table:style-name="ce565" table:number-columns-spanned="2" table:number-rows-spanned="1"/>
          <table:covered-table-cell table:style-name="ce567"/>
          <table:table-cell table:style-name="ce569" table:number-columns-spanned="2" table:number-rows-spanned="1"/>
          <table:covered-table-cell table:style-name="ce571"/>
          <table:table-cell table:style-name="ce573" table:number-columns-spanned="2" table:number-rows-spanned="1"/>
          <table:covered-table-cell table:style-name="ce575"/>
          <table:table-cell table:style-name="ce577" table:number-columns-spanned="2" table:number-rows-spanned="1"/>
          <table:covered-table-cell table:style-name="ce579"/>
          <table:table-cell table:style-name="ce581" table:number-columns-spanned="2" table:number-rows-spanned="1"/>
          <table:covered-table-cell table:style-name="ce583"/>
          <table:table-cell table:style-name="ce585" table:number-columns-spanned="2" table:number-rows-spanned="1"/>
          <table:covered-table-cell table:style-name="ce587"/>
          <table:table-cell table:style-name="ce589" office:value-type="string" calcext:value-type="string" table:number-columns-spanned="2" table:number-rows-spanned="1">
            <text:p>D2!</text:p>
          </table:table-cell>
          <table:covered-table-cell table:style-name="ce591"/>
          <table:table-cell table:style-name="ce593" table:number-columns-spanned="2" table:number-rows-spanned="1"/>
          <table:covered-table-cell table:style-name="ce595"/>
          <table:table-cell table:style-name="ce597" table:number-columns-spanned="2" table:number-rows-spanned="1"/>
          <table:covered-table-cell table:style-name="ce599"/>
          <table:table-cell table:style-name="ce601" table:number-columns-spanned="2" table:number-rows-spanned="1"/>
          <table:covered-table-cell table:style-name="ce603"/>
          <table:table-cell table:style-name="ce605" table:number-columns-spanned="2" table:number-rows-spanned="1"/>
          <table:covered-table-cell table:style-name="ce607"/>
          <table:table-cell table:style-name="ce609" table:number-columns-spanned="2" table:number-rows-spanned="1"/>
          <table:covered-table-cell table:style-name="ce611"/>
          <table:table-cell table:style-name="ce613" table:number-columns-spanned="2" table:number-rows-spanned="1"/>
          <table:covered-table-cell table:style-name="ce615"/>
          <table:table-cell table:style-name="ce617" table:number-columns-spanned="2" table:number-rows-spanned="1"/>
          <table:covered-table-cell table:style-name="ce619"/>
          <table:table-cell table:style-name="ce621" table:number-columns-spanned="2" table:number-rows-spanned="1"/>
          <table:covered-table-cell table:style-name="ce623"/>
          <table:table-cell table:style-name="ce625" table:number-columns-spanned="2" table:number-rows-spanned="1"/>
          <table:covered-table-cell table:style-name="ce627"/>
          <table:table-cell table:style-name="ce629" table:number-columns-spanned="2" table:number-rows-spanned="1"/>
          <table:covered-table-cell table:style-name="ce631"/>
          <table:table-cell table:style-name="ce633" table:number-columns-spanned="2" table:number-rows-spanned="1"/>
          <table:covered-table-cell table:style-name="ce635"/>
          <table:table-cell table:style-name="ce637" office:value-type="string" calcext:value-type="string" table:number-columns-spanned="2" table:number-rows-spanned="1">
            <text:p>D3!</text:p>
          </table:table-cell>
          <table:covered-table-cell table:style-name="ce639"/>
          <table:table-cell table:style-name="ce641" table:number-columns-spanned="2" table:number-rows-spanned="1"/>
          <table:covered-table-cell table:style-name="ce643"/>
          <table:table-cell table:style-name="ce645" table:number-columns-spanned="2" table:number-rows-spanned="1"/>
          <table:covered-table-cell table:style-name="ce647"/>
          <table:table-cell table:style-name="ce649" table:number-columns-spanned="2" table:number-rows-spanned="1"/>
          <table:covered-table-cell table:style-name="ce651"/>
          <table:table-cell table:style-name="ce653" table:number-columns-spanned="2" table:number-rows-spanned="1"/>
          <table:covered-table-cell table:style-name="ce655"/>
          <table:table-cell table:style-name="ce657" table:number-columns-spanned="2" table:number-rows-spanned="1"/>
          <table:covered-table-cell table:style-name="ce660"/>
          <table:table-cell table:style-name="ce663" table:number-columns-spanned="2" table:number-rows-spanned="1"/>
          <table:covered-table-cell table:style-name="ce665"/>
          <table:table-cell table:style-name="ce668" table:number-columns-spanned="2" table:number-rows-spanned="1"/>
          <table:covered-table-cell table:style-name="ce673"/>
          <table:table-cell table:style-name="ce675" table:number-columns-spanned="2" table:number-rows-spanned="1"/>
          <table:covered-table-cell table:style-name="ce677"/>
          <table:table-cell table:style-name="ce679" table:number-columns-spanned="2" table:number-rows-spanned="1"/>
          <table:covered-table-cell table:style-name="ce681"/>
          <table:table-cell table:style-name="ce683" table:number-columns-spanned="2" table:number-rows-spanned="1"/>
          <table:covered-table-cell table:style-name="ce685"/>
          <table:table-cell table:style-name="ce687" table:number-columns-spanned="2" table:number-rows-spanned="1"/>
          <table:covered-table-cell table:style-name="ce689"/>
          <table:table-cell table:style-name="ce691" office:value-type="string" calcext:value-type="string" table:number-columns-spanned="2" table:number-rows-spanned="1">
            <text:p>D4!</text:p>
          </table:table-cell>
          <table:covered-table-cell table:style-name="ce693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476" office:value-type="string" calcext:value-type="string" table:number-columns-spanned="2" table:number-rows-spanned="1">
            <text:p>R0</text:p>
          </table:table-cell>
          <table:covered-table-cell table:style-name="ce486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75" table:number-columns-spanned="2" table:number-rows-spanned="1"/>
          <table:covered-table-cell table:style-name="ce485"/>
          <table:table-cell table:style-name="ce493" office:value-type="string" calcext:value-type="string" table:number-columns-spanned="2" table:number-rows-spanned="1">
            <text:p>R1</text:p>
          </table:table-cell>
          <table:covered-table-cell table:style-name="ce495"/>
          <table:table-cell table:style-name="ce497" table:number-columns-spanned="2" table:number-rows-spanned="1"/>
          <table:covered-table-cell table:style-name="ce499"/>
          <table:table-cell table:style-name="ce501" table:number-columns-spanned="2" table:number-rows-spanned="1"/>
          <table:covered-table-cell table:style-name="ce503"/>
          <table:table-cell table:style-name="ce505" table:number-columns-spanned="2" table:number-rows-spanned="1"/>
          <table:covered-table-cell table:style-name="ce508"/>
          <table:table-cell table:style-name="ce510" table:number-columns-spanned="2" table:number-rows-spanned="1"/>
          <table:covered-table-cell table:style-name="ce512"/>
          <table:table-cell table:style-name="ce514" table:number-columns-spanned="2" table:number-rows-spanned="1"/>
          <table:covered-table-cell table:style-name="ce516"/>
          <table:table-cell table:style-name="ce518" table:number-columns-spanned="2" table:number-rows-spanned="1"/>
          <table:covered-table-cell table:style-name="ce520"/>
          <table:table-cell table:style-name="ce522" table:number-columns-spanned="2" table:number-rows-spanned="1"/>
          <table:covered-table-cell table:style-name="ce524"/>
          <table:table-cell table:style-name="ce526" table:number-columns-spanned="2" table:number-rows-spanned="1"/>
          <table:covered-table-cell table:style-name="ce528"/>
          <table:table-cell table:style-name="ce530" table:number-columns-spanned="2" table:number-rows-spanned="1"/>
          <table:covered-table-cell table:style-name="ce532"/>
          <table:table-cell table:style-name="ce534" table:number-columns-spanned="2" table:number-rows-spanned="1"/>
          <table:covered-table-cell table:style-name="ce536"/>
          <table:table-cell table:style-name="ce538" table:number-columns-spanned="2" table:number-rows-spanned="1"/>
          <table:covered-table-cell table:style-name="ce540"/>
          <table:table-cell table:style-name="ce542" office:value-type="string" calcext:value-type="string" table:number-columns-spanned="2" table:number-rows-spanned="1">
            <text:p>R2</text:p>
          </table:table-cell>
          <table:covered-table-cell table:style-name="ce544"/>
          <table:table-cell table:style-name="ce546" table:number-columns-spanned="2" table:number-rows-spanned="1"/>
          <table:covered-table-cell table:style-name="ce548"/>
          <table:table-cell table:style-name="ce550" table:number-columns-spanned="2" table:number-rows-spanned="1"/>
          <table:covered-table-cell table:style-name="ce552"/>
          <table:table-cell table:style-name="ce554" table:number-columns-spanned="2" table:number-rows-spanned="1"/>
          <table:covered-table-cell table:style-name="ce556"/>
          <table:table-cell table:style-name="ce558" table:number-columns-spanned="2" table:number-rows-spanned="1"/>
          <table:covered-table-cell table:style-name="ce560"/>
          <table:table-cell table:style-name="ce562" table:number-columns-spanned="2" table:number-rows-spanned="1"/>
          <table:covered-table-cell table:style-name="ce564"/>
          <table:table-cell table:style-name="ce566" table:number-columns-spanned="2" table:number-rows-spanned="1"/>
          <table:covered-table-cell table:style-name="ce568"/>
          <table:table-cell table:style-name="ce570" table:number-columns-spanned="2" table:number-rows-spanned="1"/>
          <table:covered-table-cell table:style-name="ce572"/>
          <table:table-cell table:style-name="ce574" table:number-columns-spanned="2" table:number-rows-spanned="1"/>
          <table:covered-table-cell table:style-name="ce576"/>
          <table:table-cell table:style-name="ce578" table:number-columns-spanned="2" table:number-rows-spanned="1"/>
          <table:covered-table-cell table:style-name="ce580"/>
          <table:table-cell table:style-name="ce582" table:number-columns-spanned="2" table:number-rows-spanned="1"/>
          <table:covered-table-cell table:style-name="ce584"/>
          <table:table-cell table:style-name="ce586" table:number-columns-spanned="2" table:number-rows-spanned="1"/>
          <table:covered-table-cell table:style-name="ce588"/>
          <table:table-cell table:style-name="ce590" office:value-type="string" calcext:value-type="string" table:number-columns-spanned="2" table:number-rows-spanned="1">
            <text:p>R3</text:p>
          </table:table-cell>
          <table:covered-table-cell table:style-name="ce592"/>
          <table:table-cell table:style-name="ce594" table:number-columns-spanned="2" table:number-rows-spanned="1"/>
          <table:covered-table-cell table:style-name="ce596"/>
          <table:table-cell table:style-name="ce598" table:number-columns-spanned="2" table:number-rows-spanned="1"/>
          <table:covered-table-cell table:style-name="ce600"/>
          <table:table-cell table:style-name="ce602" table:number-columns-spanned="2" table:number-rows-spanned="1"/>
          <table:covered-table-cell table:style-name="ce604"/>
          <table:table-cell table:style-name="ce606" table:number-columns-spanned="2" table:number-rows-spanned="1"/>
          <table:covered-table-cell table:style-name="ce608"/>
          <table:table-cell table:style-name="ce610" table:number-columns-spanned="2" table:number-rows-spanned="1"/>
          <table:covered-table-cell table:style-name="ce612"/>
          <table:table-cell table:style-name="ce614" table:number-columns-spanned="2" table:number-rows-spanned="1"/>
          <table:covered-table-cell table:style-name="ce616"/>
          <table:table-cell table:style-name="ce618" table:number-columns-spanned="2" table:number-rows-spanned="1"/>
          <table:covered-table-cell table:style-name="ce620"/>
          <table:table-cell table:style-name="ce622" table:number-columns-spanned="2" table:number-rows-spanned="1"/>
          <table:covered-table-cell table:style-name="ce624"/>
          <table:table-cell table:style-name="ce626" table:number-columns-spanned="2" table:number-rows-spanned="1"/>
          <table:covered-table-cell table:style-name="ce628"/>
          <table:table-cell table:style-name="ce630" table:number-columns-spanned="2" table:number-rows-spanned="1"/>
          <table:covered-table-cell table:style-name="ce632"/>
          <table:table-cell table:style-name="ce634" table:number-columns-spanned="2" table:number-rows-spanned="1"/>
          <table:covered-table-cell table:style-name="ce636"/>
          <table:table-cell table:style-name="ce638" office:value-type="string" calcext:value-type="string" table:number-columns-spanned="2" table:number-rows-spanned="1">
            <text:p>R4</text:p>
          </table:table-cell>
          <table:covered-table-cell table:style-name="ce640"/>
          <table:table-cell table:style-name="ce642" table:number-columns-spanned="2" table:number-rows-spanned="1"/>
          <table:covered-table-cell table:style-name="ce644"/>
          <table:table-cell table:style-name="ce646" table:number-columns-spanned="2" table:number-rows-spanned="1"/>
          <table:covered-table-cell table:style-name="ce648"/>
          <table:table-cell table:style-name="ce650" table:number-columns-spanned="2" table:number-rows-spanned="1"/>
          <table:covered-table-cell table:style-name="ce652"/>
          <table:table-cell table:style-name="ce654" table:number-columns-spanned="2" table:number-rows-spanned="1"/>
          <table:covered-table-cell table:style-name="ce656"/>
          <table:table-cell table:style-name="ce659" table:number-columns-spanned="2" table:number-rows-spanned="1"/>
          <table:covered-table-cell table:style-name="ce661"/>
          <table:table-cell table:style-name="ce664" table:number-columns-spanned="2" table:number-rows-spanned="1"/>
          <table:covered-table-cell table:style-name="ce667"/>
          <table:table-cell table:style-name="ce672" table:number-columns-spanned="2" table:number-rows-spanned="1"/>
          <table:covered-table-cell table:style-name="ce674"/>
          <table:table-cell table:style-name="ce676" table:number-columns-spanned="2" table:number-rows-spanned="1"/>
          <table:covered-table-cell table:style-name="ce678"/>
          <table:table-cell table:style-name="ce680" table:number-columns-spanned="2" table:number-rows-spanned="1"/>
          <table:covered-table-cell table:style-name="ce682"/>
          <table:table-cell table:style-name="ce684" table:number-columns-spanned="2" table:number-rows-spanned="1"/>
          <table:covered-table-cell table:style-name="ce686"/>
          <table:table-cell table:style-name="ce688" table:number-columns-spanned="2" table:number-rows-spanned="1"/>
          <table:covered-table-cell table:style-name="ce690"/>
          <table:table-cell table:style-name="ce692" office:value-type="string" calcext:value-type="string" table:number-columns-spanned="2" table:number-rows-spanned="1">
            <text:p>R5</text:p>
          </table:table-cell>
          <table:covered-table-cell table:style-name="ce694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47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478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office:value-type="string" calcext:value-type="string" table:number-columns-spanned="2" table:number-rows-spanned="1">
            <text:p>R1</text:p>
          </table:table-cell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477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office:value-type="string" calcext:value-type="string" table:number-columns-spanned="2" table:number-rows-spanned="1">
            <text:p>R2</text:p>
          </table:table-cell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office:value-type="string" calcext:value-type="string" table:number-columns-spanned="2" table:number-rows-spanned="1">
            <text:p>R3</text:p>
          </table:table-cell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office:value-type="string" calcext:value-type="string" table:number-columns-spanned="2" table:number-rows-spanned="1">
            <text:p>R4</text:p>
          </table:table-cell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office:value-type="string" calcext:value-type="string" table:number-columns-spanned="2" table:number-rows-spanned="1">
            <text:p>R5</text:p>
          </table:table-cell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506" table:number-columns-spanned="2" table:number-rows-spanned="1"/>
          <table:covered-table-cell table:style-name="ce33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479" office:value-type="float" office:value="3" calcext:value-type="float" table:number-columns-spanned="2" table:number-rows-spanned="1">
            <text:p>3</text:p>
          </table:table-cell>
          <table:covered-table-cell table:style-name="ce487"/>
          <table:table-cell table:style-name="ce479" office:value-type="float" office:value="3" calcext:value-type="float" table:number-columns-spanned="2" table:number-rows-spanned="1">
            <text:p>3</text:p>
          </table:table-cell>
          <table:covered-table-cell table:style-name="ce487"/>
          <table:table-cell table:style-name="ce479" office:value-type="float" office:value="3" calcext:value-type="float" table:number-columns-spanned="2" table:number-rows-spanned="1">
            <text:p>3</text:p>
          </table:table-cell>
          <table:covered-table-cell table:style-name="ce487"/>
          <table:table-cell table:style-name="ce479" office:value-type="float" office:value="3" calcext:value-type="float" table:number-columns-spanned="2" table:number-rows-spanned="1">
            <text:p>3</text:p>
          </table:table-cell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office:value-type="string" calcext:value-type="string" table:number-columns-spanned="2" table:number-rows-spanned="1">
            <text:p>D0!</text:p>
          </table:table-cell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office:value-type="string" calcext:value-type="string" table:number-columns-spanned="2" table:number-rows-spanned="1">
            <text:p>D1!</text:p>
          </table:table-cell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office:value-type="string" calcext:value-type="string" table:number-columns-spanned="2" table:number-rows-spanned="1">
            <text:p>D2!</text:p>
          </table:table-cell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office:value-type="string" calcext:value-type="string" table:number-columns-spanned="2" table:number-rows-spanned="1">
            <text:p>D3!</text:p>
          </table:table-cell>
          <table:covered-table-cell table:style-name="ce487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480" office:value-type="string" calcext:value-type="string" table:number-columns-spanned="2" table:number-rows-spanned="1">
            <text:p>R0</text:p>
          </table:table-cell>
          <table:covered-table-cell table:style-name="ce488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office:value-type="string" calcext:value-type="string" table:number-columns-spanned="2" table:number-rows-spanned="1">
            <text:p>R1</text:p>
          </table:table-cell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office:value-type="string" calcext:value-type="string" table:number-columns-spanned="2" table:number-rows-spanned="1">
            <text:p>R2</text:p>
          </table:table-cell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office:value-type="string" calcext:value-type="string" table:number-columns-spanned="2" table:number-rows-spanned="1">
            <text:p>R3</text:p>
          </table:table-cell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table:number-columns-spanned="2" table:number-rows-spanned="1"/>
          <table:covered-table-cell table:style-name="ce487"/>
          <table:table-cell table:style-name="ce479" office:value-type="string" calcext:value-type="string" table:number-columns-spanned="2" table:number-rows-spanned="1">
            <text:p>R4</text:p>
          </table:table-cell>
          <table:covered-table-cell table:style-name="ce48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481" office:value-type="float" office:value="4" calcext:value-type="float" table:number-columns-spanned="2" table:number-rows-spanned="1">
            <text:p>4</text:p>
          </table:table-cell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482" office:value-type="string" calcext:value-type="string" table:number-columns-spanned="2" table:number-rows-spanned="1">
            <text:p>R0</text:p>
          </table:table-cell>
          <table:covered-table-cell table:style-name="ce490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481" table:number-columns-spanned="2" table:number-rows-spanned="1"/>
          <table:covered-table-cell table:style-name="ce489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repeated="26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417" table:number-columns-spanned="2" table:number-rows-spanned="1"/>
          <table:covered-table-cell table:style-name="ce41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1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EDF_Taskset_3.DM4:EDF_Taskset_3.DM4 EDF_Taskset_3.DQ4:EDF_Taskset_3.DQ4 EDF_Taskset_3.DS4:EDF_Taskset_3.DS4 EDF_Taskset_3.C2:EDF_Taskset_3.C2 EDF_Taskset_3.E2:EDF_Taskset_3.E2 EDF_Taskset_3.G2:EDF_Taskset_3.G2 EDF_Taskset_3.I2:EDF_Taskset_3.I2 EDF_Taskset_3.K2:EDF_Taskset_3.K2 EDF_Taskset_3.M2:EDF_Taskset_3.M2 EDF_Taskset_3.O2:EDF_Taskset_3.O2 EDF_Taskset_3.Q2:EDF_Taskset_3.Q2 EDF_Taskset_3.S2:EDF_Taskset_3.S2 EDF_Taskset_3.U2:EDF_Taskset_3.U2 EDF_Taskset_3.W2:EDF_Taskset_3.W2 EDF_Taskset_3.Y2:EDF_Taskset_3.Y2 EDF_Taskset_3.AA2:EDF_Taskset_3.AA2 EDF_Taskset_3.AC2:EDF_Taskset_3.AC2 EDF_Taskset_3.AE2:EDF_Taskset_3.AE2 EDF_Taskset_3.AG2:EDF_Taskset_3.AG2 EDF_Taskset_3.AI2:EDF_Taskset_3.AI2 EDF_Taskset_3.AK2:EDF_Taskset_3.AK2 EDF_Taskset_3.AM2:EDF_Taskset_3.AM2 EDF_Taskset_3.AO2:EDF_Taskset_3.AO2 EDF_Taskset_3.AQ2:EDF_Taskset_3.AQ2 EDF_Taskset_3.AS2:EDF_Taskset_3.AS2 EDF_Taskset_3.AU2:EDF_Taskset_3.AU2 EDF_Taskset_3.AW2:EDF_Taskset_3.AW2 EDF_Taskset_3.AY2:EDF_Taskset_3.AY2 EDF_Taskset_3.BA2:EDF_Taskset_3.BA2 EDF_Taskset_3.BC2:EDF_Taskset_3.BC2 EDF_Taskset_3.BE2:EDF_Taskset_3.BE2 EDF_Taskset_3.BG2:EDF_Taskset_3.BG2 EDF_Taskset_3.BI2:EDF_Taskset_3.BI2 EDF_Taskset_3.BK2:EDF_Taskset_3.BK2 EDF_Taskset_3.BM2:EDF_Taskset_3.BM2 EDF_Taskset_3.BO2:EDF_Taskset_3.BO2 EDF_Taskset_3.BQ2:EDF_Taskset_3.BQ2 EDF_Taskset_3.BS2:EDF_Taskset_3.BS2 EDF_Taskset_3.BU2:EDF_Taskset_3.BU2 EDF_Taskset_3.BW2:EDF_Taskset_3.BW2 EDF_Taskset_3.BY2:EDF_Taskset_3.BY2 EDF_Taskset_3.CA2:EDF_Taskset_3.CA2 EDF_Taskset_3.CC2:EDF_Taskset_3.CC2 EDF_Taskset_3.CE2:EDF_Taskset_3.CE2 EDF_Taskset_3.CG2:EDF_Taskset_3.CG2 EDF_Taskset_3.CI2:EDF_Taskset_3.CI2 EDF_Taskset_3.CK2:EDF_Taskset_3.CK2 EDF_Taskset_3.DM2:EDF_Taskset_3.DM2 EDF_Taskset_3.DQ2:EDF_Taskset_3.DQ2 EDF_Taskset_3.DS2:EDF_Taskset_3.DS2 EDF_Taskset_3.DO4:EDF_Taskset_3.DO4 EDF_Taskset_3.DO2:EDF_Taskset_3.DO2 EDF_Taskset_3.DI4:EDF_Taskset_3.DI4 EDF_Taskset_3.DK4:EDF_Taskset_3.DK4 EDF_Taskset_3.CM2:EDF_Taskset_3.CM2 EDF_Taskset_3.CO2:EDF_Taskset_3.CO2 EDF_Taskset_3.CQ2:EDF_Taskset_3.CQ2 EDF_Taskset_3.CS2:EDF_Taskset_3.CS2 EDF_Taskset_3.CU2:EDF_Taskset_3.CU2 EDF_Taskset_3.CW2:EDF_Taskset_3.CW2 EDF_Taskset_3.CY2:EDF_Taskset_3.CY2 EDF_Taskset_3.DA2:EDF_Taskset_3.DA2 EDF_Taskset_3.DC2:EDF_Taskset_3.DC2 EDF_Taskset_3.DE2:EDF_Taskset_3.DE2 EDF_Taskset_3.DG2:EDF_Taskset_3.DG2 EDF_Taskset_3.DI2:EDF_Taskset_3.DI2 EDF_Taskset_3.DK2:EDF_Taskset_3.DK2 EDF_Taskset_3.DG4:EDF_Taskset_3.DG4 EDF_Taskset_3.DE4:EDF_Taskset_3.DE4 EDF_Taskset_3.DC4:EDF_Taskset_3.DC4 EDF_Taskset_3.DA4:EDF_Taskset_3.DA4 EDF_Taskset_3.CY4:EDF_Taskset_3.CY4 EDF_Taskset_3.CW4:EDF_Taskset_3.CW4 EDF_Taskset_3.CU4:EDF_Taskset_3.CU4 EDF_Taskset_3.CS4:EDF_Taskset_3.CS4 EDF_Taskset_3.CQ4:EDF_Taskset_3.CQ4 EDF_Taskset_3.CO4:EDF_Taskset_3.CO4 EDF_Taskset_3.CM4:EDF_Taskset_3.CM4 EDF_Taskset_3.CK4:EDF_Taskset_3.CK4 EDF_Taskset_3.CI4:EDF_Taskset_3.CI4 EDF_Taskset_3.CG4:EDF_Taskset_3.CG4 EDF_Taskset_3.CE4:EDF_Taskset_3.CE4 EDF_Taskset_3.CC4:EDF_Taskset_3.CC4 EDF_Taskset_3.CA4:EDF_Taskset_3.CA4 EDF_Taskset_3.BY4:EDF_Taskset_3.BY4 EDF_Taskset_3.BW4:EDF_Taskset_3.BW4 EDF_Taskset_3.BU4:EDF_Taskset_3.BU4 EDF_Taskset_3.BS4:EDF_Taskset_3.BS4 EDF_Taskset_3.BQ4:EDF_Taskset_3.BQ4 EDF_Taskset_3.BO4:EDF_Taskset_3.BO4 EDF_Taskset_3.BM4:EDF_Taskset_3.BM4 EDF_Taskset_3.BK4:EDF_Taskset_3.BK4 EDF_Taskset_3.BI4:EDF_Taskset_3.BI4 EDF_Taskset_3.BG4:EDF_Taskset_3.BG4 EDF_Taskset_3.BE4:EDF_Taskset_3.BE4 EDF_Taskset_3.BC4:EDF_Taskset_3.BC4 EDF_Taskset_3.BA4:EDF_Taskset_3.BA4 EDF_Taskset_3.AY4:EDF_Taskset_3.AY4 EDF_Taskset_3.AW4:EDF_Taskset_3.AW4 EDF_Taskset_3.AU4:EDF_Taskset_3.AU4 EDF_Taskset_3.AS4:EDF_Taskset_3.AS4 EDF_Taskset_3.AQ4:EDF_Taskset_3.AQ4 EDF_Taskset_3.AO4:EDF_Taskset_3.AO4 EDF_Taskset_3.AM4:EDF_Taskset_3.AM4 EDF_Taskset_3.AK4:EDF_Taskset_3.AK4 EDF_Taskset_3.AI4:EDF_Taskset_3.AI4 EDF_Taskset_3.AG4:EDF_Taskset_3.AG4 EDF_Taskset_3.AE4:EDF_Taskset_3.AE4 EDF_Taskset_3.AC4:EDF_Taskset_3.AC4 EDF_Taskset_3.AA4:EDF_Taskset_3.AA4 EDF_Taskset_3.Y4:EDF_Taskset_3.Y4 EDF_Taskset_3.W4:EDF_Taskset_3.W4 EDF_Taskset_3.U4:EDF_Taskset_3.U4 EDF_Taskset_3.S4:EDF_Taskset_3.S4 EDF_Taskset_3.Q4:EDF_Taskset_3.Q4 EDF_Taskset_3.O4:EDF_Taskset_3.O4 EDF_Taskset_3.M4:EDF_Taskset_3.M4 EDF_Taskset_3.K4:EDF_Taskset_3.K4 EDF_Taskset_3.I4:EDF_Taskset_3.I4 EDF_Taskset_3.G4:EDF_Taskset_3.G4 EDF_Taskset_3.E4:EDF_Taskset_3.E4 EDF_Taskset_3.C4:EDF_Taskset_3.C4">
            <calcext:condition calcext:apply-style-name="ConditionalStyle_1" calcext:value="=1" calcext:base-cell-address="RMS_Taskset_1.C2"/>
            <calcext:condition calcext:apply-style-name="ConditionalStyle_2" calcext:value="=2" calcext:base-cell-address="RMS_Taskset_1.C2"/>
            <calcext:condition calcext:apply-style-name="ConditionalStyle_3" calcext:value="=3" calcext:base-cell-address="RMS_Taskset_1.C2"/>
            <calcext:condition calcext:apply-style-name="ConditionalStyle_4" calcext:value="=4" calcext:base-cell-address="RMS_Taskset_1.C2"/>
            <calcext:condition calcext:apply-style-name="ConditionalStyle_5" calcext:value="&lt;1" calcext:base-cell-address="RMS_Taskset_1.C2"/>
            <calcext:condition calcext:apply-style-name="ConditionalStyle_5" calcext:value="&gt;4" calcext:base-cell-address="RMS_Taskset_1.C2"/>
          </calcext:conditional-format>
          <calcext:conditional-format calcext:target-range-address="EDF_Taskset_3.B8:EDF_Taskset_3.Y9">
            <calcext:condition calcext:apply-style-name="ConditionalStyle_1" calcext:value="!=&quot;&quot;" calcext:base-cell-address="RMS_Taskset_1.B8"/>
          </calcext:conditional-format>
          <calcext:conditional-format calcext:target-range-address="EDF_Taskset_3.B11:EDF_Taskset_3.B12 EDF_Taskset_3.D11:EDF_Taskset_3.D12 EDF_Taskset_3.F11:EDF_Taskset_3.F12 EDF_Taskset_3.H11:EDF_Taskset_3.H12 EDF_Taskset_3.J11:EDF_Taskset_3.J12 EDF_Taskset_3.L11:EDF_Taskset_3.L12 EDF_Taskset_3.N11:EDF_Taskset_3.N12 EDF_Taskset_3.V11:EDF_Taskset_3.V12 EDF_Taskset_3.X11:EDF_Taskset_3.X12 EDF_Taskset_3.Z11:EDF_Taskset_3.Z12 EDF_Taskset_3.AB11:EDF_Taskset_3.AB12 EDF_Taskset_3.AD11:EDF_Taskset_3.AD12 EDF_Taskset_3.R11:EDF_Taskset_3.R12 EDF_Taskset_3.P11:EDF_Taskset_3.P12 EDF_Taskset_3.T11:EDF_Taskset_3.T12">
            <calcext:condition calcext:apply-style-name="ConditionalStyle_2" calcext:value="!=&quot;&quot;" calcext:base-cell-address="RMS_Taskset_1.B11"/>
          </calcext:conditional-format>
          <calcext:conditional-format calcext:target-range-address="EDF_Taskset_3.B14:EDF_Taskset_3.DS15">
            <calcext:condition calcext:apply-style-name="ConditionalStyle_3" calcext:value="!=&quot;&quot;" calcext:base-cell-address="RMS_Taskset_1.B14"/>
          </calcext:conditional-format>
          <calcext:conditional-format calcext:target-range-address="EDF_Taskset_3.B17:EDF_Taskset_3.DS18">
            <calcext:condition calcext:apply-style-name="ConditionalStyle_4" calcext:value="!=&quot;&quot;" calcext:base-cell-address="RMS_Taskset_1.B17"/>
          </calcext:conditional-format>
          <calcext:conditional-format calcext:target-range-address="EDF_Taskset_3.DR9:EDF_Taskset_3.DS9">
            <calcext:condition calcext:apply-style-name="ConditionalStyle_1" calcext:value="!=&quot;&quot;" calcext:base-cell-address="RMS_Taskset_1.DR9"/>
          </calcext:conditional-format>
          <calcext:conditional-format calcext:target-range-address="EDF_Taskset_3.DR8:EDF_Taskset_3.DS8">
            <calcext:condition calcext:apply-style-name="ConditionalStyle_1" calcext:value="!=&quot;&quot;" calcext:base-cell-address="RMS_Taskset_1.DR8"/>
          </calcext:conditional-format>
          <calcext:conditional-format calcext:target-range-address="EDF_Taskset_3.DP9:EDF_Taskset_3.DQ9">
            <calcext:condition calcext:apply-style-name="ConditionalStyle_1" calcext:value="!=&quot;&quot;" calcext:base-cell-address="RMS_Taskset_1.DP9"/>
          </calcext:conditional-format>
          <calcext:conditional-format calcext:target-range-address="EDF_Taskset_3.DP8:EDF_Taskset_3.DQ8">
            <calcext:condition calcext:apply-style-name="ConditionalStyle_1" calcext:value="!=&quot;&quot;" calcext:base-cell-address="RMS_Taskset_1.DP8"/>
          </calcext:conditional-format>
          <calcext:conditional-format calcext:target-range-address="EDF_Taskset_3.DN9:EDF_Taskset_3.DO9">
            <calcext:condition calcext:apply-style-name="ConditionalStyle_1" calcext:value="!=&quot;&quot;" calcext:base-cell-address="RMS_Taskset_1.DN9"/>
          </calcext:conditional-format>
          <calcext:conditional-format calcext:target-range-address="EDF_Taskset_3.DN8:EDF_Taskset_3.DO8">
            <calcext:condition calcext:apply-style-name="ConditionalStyle_1" calcext:value="!=&quot;&quot;" calcext:base-cell-address="RMS_Taskset_1.DN8"/>
          </calcext:conditional-format>
          <calcext:conditional-format calcext:target-range-address="EDF_Taskset_3.DL9:EDF_Taskset_3.DM9">
            <calcext:condition calcext:apply-style-name="ConditionalStyle_1" calcext:value="!=&quot;&quot;" calcext:base-cell-address="RMS_Taskset_1.DL9"/>
          </calcext:conditional-format>
          <calcext:conditional-format calcext:target-range-address="EDF_Taskset_3.DL8:EDF_Taskset_3.DM8">
            <calcext:condition calcext:apply-style-name="ConditionalStyle_1" calcext:value="!=&quot;&quot;" calcext:base-cell-address="RMS_Taskset_1.DL8"/>
          </calcext:conditional-format>
          <calcext:conditional-format calcext:target-range-address="EDF_Taskset_3.DJ9:EDF_Taskset_3.DK9">
            <calcext:condition calcext:apply-style-name="ConditionalStyle_1" calcext:value="!=&quot;&quot;" calcext:base-cell-address="RMS_Taskset_1.DJ9"/>
          </calcext:conditional-format>
          <calcext:conditional-format calcext:target-range-address="EDF_Taskset_3.DJ8:EDF_Taskset_3.DK8">
            <calcext:condition calcext:apply-style-name="ConditionalStyle_1" calcext:value="!=&quot;&quot;" calcext:base-cell-address="RMS_Taskset_1.DJ8"/>
          </calcext:conditional-format>
          <calcext:conditional-format calcext:target-range-address="EDF_Taskset_3.DH9:EDF_Taskset_3.DI9">
            <calcext:condition calcext:apply-style-name="ConditionalStyle_1" calcext:value="!=&quot;&quot;" calcext:base-cell-address="RMS_Taskset_1.DH9"/>
          </calcext:conditional-format>
          <calcext:conditional-format calcext:target-range-address="EDF_Taskset_3.DH8:EDF_Taskset_3.DI8">
            <calcext:condition calcext:apply-style-name="ConditionalStyle_1" calcext:value="!=&quot;&quot;" calcext:base-cell-address="RMS_Taskset_1.DH8"/>
          </calcext:conditional-format>
          <calcext:conditional-format calcext:target-range-address="EDF_Taskset_3.DF9:EDF_Taskset_3.DG9">
            <calcext:condition calcext:apply-style-name="ConditionalStyle_1" calcext:value="!=&quot;&quot;" calcext:base-cell-address="RMS_Taskset_1.DF9"/>
          </calcext:conditional-format>
          <calcext:conditional-format calcext:target-range-address="EDF_Taskset_3.DF8:EDF_Taskset_3.DG8">
            <calcext:condition calcext:apply-style-name="ConditionalStyle_1" calcext:value="!=&quot;&quot;" calcext:base-cell-address="RMS_Taskset_1.DF8"/>
          </calcext:conditional-format>
          <calcext:conditional-format calcext:target-range-address="EDF_Taskset_3.DD9:EDF_Taskset_3.DE9">
            <calcext:condition calcext:apply-style-name="ConditionalStyle_1" calcext:value="!=&quot;&quot;" calcext:base-cell-address="RMS_Taskset_1.DD9"/>
          </calcext:conditional-format>
          <calcext:conditional-format calcext:target-range-address="EDF_Taskset_3.DD8:EDF_Taskset_3.DE8">
            <calcext:condition calcext:apply-style-name="ConditionalStyle_1" calcext:value="!=&quot;&quot;" calcext:base-cell-address="RMS_Taskset_1.DD8"/>
          </calcext:conditional-format>
          <calcext:conditional-format calcext:target-range-address="EDF_Taskset_3.DB9:EDF_Taskset_3.DC9">
            <calcext:condition calcext:apply-style-name="ConditionalStyle_1" calcext:value="!=&quot;&quot;" calcext:base-cell-address="RMS_Taskset_1.DB9"/>
          </calcext:conditional-format>
          <calcext:conditional-format calcext:target-range-address="EDF_Taskset_3.DB8:EDF_Taskset_3.DC8">
            <calcext:condition calcext:apply-style-name="ConditionalStyle_1" calcext:value="!=&quot;&quot;" calcext:base-cell-address="RMS_Taskset_1.DB8"/>
          </calcext:conditional-format>
          <calcext:conditional-format calcext:target-range-address="EDF_Taskset_3.CZ9:EDF_Taskset_3.DA9">
            <calcext:condition calcext:apply-style-name="ConditionalStyle_1" calcext:value="!=&quot;&quot;" calcext:base-cell-address="RMS_Taskset_1.CZ9"/>
          </calcext:conditional-format>
          <calcext:conditional-format calcext:target-range-address="EDF_Taskset_3.CZ8:EDF_Taskset_3.DA8">
            <calcext:condition calcext:apply-style-name="ConditionalStyle_1" calcext:value="!=&quot;&quot;" calcext:base-cell-address="RMS_Taskset_1.CZ8"/>
          </calcext:conditional-format>
          <calcext:conditional-format calcext:target-range-address="EDF_Taskset_3.CX9:EDF_Taskset_3.CY9">
            <calcext:condition calcext:apply-style-name="ConditionalStyle_1" calcext:value="!=&quot;&quot;" calcext:base-cell-address="RMS_Taskset_1.CX9"/>
          </calcext:conditional-format>
          <calcext:conditional-format calcext:target-range-address="EDF_Taskset_3.CX8:EDF_Taskset_3.CY8">
            <calcext:condition calcext:apply-style-name="ConditionalStyle_1" calcext:value="!=&quot;&quot;" calcext:base-cell-address="RMS_Taskset_1.CX8"/>
          </calcext:conditional-format>
          <calcext:conditional-format calcext:target-range-address="EDF_Taskset_3.CV9:EDF_Taskset_3.CW9">
            <calcext:condition calcext:apply-style-name="ConditionalStyle_1" calcext:value="!=&quot;&quot;" calcext:base-cell-address="RMS_Taskset_1.CV9"/>
          </calcext:conditional-format>
          <calcext:conditional-format calcext:target-range-address="EDF_Taskset_3.CV8:EDF_Taskset_3.CW8">
            <calcext:condition calcext:apply-style-name="ConditionalStyle_1" calcext:value="!=&quot;&quot;" calcext:base-cell-address="RMS_Taskset_1.CV8"/>
          </calcext:conditional-format>
          <calcext:conditional-format calcext:target-range-address="EDF_Taskset_3.CT9:EDF_Taskset_3.CU9">
            <calcext:condition calcext:apply-style-name="ConditionalStyle_1" calcext:value="!=&quot;&quot;" calcext:base-cell-address="RMS_Taskset_1.CT9"/>
          </calcext:conditional-format>
          <calcext:conditional-format calcext:target-range-address="EDF_Taskset_3.CT8:EDF_Taskset_3.CU8">
            <calcext:condition calcext:apply-style-name="ConditionalStyle_1" calcext:value="!=&quot;&quot;" calcext:base-cell-address="RMS_Taskset_1.CT8"/>
          </calcext:conditional-format>
          <calcext:conditional-format calcext:target-range-address="EDF_Taskset_3.CR9:EDF_Taskset_3.CS9">
            <calcext:condition calcext:apply-style-name="ConditionalStyle_1" calcext:value="!=&quot;&quot;" calcext:base-cell-address="RMS_Taskset_1.CR9"/>
          </calcext:conditional-format>
          <calcext:conditional-format calcext:target-range-address="EDF_Taskset_3.CR8:EDF_Taskset_3.CS8">
            <calcext:condition calcext:apply-style-name="ConditionalStyle_1" calcext:value="!=&quot;&quot;" calcext:base-cell-address="RMS_Taskset_1.CR8"/>
          </calcext:conditional-format>
          <calcext:conditional-format calcext:target-range-address="EDF_Taskset_3.CP9:EDF_Taskset_3.CQ9">
            <calcext:condition calcext:apply-style-name="ConditionalStyle_1" calcext:value="!=&quot;&quot;" calcext:base-cell-address="RMS_Taskset_1.CP9"/>
          </calcext:conditional-format>
          <calcext:conditional-format calcext:target-range-address="EDF_Taskset_3.CP8:EDF_Taskset_3.CQ8">
            <calcext:condition calcext:apply-style-name="ConditionalStyle_1" calcext:value="!=&quot;&quot;" calcext:base-cell-address="RMS_Taskset_1.CP8"/>
          </calcext:conditional-format>
          <calcext:conditional-format calcext:target-range-address="EDF_Taskset_3.CN9:EDF_Taskset_3.CO9">
            <calcext:condition calcext:apply-style-name="ConditionalStyle_1" calcext:value="!=&quot;&quot;" calcext:base-cell-address="RMS_Taskset_1.CN9"/>
          </calcext:conditional-format>
          <calcext:conditional-format calcext:target-range-address="EDF_Taskset_3.CN8:EDF_Taskset_3.CO8">
            <calcext:condition calcext:apply-style-name="ConditionalStyle_1" calcext:value="!=&quot;&quot;" calcext:base-cell-address="RMS_Taskset_1.CN8"/>
          </calcext:conditional-format>
          <calcext:conditional-format calcext:target-range-address="EDF_Taskset_3.CL9:EDF_Taskset_3.CM9">
            <calcext:condition calcext:apply-style-name="ConditionalStyle_1" calcext:value="!=&quot;&quot;" calcext:base-cell-address="RMS_Taskset_1.CL9"/>
          </calcext:conditional-format>
          <calcext:conditional-format calcext:target-range-address="EDF_Taskset_3.CL8:EDF_Taskset_3.CM8">
            <calcext:condition calcext:apply-style-name="ConditionalStyle_1" calcext:value="!=&quot;&quot;" calcext:base-cell-address="RMS_Taskset_1.CL8"/>
          </calcext:conditional-format>
          <calcext:conditional-format calcext:target-range-address="EDF_Taskset_3.CJ9:EDF_Taskset_3.CK9">
            <calcext:condition calcext:apply-style-name="ConditionalStyle_1" calcext:value="!=&quot;&quot;" calcext:base-cell-address="RMS_Taskset_1.CJ9"/>
          </calcext:conditional-format>
          <calcext:conditional-format calcext:target-range-address="EDF_Taskset_3.CJ8:EDF_Taskset_3.CK8">
            <calcext:condition calcext:apply-style-name="ConditionalStyle_1" calcext:value="!=&quot;&quot;" calcext:base-cell-address="RMS_Taskset_1.CJ8"/>
          </calcext:conditional-format>
          <calcext:conditional-format calcext:target-range-address="EDF_Taskset_3.CH9:EDF_Taskset_3.CI9">
            <calcext:condition calcext:apply-style-name="ConditionalStyle_1" calcext:value="!=&quot;&quot;" calcext:base-cell-address="RMS_Taskset_1.CH9"/>
          </calcext:conditional-format>
          <calcext:conditional-format calcext:target-range-address="EDF_Taskset_3.CH8:EDF_Taskset_3.CI8">
            <calcext:condition calcext:apply-style-name="ConditionalStyle_1" calcext:value="!=&quot;&quot;" calcext:base-cell-address="RMS_Taskset_1.CH8"/>
          </calcext:conditional-format>
          <calcext:conditional-format calcext:target-range-address="EDF_Taskset_3.CF9:EDF_Taskset_3.CG9">
            <calcext:condition calcext:apply-style-name="ConditionalStyle_1" calcext:value="!=&quot;&quot;" calcext:base-cell-address="RMS_Taskset_1.CF9"/>
          </calcext:conditional-format>
          <calcext:conditional-format calcext:target-range-address="EDF_Taskset_3.CF8:EDF_Taskset_3.CG8">
            <calcext:condition calcext:apply-style-name="ConditionalStyle_1" calcext:value="!=&quot;&quot;" calcext:base-cell-address="RMS_Taskset_1.CF8"/>
          </calcext:conditional-format>
          <calcext:conditional-format calcext:target-range-address="EDF_Taskset_3.CD9:EDF_Taskset_3.CE9">
            <calcext:condition calcext:apply-style-name="ConditionalStyle_1" calcext:value="!=&quot;&quot;" calcext:base-cell-address="RMS_Taskset_1.CD9"/>
          </calcext:conditional-format>
          <calcext:conditional-format calcext:target-range-address="EDF_Taskset_3.CD8:EDF_Taskset_3.CE8">
            <calcext:condition calcext:apply-style-name="ConditionalStyle_1" calcext:value="!=&quot;&quot;" calcext:base-cell-address="RMS_Taskset_1.CD8"/>
          </calcext:conditional-format>
          <calcext:conditional-format calcext:target-range-address="EDF_Taskset_3.CB9:EDF_Taskset_3.CC9">
            <calcext:condition calcext:apply-style-name="ConditionalStyle_1" calcext:value="!=&quot;&quot;" calcext:base-cell-address="RMS_Taskset_1.CB9"/>
          </calcext:conditional-format>
          <calcext:conditional-format calcext:target-range-address="EDF_Taskset_3.CB8:EDF_Taskset_3.CC8">
            <calcext:condition calcext:apply-style-name="ConditionalStyle_1" calcext:value="!=&quot;&quot;" calcext:base-cell-address="RMS_Taskset_1.CB8"/>
          </calcext:conditional-format>
          <calcext:conditional-format calcext:target-range-address="EDF_Taskset_3.BZ9:EDF_Taskset_3.CA9">
            <calcext:condition calcext:apply-style-name="ConditionalStyle_1" calcext:value="!=&quot;&quot;" calcext:base-cell-address="RMS_Taskset_1.BZ9"/>
          </calcext:conditional-format>
          <calcext:conditional-format calcext:target-range-address="EDF_Taskset_3.BZ8:EDF_Taskset_3.CA8">
            <calcext:condition calcext:apply-style-name="ConditionalStyle_1" calcext:value="!=&quot;&quot;" calcext:base-cell-address="RMS_Taskset_1.BZ8"/>
          </calcext:conditional-format>
          <calcext:conditional-format calcext:target-range-address="EDF_Taskset_3.BX9:EDF_Taskset_3.BY9">
            <calcext:condition calcext:apply-style-name="ConditionalStyle_1" calcext:value="!=&quot;&quot;" calcext:base-cell-address="RMS_Taskset_1.BX9"/>
          </calcext:conditional-format>
          <calcext:conditional-format calcext:target-range-address="EDF_Taskset_3.BX8:EDF_Taskset_3.BY8">
            <calcext:condition calcext:apply-style-name="ConditionalStyle_1" calcext:value="!=&quot;&quot;" calcext:base-cell-address="RMS_Taskset_1.BX8"/>
          </calcext:conditional-format>
          <calcext:conditional-format calcext:target-range-address="EDF_Taskset_3.BV9:EDF_Taskset_3.BW9">
            <calcext:condition calcext:apply-style-name="ConditionalStyle_1" calcext:value="!=&quot;&quot;" calcext:base-cell-address="RMS_Taskset_1.BV9"/>
          </calcext:conditional-format>
          <calcext:conditional-format calcext:target-range-address="EDF_Taskset_3.BV8:EDF_Taskset_3.BW8">
            <calcext:condition calcext:apply-style-name="ConditionalStyle_1" calcext:value="!=&quot;&quot;" calcext:base-cell-address="RMS_Taskset_1.BV8"/>
          </calcext:conditional-format>
          <calcext:conditional-format calcext:target-range-address="EDF_Taskset_3.BT9:EDF_Taskset_3.BU9">
            <calcext:condition calcext:apply-style-name="ConditionalStyle_1" calcext:value="!=&quot;&quot;" calcext:base-cell-address="RMS_Taskset_1.BT9"/>
          </calcext:conditional-format>
          <calcext:conditional-format calcext:target-range-address="EDF_Taskset_3.BT8:EDF_Taskset_3.BU8">
            <calcext:condition calcext:apply-style-name="ConditionalStyle_1" calcext:value="!=&quot;&quot;" calcext:base-cell-address="RMS_Taskset_1.BT8"/>
          </calcext:conditional-format>
          <calcext:conditional-format calcext:target-range-address="EDF_Taskset_3.BR9:EDF_Taskset_3.BS9">
            <calcext:condition calcext:apply-style-name="ConditionalStyle_1" calcext:value="!=&quot;&quot;" calcext:base-cell-address="RMS_Taskset_1.BR9"/>
          </calcext:conditional-format>
          <calcext:conditional-format calcext:target-range-address="EDF_Taskset_3.BR8:EDF_Taskset_3.BS8">
            <calcext:condition calcext:apply-style-name="ConditionalStyle_1" calcext:value="!=&quot;&quot;" calcext:base-cell-address="RMS_Taskset_1.BR8"/>
          </calcext:conditional-format>
          <calcext:conditional-format calcext:target-range-address="EDF_Taskset_3.BP9:EDF_Taskset_3.BQ9">
            <calcext:condition calcext:apply-style-name="ConditionalStyle_1" calcext:value="!=&quot;&quot;" calcext:base-cell-address="RMS_Taskset_1.BP9"/>
          </calcext:conditional-format>
          <calcext:conditional-format calcext:target-range-address="EDF_Taskset_3.BP8:EDF_Taskset_3.BQ8">
            <calcext:condition calcext:apply-style-name="ConditionalStyle_1" calcext:value="!=&quot;&quot;" calcext:base-cell-address="RMS_Taskset_1.BP8"/>
          </calcext:conditional-format>
          <calcext:conditional-format calcext:target-range-address="EDF_Taskset_3.BN9:EDF_Taskset_3.BO9">
            <calcext:condition calcext:apply-style-name="ConditionalStyle_1" calcext:value="!=&quot;&quot;" calcext:base-cell-address="RMS_Taskset_1.BN9"/>
          </calcext:conditional-format>
          <calcext:conditional-format calcext:target-range-address="EDF_Taskset_3.BN8:EDF_Taskset_3.BO8">
            <calcext:condition calcext:apply-style-name="ConditionalStyle_1" calcext:value="!=&quot;&quot;" calcext:base-cell-address="RMS_Taskset_1.BN8"/>
          </calcext:conditional-format>
          <calcext:conditional-format calcext:target-range-address="EDF_Taskset_3.BL9:EDF_Taskset_3.BM9">
            <calcext:condition calcext:apply-style-name="ConditionalStyle_1" calcext:value="!=&quot;&quot;" calcext:base-cell-address="RMS_Taskset_1.BL9"/>
          </calcext:conditional-format>
          <calcext:conditional-format calcext:target-range-address="EDF_Taskset_3.BL8:EDF_Taskset_3.BM8">
            <calcext:condition calcext:apply-style-name="ConditionalStyle_1" calcext:value="!=&quot;&quot;" calcext:base-cell-address="RMS_Taskset_1.BL8"/>
          </calcext:conditional-format>
          <calcext:conditional-format calcext:target-range-address="EDF_Taskset_3.BJ9:EDF_Taskset_3.BK9">
            <calcext:condition calcext:apply-style-name="ConditionalStyle_1" calcext:value="!=&quot;&quot;" calcext:base-cell-address="RMS_Taskset_1.BJ9"/>
          </calcext:conditional-format>
          <calcext:conditional-format calcext:target-range-address="EDF_Taskset_3.BJ8:EDF_Taskset_3.BK8">
            <calcext:condition calcext:apply-style-name="ConditionalStyle_1" calcext:value="!=&quot;&quot;" calcext:base-cell-address="RMS_Taskset_1.BJ8"/>
          </calcext:conditional-format>
          <calcext:conditional-format calcext:target-range-address="EDF_Taskset_3.BH9:EDF_Taskset_3.BI9">
            <calcext:condition calcext:apply-style-name="ConditionalStyle_1" calcext:value="!=&quot;&quot;" calcext:base-cell-address="RMS_Taskset_1.BH9"/>
          </calcext:conditional-format>
          <calcext:conditional-format calcext:target-range-address="EDF_Taskset_3.BH8:EDF_Taskset_3.BI8">
            <calcext:condition calcext:apply-style-name="ConditionalStyle_1" calcext:value="!=&quot;&quot;" calcext:base-cell-address="RMS_Taskset_1.BH8"/>
          </calcext:conditional-format>
          <calcext:conditional-format calcext:target-range-address="EDF_Taskset_3.BF9:EDF_Taskset_3.BG9">
            <calcext:condition calcext:apply-style-name="ConditionalStyle_1" calcext:value="!=&quot;&quot;" calcext:base-cell-address="RMS_Taskset_1.BF9"/>
          </calcext:conditional-format>
          <calcext:conditional-format calcext:target-range-address="EDF_Taskset_3.BF8:EDF_Taskset_3.BG8">
            <calcext:condition calcext:apply-style-name="ConditionalStyle_1" calcext:value="!=&quot;&quot;" calcext:base-cell-address="RMS_Taskset_1.BF8"/>
          </calcext:conditional-format>
          <calcext:conditional-format calcext:target-range-address="EDF_Taskset_3.BD9:EDF_Taskset_3.BE9">
            <calcext:condition calcext:apply-style-name="ConditionalStyle_1" calcext:value="!=&quot;&quot;" calcext:base-cell-address="RMS_Taskset_1.BD9"/>
          </calcext:conditional-format>
          <calcext:conditional-format calcext:target-range-address="EDF_Taskset_3.BD8:EDF_Taskset_3.BE8">
            <calcext:condition calcext:apply-style-name="ConditionalStyle_1" calcext:value="!=&quot;&quot;" calcext:base-cell-address="RMS_Taskset_1.BD8"/>
          </calcext:conditional-format>
          <calcext:conditional-format calcext:target-range-address="EDF_Taskset_3.BB9:EDF_Taskset_3.BC9">
            <calcext:condition calcext:apply-style-name="ConditionalStyle_1" calcext:value="!=&quot;&quot;" calcext:base-cell-address="RMS_Taskset_1.BB9"/>
          </calcext:conditional-format>
          <calcext:conditional-format calcext:target-range-address="EDF_Taskset_3.BB8:EDF_Taskset_3.BC8">
            <calcext:condition calcext:apply-style-name="ConditionalStyle_1" calcext:value="!=&quot;&quot;" calcext:base-cell-address="RMS_Taskset_1.BB8"/>
          </calcext:conditional-format>
          <calcext:conditional-format calcext:target-range-address="EDF_Taskset_3.AZ9:EDF_Taskset_3.BA9">
            <calcext:condition calcext:apply-style-name="ConditionalStyle_1" calcext:value="!=&quot;&quot;" calcext:base-cell-address="RMS_Taskset_1.AZ9"/>
          </calcext:conditional-format>
          <calcext:conditional-format calcext:target-range-address="EDF_Taskset_3.AZ8:EDF_Taskset_3.BA8">
            <calcext:condition calcext:apply-style-name="ConditionalStyle_1" calcext:value="!=&quot;&quot;" calcext:base-cell-address="RMS_Taskset_1.AZ8"/>
          </calcext:conditional-format>
          <calcext:conditional-format calcext:target-range-address="EDF_Taskset_3.AX9:EDF_Taskset_3.AY9">
            <calcext:condition calcext:apply-style-name="ConditionalStyle_1" calcext:value="!=&quot;&quot;" calcext:base-cell-address="RMS_Taskset_1.AX9"/>
          </calcext:conditional-format>
          <calcext:conditional-format calcext:target-range-address="EDF_Taskset_3.AX8:EDF_Taskset_3.AY8">
            <calcext:condition calcext:apply-style-name="ConditionalStyle_1" calcext:value="!=&quot;&quot;" calcext:base-cell-address="RMS_Taskset_1.AX8"/>
          </calcext:conditional-format>
          <calcext:conditional-format calcext:target-range-address="EDF_Taskset_3.AV9:EDF_Taskset_3.AW9">
            <calcext:condition calcext:apply-style-name="ConditionalStyle_1" calcext:value="!=&quot;&quot;" calcext:base-cell-address="RMS_Taskset_1.AV9"/>
          </calcext:conditional-format>
          <calcext:conditional-format calcext:target-range-address="EDF_Taskset_3.AV8:EDF_Taskset_3.AW8">
            <calcext:condition calcext:apply-style-name="ConditionalStyle_1" calcext:value="!=&quot;&quot;" calcext:base-cell-address="RMS_Taskset_1.AV8"/>
          </calcext:conditional-format>
          <calcext:conditional-format calcext:target-range-address="EDF_Taskset_3.AT9:EDF_Taskset_3.AU9">
            <calcext:condition calcext:apply-style-name="ConditionalStyle_1" calcext:value="!=&quot;&quot;" calcext:base-cell-address="RMS_Taskset_1.AT9"/>
          </calcext:conditional-format>
          <calcext:conditional-format calcext:target-range-address="EDF_Taskset_3.AT8:EDF_Taskset_3.AU8">
            <calcext:condition calcext:apply-style-name="ConditionalStyle_1" calcext:value="!=&quot;&quot;" calcext:base-cell-address="RMS_Taskset_1.AT8"/>
          </calcext:conditional-format>
          <calcext:conditional-format calcext:target-range-address="EDF_Taskset_3.AR9:EDF_Taskset_3.AS9">
            <calcext:condition calcext:apply-style-name="ConditionalStyle_1" calcext:value="!=&quot;&quot;" calcext:base-cell-address="RMS_Taskset_1.AR9"/>
          </calcext:conditional-format>
          <calcext:conditional-format calcext:target-range-address="EDF_Taskset_3.AR8:EDF_Taskset_3.AS8">
            <calcext:condition calcext:apply-style-name="ConditionalStyle_1" calcext:value="!=&quot;&quot;" calcext:base-cell-address="RMS_Taskset_1.AR8"/>
          </calcext:conditional-format>
          <calcext:conditional-format calcext:target-range-address="EDF_Taskset_3.AP9:EDF_Taskset_3.AQ9">
            <calcext:condition calcext:apply-style-name="ConditionalStyle_1" calcext:value="!=&quot;&quot;" calcext:base-cell-address="RMS_Taskset_1.AP9"/>
          </calcext:conditional-format>
          <calcext:conditional-format calcext:target-range-address="EDF_Taskset_3.AP8:EDF_Taskset_3.AQ8">
            <calcext:condition calcext:apply-style-name="ConditionalStyle_1" calcext:value="!=&quot;&quot;" calcext:base-cell-address="RMS_Taskset_1.AP8"/>
          </calcext:conditional-format>
          <calcext:conditional-format calcext:target-range-address="EDF_Taskset_3.AN9:EDF_Taskset_3.AO9">
            <calcext:condition calcext:apply-style-name="ConditionalStyle_1" calcext:value="!=&quot;&quot;" calcext:base-cell-address="RMS_Taskset_1.AN9"/>
          </calcext:conditional-format>
          <calcext:conditional-format calcext:target-range-address="EDF_Taskset_3.AN8:EDF_Taskset_3.AO8">
            <calcext:condition calcext:apply-style-name="ConditionalStyle_1" calcext:value="!=&quot;&quot;" calcext:base-cell-address="RMS_Taskset_1.AN8"/>
          </calcext:conditional-format>
          <calcext:conditional-format calcext:target-range-address="EDF_Taskset_3.AL9:EDF_Taskset_3.AM9">
            <calcext:condition calcext:apply-style-name="ConditionalStyle_1" calcext:value="!=&quot;&quot;" calcext:base-cell-address="RMS_Taskset_1.AL9"/>
          </calcext:conditional-format>
          <calcext:conditional-format calcext:target-range-address="EDF_Taskset_3.AL8:EDF_Taskset_3.AM8">
            <calcext:condition calcext:apply-style-name="ConditionalStyle_1" calcext:value="!=&quot;&quot;" calcext:base-cell-address="RMS_Taskset_1.AL8"/>
          </calcext:conditional-format>
          <calcext:conditional-format calcext:target-range-address="EDF_Taskset_3.AJ9:EDF_Taskset_3.AK9">
            <calcext:condition calcext:apply-style-name="ConditionalStyle_1" calcext:value="!=&quot;&quot;" calcext:base-cell-address="RMS_Taskset_1.AJ9"/>
          </calcext:conditional-format>
          <calcext:conditional-format calcext:target-range-address="EDF_Taskset_3.AJ8:EDF_Taskset_3.AK8">
            <calcext:condition calcext:apply-style-name="ConditionalStyle_1" calcext:value="!=&quot;&quot;" calcext:base-cell-address="RMS_Taskset_1.AJ8"/>
          </calcext:conditional-format>
          <calcext:conditional-format calcext:target-range-address="EDF_Taskset_3.AH9:EDF_Taskset_3.AI9">
            <calcext:condition calcext:apply-style-name="ConditionalStyle_1" calcext:value="!=&quot;&quot;" calcext:base-cell-address="RMS_Taskset_1.AH9"/>
          </calcext:conditional-format>
          <calcext:conditional-format calcext:target-range-address="EDF_Taskset_3.AH8:EDF_Taskset_3.AI8">
            <calcext:condition calcext:apply-style-name="ConditionalStyle_1" calcext:value="!=&quot;&quot;" calcext:base-cell-address="RMS_Taskset_1.AH8"/>
          </calcext:conditional-format>
          <calcext:conditional-format calcext:target-range-address="EDF_Taskset_3.AF9:EDF_Taskset_3.AG9">
            <calcext:condition calcext:apply-style-name="ConditionalStyle_1" calcext:value="!=&quot;&quot;" calcext:base-cell-address="RMS_Taskset_1.AF9"/>
          </calcext:conditional-format>
          <calcext:conditional-format calcext:target-range-address="EDF_Taskset_3.AF8:EDF_Taskset_3.AG8">
            <calcext:condition calcext:apply-style-name="ConditionalStyle_1" calcext:value="!=&quot;&quot;" calcext:base-cell-address="RMS_Taskset_1.AF8"/>
          </calcext:conditional-format>
          <calcext:conditional-format calcext:target-range-address="EDF_Taskset_3.AD9:EDF_Taskset_3.AE9">
            <calcext:condition calcext:apply-style-name="ConditionalStyle_1" calcext:value="!=&quot;&quot;" calcext:base-cell-address="RMS_Taskset_1.AD9"/>
          </calcext:conditional-format>
          <calcext:conditional-format calcext:target-range-address="EDF_Taskset_3.AD8:EDF_Taskset_3.AE8">
            <calcext:condition calcext:apply-style-name="ConditionalStyle_1" calcext:value="!=&quot;&quot;" calcext:base-cell-address="RMS_Taskset_1.AD8"/>
          </calcext:conditional-format>
          <calcext:conditional-format calcext:target-range-address="EDF_Taskset_3.AB9:EDF_Taskset_3.AC9">
            <calcext:condition calcext:apply-style-name="ConditionalStyle_1" calcext:value="!=&quot;&quot;" calcext:base-cell-address="RMS_Taskset_1.AB9"/>
          </calcext:conditional-format>
          <calcext:conditional-format calcext:target-range-address="EDF_Taskset_3.AB8:EDF_Taskset_3.AC8">
            <calcext:condition calcext:apply-style-name="ConditionalStyle_1" calcext:value="!=&quot;&quot;" calcext:base-cell-address="RMS_Taskset_1.AB8"/>
          </calcext:conditional-format>
          <calcext:conditional-format calcext:target-range-address="EDF_Taskset_3.Z9:EDF_Taskset_3.AA9">
            <calcext:condition calcext:apply-style-name="ConditionalStyle_1" calcext:value="!=&quot;&quot;" calcext:base-cell-address="RMS_Taskset_1.Z9"/>
          </calcext:conditional-format>
          <calcext:conditional-format calcext:target-range-address="EDF_Taskset_3.Z8:EDF_Taskset_3.AA8">
            <calcext:condition calcext:apply-style-name="ConditionalStyle_1" calcext:value="!=&quot;&quot;" calcext:base-cell-address="RMS_Taskset_1.Z8"/>
          </calcext:conditional-format>
          <calcext:conditional-format calcext:target-range-address="EDF_Taskset_3.AT11:EDF_Taskset_3.AT12 EDF_Taskset_3.CL11:EDF_Taskset_3.CL12 EDF_Taskset_3.AF11:EDF_Taskset_3.AF12 EDF_Taskset_3.AH11:EDF_Taskset_3.AH12 EDF_Taskset_3.AJ11:EDF_Taskset_3.AJ12 EDF_Taskset_3.AL11:EDF_Taskset_3.AL12 EDF_Taskset_3.AN11:EDF_Taskset_3.AN12 EDF_Taskset_3.AP11:EDF_Taskset_3.AP12 EDF_Taskset_3.AR11:EDF_Taskset_3.AR12 EDF_Taskset_3.AV11:EDF_Taskset_3.AV12 EDF_Taskset_3.AX11:EDF_Taskset_3.AX12 EDF_Taskset_3.AZ11:EDF_Taskset_3.AZ12 EDF_Taskset_3.BB11:EDF_Taskset_3.BB12 EDF_Taskset_3.BD11:EDF_Taskset_3.BD12 EDF_Taskset_3.BF11:EDF_Taskset_3.BF12 EDF_Taskset_3.BH11:EDF_Taskset_3.BH12 EDF_Taskset_3.BJ11:EDF_Taskset_3.BJ12 EDF_Taskset_3.BL11:EDF_Taskset_3.BL12 EDF_Taskset_3.BN11:EDF_Taskset_3.BN12 EDF_Taskset_3.BP11:EDF_Taskset_3.BP12 EDF_Taskset_3.BR11:EDF_Taskset_3.BR12 EDF_Taskset_3.BT11:EDF_Taskset_3.BT12 EDF_Taskset_3.BV11:EDF_Taskset_3.BV12 EDF_Taskset_3.BX11:EDF_Taskset_3.BX12 EDF_Taskset_3.BZ11:EDF_Taskset_3.BZ12 EDF_Taskset_3.CB11:EDF_Taskset_3.CB12 EDF_Taskset_3.CD11:EDF_Taskset_3.CD12 EDF_Taskset_3.CF11:EDF_Taskset_3.CF12 EDF_Taskset_3.CH11:EDF_Taskset_3.CH12 EDF_Taskset_3.CJ11:EDF_Taskset_3.CJ12 EDF_Taskset_3.CN11:EDF_Taskset_3.CN12 EDF_Taskset_3.CP11:EDF_Taskset_3.CP12 EDF_Taskset_3.CR11:EDF_Taskset_3.CR12 EDF_Taskset_3.CT11:EDF_Taskset_3.CT12 EDF_Taskset_3.CV11:EDF_Taskset_3.CV12 EDF_Taskset_3.CX11:EDF_Taskset_3.CX12 EDF_Taskset_3.CZ11:EDF_Taskset_3.CZ12 EDF_Taskset_3.DB11:EDF_Taskset_3.DB12 EDF_Taskset_3.DD11:EDF_Taskset_3.DD12 EDF_Taskset_3.DF11:EDF_Taskset_3.DF12 EDF_Taskset_3.DH11:EDF_Taskset_3.DH12 EDF_Taskset_3.DJ11:EDF_Taskset_3.DJ12 EDF_Taskset_3.DL11:EDF_Taskset_3.DL12 EDF_Taskset_3.DN11:EDF_Taskset_3.DN12 EDF_Taskset_3.DP11:EDF_Taskset_3.DP12 EDF_Taskset_3.DR11:EDF_Taskset_3.DR12">
            <calcext:condition calcext:apply-style-name="ConditionalStyle_2" calcext:value="!=&quot;&quot;" calcext:base-cell-address="RMS_Taskset_1.AF11"/>
          </calcext:conditional-format>
        </calcext:conditional-formats>
      </table:table>
      <table:table table:name="RMS_Taskset_1" table:style-name="ta3">
        <office:forms form:automatic-focus="false" form:apply-design-mode="false"/>
        <table:shapes>
          <draw:line draw:z-index="0" draw:name="Line 5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5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70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702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702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702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709" table:number-columns-spanned="2" table:number-rows-spanned="1"/>
          <table:covered-table-cell table:style-name="ce59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702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7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03" table:number-columns-spanned="2" table:number-rows-spanned="1"/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695" office:value-type="float" office:value="1" calcext:value-type="float" table:number-columns-spanned="2" table:number-rows-spanned="1">
            <text:p>1</text:p>
          </table:table-cell>
          <table:covered-table-cell table:style-name="ce704"/>
          <table:table-cell table:style-name="ce695" office:value-type="float" office:value="1" calcext:value-type="float" table:number-columns-spanned="2" table:number-rows-spanned="1">
            <text:p>1</text:p>
          </table:table-cell>
          <table:covered-table-cell table:style-name="ce704"/>
          <table:table-cell table:style-name="ce695" office:value-type="float" office:value="1" calcext:value-type="float" table:number-columns-spanned="2" table:number-rows-spanned="1">
            <text:p>1</text:p>
          </table:table-cell>
          <table:covered-table-cell table:style-name="ce704"/>
          <table:table-cell table:style-name="ce695" office:value-type="float" office:value="1" calcext:value-type="float" table:number-columns-spanned="2" table:number-rows-spanned="1">
            <text:p>1</text:p>
          </table:table-cell>
          <table:covered-table-cell table:style-name="ce704"/>
          <table:table-cell table:style-name="ce695" office:value-type="float" office:value="1" calcext:value-type="float" table:number-columns-spanned="2" table:number-rows-spanned="1">
            <text:p>1</text:p>
          </table:table-cell>
          <table:covered-table-cell table:style-name="ce704"/>
          <table:table-cell table:style-name="ce695" office:value-type="float" office:value="1" calcext:value-type="float" table:number-columns-spanned="2" table:number-rows-spanned="1">
            <text:p>1</text:p>
          </table:table-cell>
          <table:covered-table-cell table:style-name="ce704"/>
          <table:table-cell table:style-name="ce695" office:value-type="float" office:value="1" calcext:value-type="float" table:number-columns-spanned="2" table:number-rows-spanned="1">
            <text:p>1</text:p>
          </table:table-cell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office:value-type="string" calcext:value-type="string" table:number-columns-spanned="2" table:number-rows-spanned="1">
            <text:p>D0!</text:p>
          </table:table-cell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office:value-type="string" calcext:value-type="string" table:number-columns-spanned="2" table:number-rows-spanned="1">
            <text:p>D1!</text:p>
          </table:table-cell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696" office:value-type="string" calcext:value-type="string" table:number-columns-spanned="2" table:number-rows-spanned="1">
            <text:p>R0</text:p>
          </table:table-cell>
          <table:covered-table-cell table:style-name="ce705"/>
          <table:table-cell table:style-name="ce696" table:number-columns-spanned="2" table:number-rows-spanned="1"/>
          <table:covered-table-cell table:style-name="ce705"/>
          <table:table-cell table:style-name="ce696" table:number-columns-spanned="2" table:number-rows-spanned="1"/>
          <table:covered-table-cell table:style-name="ce705"/>
          <table:table-cell table:style-name="ce696" table:number-columns-spanned="2" table:number-rows-spanned="1"/>
          <table:covered-table-cell table:style-name="ce705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office:value-type="string" calcext:value-type="string" table:number-columns-spanned="2" table:number-rows-spanned="1">
            <text:p>R1</text:p>
          </table:table-cell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office:value-type="string" calcext:value-type="string" table:number-columns-spanned="2" table:number-rows-spanned="1">
            <text:p>R2</text:p>
          </table:table-cell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5" table:number-columns-spanned="2" table:number-rows-spanned="1"/>
          <table:covered-table-cell table:style-name="ce704"/>
          <table:table-cell table:style-name="ce696" table:number-columns-spanned="2" table:number-rows-spanned="1"/>
          <table:covered-table-cell table:style-name="ce705"/>
          <table:table-cell table:style-name="ce696" table:number-columns-spanned="2" table:number-rows-spanned="1"/>
          <table:covered-table-cell table:style-name="ce705"/>
          <table:table-cell table:style-name="ce696" table:number-columns-spanned="2" table:number-rows-spanned="1"/>
          <table:covered-table-cell table:style-name="ce705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69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D6!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698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R1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R2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R3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R4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R5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R6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office:value-type="string" calcext:value-type="string" table:number-columns-spanned="2" table:number-rows-spanned="1">
            <text:p>R7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699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ce699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ce699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ce699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office:value-type="string" calcext:value-type="string" table:number-columns-spanned="2" table:number-rows-spanned="1">
            <text:p>D0!</text:p>
          </table:table-cell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office:value-type="string" calcext:value-type="string" table:number-columns-spanned="2" table:number-rows-spanned="1">
            <text:p>D1!</text:p>
          </table:table-cell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office:value-type="string" calcext:value-type="string" table:number-columns-spanned="2" table:number-rows-spanned="1">
            <text:p>D2!</text:p>
          </table:table-cell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office:value-type="string" calcext:value-type="string" table:number-columns-spanned="2" table:number-rows-spanned="1">
            <text:p>D3!</text:p>
          </table:table-cell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699" office:value-type="string" calcext:value-type="string" table:number-columns-spanned="2" table:number-rows-spanned="1">
            <text:p>R0</text:p>
          </table:table-cell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office:value-type="string" calcext:value-type="string" table:number-columns-spanned="2" table:number-rows-spanned="1">
            <text:p>R1</text:p>
          </table:table-cell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office:value-type="string" calcext:value-type="string" table:number-columns-spanned="2" table:number-rows-spanned="1">
            <text:p>R2</text:p>
          </table:table-cell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office:value-type="string" calcext:value-type="string" table:number-columns-spanned="2" table:number-rows-spanned="1">
            <text:p>R3</text:p>
          </table:table-cell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office:value-type="string" calcext:value-type="string" table:number-columns-spanned="2" table:number-rows-spanned="1">
            <text:p>R4</text:p>
          </table:table-cell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699" table:number-columns-spanned="2" table:number-rows-spanned="1"/>
          <table:covered-table-cell table:style-name="ce706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700" office:value-type="float" office:value="4" calcext:value-type="float" table:number-columns-spanned="2" table:number-rows-spanned="1">
            <text:p>4</text:p>
          </table:table-cell>
          <table:covered-table-cell table:style-name="ce707"/>
          <table:table-cell table:style-name="ce700" office:value-type="float" office:value="4" calcext:value-type="float" table:number-columns-spanned="2" table:number-rows-spanned="1">
            <text:p>4</text:p>
          </table:table-cell>
          <table:covered-table-cell table:style-name="ce707"/>
          <table:table-cell table:style-name="ce700" office:value-type="float" office:value="4" calcext:value-type="float" table:number-columns-spanned="2" table:number-rows-spanned="1">
            <text:p>4</text:p>
          </table:table-cell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office:value-type="string" calcext:value-type="string" table:number-columns-spanned="2" table:number-rows-spanned="1">
            <text:p>D0!</text:p>
          </table:table-cell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office:value-type="string" calcext:value-type="string" table:number-columns-spanned="2" table:number-rows-spanned="1">
            <text:p>D1!</text:p>
          </table:table-cell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office:value-type="string" calcext:value-type="string" table:number-columns-spanned="2" table:number-rows-spanned="1">
            <text:p>D2!</text:p>
          </table:table-cell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office:value-type="string" calcext:value-type="string" table:number-columns-spanned="2" table:number-rows-spanned="1">
            <text:p>D3!</text:p>
          </table:table-cell>
          <table:covered-table-cell table:style-name="ce70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701" office:value-type="string" calcext:value-type="string" table:number-columns-spanned="2" table:number-rows-spanned="1">
            <text:p>R0</text:p>
          </table:table-cell>
          <table:covered-table-cell table:style-name="ce708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office:value-type="string" calcext:value-type="string" table:number-columns-spanned="2" table:number-rows-spanned="1">
            <text:p>R1</text:p>
          </table:table-cell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office:value-type="string" calcext:value-type="string" table:number-columns-spanned="2" table:number-rows-spanned="1">
            <text:p>R2</text:p>
          </table:table-cell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office:value-type="string" calcext:value-type="string" table:number-columns-spanned="2" table:number-rows-spanned="1">
            <text:p>R3</text:p>
          </table:table-cell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table:number-columns-spanned="2" table:number-rows-spanned="1"/>
          <table:covered-table-cell table:style-name="ce707"/>
          <table:table-cell table:style-name="ce700" office:value-type="string" calcext:value-type="string" table:number-columns-spanned="2" table:number-rows-spanned="1">
            <text:p>R4</text:p>
          </table:table-cell>
          <table:covered-table-cell table:style-name="ce707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repeated="26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417" table:number-columns-spanned="2" table:number-rows-spanned="1"/>
          <table:covered-table-cell table:style-name="ce41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RMS_Taskset_1.DM4:RMS_Taskset_1.DM4 RMS_Taskset_1.DQ4:RMS_Taskset_1.DQ4 RMS_Taskset_1.DS4:RMS_Taskset_1.DS4 RMS_Taskset_1.C2:RMS_Taskset_1.C2 RMS_Taskset_1.E2:RMS_Taskset_1.E2 RMS_Taskset_1.G2:RMS_Taskset_1.G2 RMS_Taskset_1.I2:RMS_Taskset_1.I2 RMS_Taskset_1.K2:RMS_Taskset_1.K2 RMS_Taskset_1.M2:RMS_Taskset_1.M2 RMS_Taskset_1.O2:RMS_Taskset_1.O2 RMS_Taskset_1.Q2:RMS_Taskset_1.Q2 RMS_Taskset_1.S2:RMS_Taskset_1.S2 RMS_Taskset_1.U2:RMS_Taskset_1.U2 RMS_Taskset_1.W2:RMS_Taskset_1.W2 RMS_Taskset_1.Y2:RMS_Taskset_1.Y2 RMS_Taskset_1.AA2:RMS_Taskset_1.AA2 RMS_Taskset_1.AC2:RMS_Taskset_1.AC2 RMS_Taskset_1.AE2:RMS_Taskset_1.AE2 RMS_Taskset_1.AG2:RMS_Taskset_1.AG2 RMS_Taskset_1.AI2:RMS_Taskset_1.AI2 RMS_Taskset_1.AK2:RMS_Taskset_1.AK2 RMS_Taskset_1.AM2:RMS_Taskset_1.AM2 RMS_Taskset_1.AO2:RMS_Taskset_1.AO2 RMS_Taskset_1.AQ2:RMS_Taskset_1.AQ2 RMS_Taskset_1.AS2:RMS_Taskset_1.AS2 RMS_Taskset_1.AU2:RMS_Taskset_1.AU2 RMS_Taskset_1.AW2:RMS_Taskset_1.AW2 RMS_Taskset_1.AY2:RMS_Taskset_1.AY2 RMS_Taskset_1.BA2:RMS_Taskset_1.BA2 RMS_Taskset_1.BC2:RMS_Taskset_1.BC2 RMS_Taskset_1.BE2:RMS_Taskset_1.BE2 RMS_Taskset_1.BG2:RMS_Taskset_1.BG2 RMS_Taskset_1.BI2:RMS_Taskset_1.BI2 RMS_Taskset_1.BK2:RMS_Taskset_1.BK2 RMS_Taskset_1.BM2:RMS_Taskset_1.BM2 RMS_Taskset_1.BO2:RMS_Taskset_1.BO2 RMS_Taskset_1.BQ2:RMS_Taskset_1.BQ2 RMS_Taskset_1.BS2:RMS_Taskset_1.BS2 RMS_Taskset_1.BU2:RMS_Taskset_1.BU2 RMS_Taskset_1.BW2:RMS_Taskset_1.BW2 RMS_Taskset_1.BY2:RMS_Taskset_1.BY2 RMS_Taskset_1.CA2:RMS_Taskset_1.CA2 RMS_Taskset_1.CC2:RMS_Taskset_1.CC2 RMS_Taskset_1.CE2:RMS_Taskset_1.CE2 RMS_Taskset_1.CG2:RMS_Taskset_1.CG2 RMS_Taskset_1.CI2:RMS_Taskset_1.CI2 RMS_Taskset_1.CK2:RMS_Taskset_1.CK2 RMS_Taskset_1.DM2:RMS_Taskset_1.DM2 RMS_Taskset_1.DQ2:RMS_Taskset_1.DQ2 RMS_Taskset_1.DS2:RMS_Taskset_1.DS2 RMS_Taskset_1.DO4:RMS_Taskset_1.DO4 RMS_Taskset_1.DO2:RMS_Taskset_1.DO2 RMS_Taskset_1.DI4:RMS_Taskset_1.DI4 RMS_Taskset_1.DK4:RMS_Taskset_1.DK4 RMS_Taskset_1.CM2:RMS_Taskset_1.CM2 RMS_Taskset_1.CO2:RMS_Taskset_1.CO2 RMS_Taskset_1.CQ2:RMS_Taskset_1.CQ2 RMS_Taskset_1.CS2:RMS_Taskset_1.CS2 RMS_Taskset_1.CU2:RMS_Taskset_1.CU2 RMS_Taskset_1.CW2:RMS_Taskset_1.CW2 RMS_Taskset_1.CY2:RMS_Taskset_1.CY2 RMS_Taskset_1.DA2:RMS_Taskset_1.DA2 RMS_Taskset_1.DC2:RMS_Taskset_1.DC2 RMS_Taskset_1.DE2:RMS_Taskset_1.DE2 RMS_Taskset_1.DG2:RMS_Taskset_1.DG2 RMS_Taskset_1.DI2:RMS_Taskset_1.DI2 RMS_Taskset_1.DK2:RMS_Taskset_1.DK2 RMS_Taskset_1.DG4:RMS_Taskset_1.DG4 RMS_Taskset_1.DE4:RMS_Taskset_1.DE4 RMS_Taskset_1.DC4:RMS_Taskset_1.DC4 RMS_Taskset_1.DA4:RMS_Taskset_1.DA4 RMS_Taskset_1.CY4:RMS_Taskset_1.CY4 RMS_Taskset_1.CW4:RMS_Taskset_1.CW4 RMS_Taskset_1.CU4:RMS_Taskset_1.CU4 RMS_Taskset_1.CS4:RMS_Taskset_1.CS4 RMS_Taskset_1.CQ4:RMS_Taskset_1.CQ4 RMS_Taskset_1.CO4:RMS_Taskset_1.CO4 RMS_Taskset_1.CM4:RMS_Taskset_1.CM4 RMS_Taskset_1.CK4:RMS_Taskset_1.CK4 RMS_Taskset_1.CI4:RMS_Taskset_1.CI4 RMS_Taskset_1.CG4:RMS_Taskset_1.CG4 RMS_Taskset_1.CE4:RMS_Taskset_1.CE4 RMS_Taskset_1.CC4:RMS_Taskset_1.CC4 RMS_Taskset_1.CA4:RMS_Taskset_1.CA4 RMS_Taskset_1.BY4:RMS_Taskset_1.BY4 RMS_Taskset_1.BW4:RMS_Taskset_1.BW4 RMS_Taskset_1.BU4:RMS_Taskset_1.BU4 RMS_Taskset_1.BS4:RMS_Taskset_1.BS4 RMS_Taskset_1.BQ4:RMS_Taskset_1.BQ4 RMS_Taskset_1.BO4:RMS_Taskset_1.BO4 RMS_Taskset_1.BM4:RMS_Taskset_1.BM4 RMS_Taskset_1.BK4:RMS_Taskset_1.BK4 RMS_Taskset_1.BI4:RMS_Taskset_1.BI4 RMS_Taskset_1.BG4:RMS_Taskset_1.BG4 RMS_Taskset_1.BE4:RMS_Taskset_1.BE4 RMS_Taskset_1.BC4:RMS_Taskset_1.BC4 RMS_Taskset_1.BA4:RMS_Taskset_1.BA4 RMS_Taskset_1.AY4:RMS_Taskset_1.AY4 RMS_Taskset_1.AW4:RMS_Taskset_1.AW4 RMS_Taskset_1.AU4:RMS_Taskset_1.AU4 RMS_Taskset_1.AS4:RMS_Taskset_1.AS4 RMS_Taskset_1.AQ4:RMS_Taskset_1.AQ4 RMS_Taskset_1.AO4:RMS_Taskset_1.AO4 RMS_Taskset_1.AM4:RMS_Taskset_1.AM4 RMS_Taskset_1.AK4:RMS_Taskset_1.AK4 RMS_Taskset_1.AI4:RMS_Taskset_1.AI4 RMS_Taskset_1.AG4:RMS_Taskset_1.AG4 RMS_Taskset_1.AE4:RMS_Taskset_1.AE4 RMS_Taskset_1.AC4:RMS_Taskset_1.AC4 RMS_Taskset_1.AA4:RMS_Taskset_1.AA4 RMS_Taskset_1.Y4:RMS_Taskset_1.Y4 RMS_Taskset_1.W4:RMS_Taskset_1.W4 RMS_Taskset_1.U4:RMS_Taskset_1.U4 RMS_Taskset_1.S4:RMS_Taskset_1.S4 RMS_Taskset_1.Q4:RMS_Taskset_1.Q4 RMS_Taskset_1.O4:RMS_Taskset_1.O4 RMS_Taskset_1.M4:RMS_Taskset_1.M4 RMS_Taskset_1.K4:RMS_Taskset_1.K4 RMS_Taskset_1.I4:RMS_Taskset_1.I4 RMS_Taskset_1.G4:RMS_Taskset_1.G4 RMS_Taskset_1.E4:RMS_Taskset_1.E4 RMS_Taskset_1.C4:RMS_Taskset_1.C4">
            <calcext:condition calcext:apply-style-name="ConditionalStyle_1" calcext:value="=1" calcext:base-cell-address="RMS_Taskset_3.C2"/>
            <calcext:condition calcext:apply-style-name="ConditionalStyle_2" calcext:value="=2" calcext:base-cell-address="RMS_Taskset_3.C2"/>
            <calcext:condition calcext:apply-style-name="ConditionalStyle_3" calcext:value="=3" calcext:base-cell-address="RMS_Taskset_3.C2"/>
            <calcext:condition calcext:apply-style-name="ConditionalStyle_4" calcext:value="=4" calcext:base-cell-address="RMS_Taskset_3.C2"/>
            <calcext:condition calcext:apply-style-name="ConditionalStyle_5" calcext:value="&lt;1" calcext:base-cell-address="RMS_Taskset_3.C2"/>
            <calcext:condition calcext:apply-style-name="ConditionalStyle_5" calcext:value="&gt;4" calcext:base-cell-address="RMS_Taskset_3.C2"/>
          </calcext:conditional-format>
          <calcext:conditional-format calcext:target-range-address="RMS_Taskset_1.B8:RMS_Taskset_1.DS9">
            <calcext:condition calcext:apply-style-name="ConditionalStyle_1" calcext:value="!=&quot;&quot;" calcext:base-cell-address="RMS_Taskset_3.B8"/>
          </calcext:conditional-format>
          <calcext:conditional-format calcext:target-range-address="RMS_Taskset_1.B11:RMS_Taskset_1.B12 RMS_Taskset_1.AT11:RMS_Taskset_1.AT12 RMS_Taskset_1.CL11:RMS_Taskset_1.CL12 RMS_Taskset_1.D11:RMS_Taskset_1.D12 RMS_Taskset_1.F11:RMS_Taskset_1.F12 RMS_Taskset_1.H11:RMS_Taskset_1.H12 RMS_Taskset_1.J11:RMS_Taskset_1.J12 RMS_Taskset_1.L11:RMS_Taskset_1.L12 RMS_Taskset_1.N11:RMS_Taskset_1.N12 RMS_Taskset_1.V11:RMS_Taskset_1.V12 RMS_Taskset_1.X11:RMS_Taskset_1.X12 RMS_Taskset_1.Z11:RMS_Taskset_1.Z12 RMS_Taskset_1.AB11:RMS_Taskset_1.AB12 RMS_Taskset_1.AD11:RMS_Taskset_1.AD12 RMS_Taskset_1.AF11:RMS_Taskset_1.AF12 RMS_Taskset_1.AH11:RMS_Taskset_1.AH12 RMS_Taskset_1.AJ11:RMS_Taskset_1.AJ12 RMS_Taskset_1.AL11:RMS_Taskset_1.AL12 RMS_Taskset_1.AN11:RMS_Taskset_1.AN12 RMS_Taskset_1.AP11:RMS_Taskset_1.AP12 RMS_Taskset_1.AR11:RMS_Taskset_1.AR12 RMS_Taskset_1.AV11:RMS_Taskset_1.AV12 RMS_Taskset_1.AX11:RMS_Taskset_1.AX12 RMS_Taskset_1.AZ11:RMS_Taskset_1.AZ12 RMS_Taskset_1.BB11:RMS_Taskset_1.BB12 RMS_Taskset_1.BD11:RMS_Taskset_1.BD12 RMS_Taskset_1.BF11:RMS_Taskset_1.BF12 RMS_Taskset_1.BH11:RMS_Taskset_1.BH12 RMS_Taskset_1.BJ11:RMS_Taskset_1.BJ12 RMS_Taskset_1.BL11:RMS_Taskset_1.BL12 RMS_Taskset_1.BN11:RMS_Taskset_1.BN12 RMS_Taskset_1.BP11:RMS_Taskset_1.BP12 RMS_Taskset_1.BR11:RMS_Taskset_1.BR12 RMS_Taskset_1.BT11:RMS_Taskset_1.BT12 RMS_Taskset_1.BV11:RMS_Taskset_1.BV12 RMS_Taskset_1.BX11:RMS_Taskset_1.BX12 RMS_Taskset_1.BZ11:RMS_Taskset_1.BZ12 RMS_Taskset_1.CB11:RMS_Taskset_1.CB12 RMS_Taskset_1.CD11:RMS_Taskset_1.CD12 RMS_Taskset_1.CF11:RMS_Taskset_1.CF12 RMS_Taskset_1.CH11:RMS_Taskset_1.CH12 RMS_Taskset_1.CJ11:RMS_Taskset_1.CJ12 RMS_Taskset_1.CN11:RMS_Taskset_1.CN12 RMS_Taskset_1.CP11:RMS_Taskset_1.CP12 RMS_Taskset_1.CR11:RMS_Taskset_1.CR12 RMS_Taskset_1.CT11:RMS_Taskset_1.CT12 RMS_Taskset_1.CV11:RMS_Taskset_1.CV12 RMS_Taskset_1.CX11:RMS_Taskset_1.CX12 RMS_Taskset_1.CZ11:RMS_Taskset_1.CZ12 RMS_Taskset_1.DB11:RMS_Taskset_1.DB12 RMS_Taskset_1.DD11:RMS_Taskset_1.DD12 RMS_Taskset_1.DF11:RMS_Taskset_1.DF12 RMS_Taskset_1.DH11:RMS_Taskset_1.DH12 RMS_Taskset_1.DJ11:RMS_Taskset_1.DJ12 RMS_Taskset_1.DL11:RMS_Taskset_1.DL12 RMS_Taskset_1.DN11:RMS_Taskset_1.DN12 RMS_Taskset_1.DP11:RMS_Taskset_1.DP12 RMS_Taskset_1.DR11:RMS_Taskset_1.DR12 RMS_Taskset_1.R11:RMS_Taskset_1.R12 RMS_Taskset_1.P11:RMS_Taskset_1.P12 RMS_Taskset_1.T11:RMS_Taskset_1.T12">
            <calcext:condition calcext:apply-style-name="ConditionalStyle_2" calcext:value="!=&quot;&quot;" calcext:base-cell-address="RMS_Taskset_3.B11"/>
          </calcext:conditional-format>
          <calcext:conditional-format calcext:target-range-address="RMS_Taskset_1.B14:RMS_Taskset_1.DS15">
            <calcext:condition calcext:apply-style-name="ConditionalStyle_3" calcext:value="!=&quot;&quot;" calcext:base-cell-address="RMS_Taskset_3.B14"/>
          </calcext:conditional-format>
          <calcext:conditional-format calcext:target-range-address="RMS_Taskset_1.B17:RMS_Taskset_1.DS18">
            <calcext:condition calcext:apply-style-name="ConditionalStyle_4" calcext:value="!=&quot;&quot;" calcext:base-cell-address="RMS_Taskset_3.B17"/>
          </calcext:conditional-format>
        </calcext:conditional-formats>
      </table:table>
      <table:table table:name="RMS_Taskset_2" table:style-name="ta3">
        <office:forms form:automatic-focus="false" form:apply-design-mode="false"/>
        <table:shapes>
          <draw:line draw:z-index="0" draw:name="Line 4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5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717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717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71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724" table:number-columns-spanned="2" table:number-rows-spanned="1"/>
          <table:covered-table-cell table:style-name="ce59"/>
          <table:table-cell table:style-name="ce724" table:number-columns-spanned="2" table:number-rows-spanned="1"/>
          <table:covered-table-cell table:style-name="ce59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18" table:number-columns-spanned="2" table:number-rows-spanned="1"/>
          <table:covered-table-cell table:style-name="ce42"/>
          <table:table-cell table:style-name="ce718" table:number-columns-spanned="2" table:number-rows-spanned="1"/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1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710" office:value-type="float" office:value="1" calcext:value-type="float" table:number-columns-spanned="2" table:number-rows-spanned="1">
            <text:p>1</text:p>
          </table:table-cell>
          <table:covered-table-cell table:style-name="ce719"/>
          <table:table-cell table:style-name="ce710" office:value-type="float" office:value="1" calcext:value-type="float" table:number-columns-spanned="2" table:number-rows-spanned="1">
            <text:p>1</text:p>
          </table:table-cell>
          <table:covered-table-cell table:style-name="ce719"/>
          <table:table-cell table:style-name="ce710" office:value-type="float" office:value="1" calcext:value-type="float" table:number-columns-spanned="2" table:number-rows-spanned="1">
            <text:p>1</text:p>
          </table:table-cell>
          <table:covered-table-cell table:style-name="ce719"/>
          <table:table-cell table:style-name="ce710" office:value-type="float" office:value="1" calcext:value-type="float" table:number-columns-spanned="2" table:number-rows-spanned="1">
            <text:p>1</text:p>
          </table:table-cell>
          <table:covered-table-cell table:style-name="ce719"/>
          <table:table-cell table:style-name="ce710" office:value-type="float" office:value="1" calcext:value-type="float" table:number-columns-spanned="2" table:number-rows-spanned="1">
            <text:p>1</text:p>
          </table:table-cell>
          <table:covered-table-cell table:style-name="ce719"/>
          <table:table-cell table:style-name="ce710" office:value-type="float" office:value="1" calcext:value-type="float" table:number-columns-spanned="2" table:number-rows-spanned="1">
            <text:p>1</text:p>
          </table:table-cell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office:value-type="string" calcext:value-type="string" table:number-columns-spanned="2" table:number-rows-spanned="1">
            <text:p>D0!</text:p>
          </table:table-cell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office:value-type="string" calcext:value-type="string" table:number-columns-spanned="2" table:number-rows-spanned="1">
            <text:p>D1!</text:p>
          </table:table-cell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office:value-type="string" calcext:value-type="string" table:number-columns-spanned="2" table:number-rows-spanned="1">
            <text:p>D2!</text:p>
          </table:table-cell>
          <table:covered-table-cell table:style-name="ce719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711" office:value-type="string" calcext:value-type="string" table:number-columns-spanned="2" table:number-rows-spanned="1">
            <text:p>R0</text:p>
          </table:table-cell>
          <table:covered-table-cell table:style-name="ce720"/>
          <table:table-cell table:style-name="ce711" table:number-columns-spanned="2" table:number-rows-spanned="1"/>
          <table:covered-table-cell table:style-name="ce720"/>
          <table:table-cell table:style-name="ce711" table:number-columns-spanned="2" table:number-rows-spanned="1"/>
          <table:covered-table-cell table:style-name="ce720"/>
          <table:table-cell table:style-name="ce711" table:number-columns-spanned="2" table:number-rows-spanned="1"/>
          <table:covered-table-cell table:style-name="ce720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office:value-type="string" calcext:value-type="string" table:number-columns-spanned="2" table:number-rows-spanned="1">
            <text:p>R1</text:p>
          </table:table-cell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office:value-type="string" calcext:value-type="string" table:number-columns-spanned="2" table:number-rows-spanned="1">
            <text:p>R2</text:p>
          </table:table-cell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0" table:number-columns-spanned="2" table:number-rows-spanned="1"/>
          <table:covered-table-cell table:style-name="ce719"/>
          <table:table-cell table:style-name="ce711" table:number-columns-spanned="2" table:number-rows-spanned="1"/>
          <table:covered-table-cell table:style-name="ce720"/>
          <table:table-cell table:style-name="ce711" table:number-columns-spanned="2" table:number-rows-spanned="1"/>
          <table:covered-table-cell table:style-name="ce720"/>
          <table:table-cell table:style-name="ce711" office:value-type="string" calcext:value-type="string" table:number-columns-spanned="2" table:number-rows-spanned="1">
            <text:p>R3</text:p>
          </table:table-cell>
          <table:covered-table-cell table:style-name="ce720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712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2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2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713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office:value-type="string" calcext:value-type="string" table:number-columns-spanned="2" table:number-rows-spanned="1">
            <text:p>R1</text:p>
          </table:table-cell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office:value-type="string" calcext:value-type="string" table:number-columns-spanned="2" table:number-rows-spanned="1">
            <text:p>R2</text:p>
          </table:table-cell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office:value-type="string" calcext:value-type="string" table:number-columns-spanned="2" table:number-rows-spanned="1">
            <text:p>R3</text:p>
          </table:table-cell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office:value-type="string" calcext:value-type="string" table:number-columns-spanned="2" table:number-rows-spanned="1">
            <text:p>R4</text:p>
          </table:table-cell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table:number-columns-spanned="2" table:number-rows-spanned="1"/>
          <table:covered-table-cell table:style-name="ce33"/>
          <table:table-cell table:style-name="ce712" office:value-type="string" calcext:value-type="string" table:number-columns-spanned="2" table:number-rows-spanned="1">
            <text:p>R5</text:p>
          </table:table-cell>
          <table:covered-table-cell table:style-name="ce33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714" office:value-type="float" office:value="3" calcext:value-type="float" table:number-columns-spanned="2" table:number-rows-spanned="1">
            <text:p>3</text:p>
          </table:table-cell>
          <table:covered-table-cell table:style-name="ce721"/>
          <table:table-cell table:style-name="ce714" office:value-type="float" office:value="3" calcext:value-type="float" table:number-columns-spanned="2" table:number-rows-spanned="1">
            <text:p>3</text:p>
          </table:table-cell>
          <table:covered-table-cell table:style-name="ce721"/>
          <table:table-cell table:style-name="ce714" office:value-type="float" office:value="3" calcext:value-type="float" table:number-columns-spanned="2" table:number-rows-spanned="1">
            <text:p>3</text:p>
          </table:table-cell>
          <table:covered-table-cell table:style-name="ce721"/>
          <table:table-cell table:style-name="ce714" office:value-type="float" office:value="3" calcext:value-type="float" table:number-columns-spanned="2" table:number-rows-spanned="1">
            <text:p>3</text:p>
          </table:table-cell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office:value-type="string" calcext:value-type="string" table:number-columns-spanned="2" table:number-rows-spanned="1">
            <text:p>D0!</text:p>
          </table:table-cell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office:value-type="string" calcext:value-type="string" table:number-columns-spanned="2" table:number-rows-spanned="1">
            <text:p>D1!</text:p>
          </table:table-cell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office:value-type="string" calcext:value-type="string" table:number-columns-spanned="2" table:number-rows-spanned="1">
            <text:p>D2!</text:p>
          </table:table-cell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office:value-type="string" calcext:value-type="string" table:number-columns-spanned="2" table:number-rows-spanned="1">
            <text:p>D3!</text:p>
          </table:table-cell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office:value-type="string" calcext:value-type="string" table:number-columns-spanned="2" table:number-rows-spanned="1">
            <text:p>D4!</text:p>
          </table:table-cell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714" office:value-type="string" calcext:value-type="string" table:number-columns-spanned="2" table:number-rows-spanned="1">
            <text:p>R0</text:p>
          </table:table-cell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office:value-type="string" calcext:value-type="string" table:number-columns-spanned="2" table:number-rows-spanned="1">
            <text:p>R1</text:p>
          </table:table-cell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office:value-type="string" calcext:value-type="string" table:number-columns-spanned="2" table:number-rows-spanned="1">
            <text:p>R2</text:p>
          </table:table-cell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office:value-type="string" calcext:value-type="string" table:number-columns-spanned="2" table:number-rows-spanned="1">
            <text:p>R3</text:p>
          </table:table-cell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office:value-type="string" calcext:value-type="string" table:number-columns-spanned="2" table:number-rows-spanned="1">
            <text:p>R4</text:p>
          </table:table-cell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office:value-type="string" calcext:value-type="string" table:number-columns-spanned="2" table:number-rows-spanned="1">
            <text:p>R5</text:p>
          </table:table-cell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714" table:number-columns-spanned="2" table:number-rows-spanned="1"/>
          <table:covered-table-cell table:style-name="ce721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715" office:value-type="float" office:value="4" calcext:value-type="float" table:number-columns-spanned="2" table:number-rows-spanned="1">
            <text:p>4</text:p>
          </table:table-cell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716" office:value-type="string" calcext:value-type="string" table:number-columns-spanned="2" table:number-rows-spanned="1">
            <text:p>R0</text:p>
          </table:table-cell>
          <table:covered-table-cell table:style-name="ce723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715" table:number-columns-spanned="2" table:number-rows-spanned="1"/>
          <table:covered-table-cell table:style-name="ce722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repeated="26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417" table:number-columns-spanned="2" table:number-rows-spanned="1"/>
          <table:covered-table-cell table:style-name="ce41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RMS_Taskset_2.DM4:RMS_Taskset_2.DM4 RMS_Taskset_2.DQ4:RMS_Taskset_2.DQ4 RMS_Taskset_2.DS4:RMS_Taskset_2.DS4 RMS_Taskset_2.C2:RMS_Taskset_2.C2 RMS_Taskset_2.E2:RMS_Taskset_2.E2 RMS_Taskset_2.G2:RMS_Taskset_2.G2 RMS_Taskset_2.K2:RMS_Taskset_2.K2 RMS_Taskset_2.M2:RMS_Taskset_2.M2 RMS_Taskset_2.O2:RMS_Taskset_2.O2 RMS_Taskset_2.Q2:RMS_Taskset_2.Q2 RMS_Taskset_2.S2:RMS_Taskset_2.S2 RMS_Taskset_2.U2:RMS_Taskset_2.U2 RMS_Taskset_2.W2:RMS_Taskset_2.W2 RMS_Taskset_2.Y2:RMS_Taskset_2.Y2 RMS_Taskset_2.AA2:RMS_Taskset_2.AA2 RMS_Taskset_2.AC2:RMS_Taskset_2.AC2 RMS_Taskset_2.AE2:RMS_Taskset_2.AE2 RMS_Taskset_2.AG2:RMS_Taskset_2.AG2 RMS_Taskset_2.AI2:RMS_Taskset_2.AI2 RMS_Taskset_2.AK2:RMS_Taskset_2.AK2 RMS_Taskset_2.AM2:RMS_Taskset_2.AM2 RMS_Taskset_2.AO2:RMS_Taskset_2.AO2 RMS_Taskset_2.AQ2:RMS_Taskset_2.AQ2 RMS_Taskset_2.AS2:RMS_Taskset_2.AS2 RMS_Taskset_2.AU2:RMS_Taskset_2.AU2 RMS_Taskset_2.AW2:RMS_Taskset_2.AW2 RMS_Taskset_2.AY2:RMS_Taskset_2.AY2 RMS_Taskset_2.BA2:RMS_Taskset_2.BA2 RMS_Taskset_2.BC2:RMS_Taskset_2.BC2 RMS_Taskset_2.BE2:RMS_Taskset_2.BE2 RMS_Taskset_2.BG2:RMS_Taskset_2.BG2 RMS_Taskset_2.BI2:RMS_Taskset_2.BI2 RMS_Taskset_2.BK2:RMS_Taskset_2.BK2 RMS_Taskset_2.BM2:RMS_Taskset_2.BM2 RMS_Taskset_2.BO2:RMS_Taskset_2.BO2 RMS_Taskset_2.BQ2:RMS_Taskset_2.BQ2 RMS_Taskset_2.BS2:RMS_Taskset_2.BS2 RMS_Taskset_2.BU2:RMS_Taskset_2.BU2 RMS_Taskset_2.BW2:RMS_Taskset_2.BW2 RMS_Taskset_2.BY2:RMS_Taskset_2.BY2 RMS_Taskset_2.CA2:RMS_Taskset_2.CA2 RMS_Taskset_2.CC2:RMS_Taskset_2.CC2 RMS_Taskset_2.CE2:RMS_Taskset_2.CE2 RMS_Taskset_2.CG2:RMS_Taskset_2.CG2 RMS_Taskset_2.CI2:RMS_Taskset_2.CI2 RMS_Taskset_2.CK2:RMS_Taskset_2.CK2 RMS_Taskset_2.DM2:RMS_Taskset_2.DM2 RMS_Taskset_2.DQ2:RMS_Taskset_2.DQ2 RMS_Taskset_2.DS2:RMS_Taskset_2.DS2 RMS_Taskset_2.DO4:RMS_Taskset_2.DO4 RMS_Taskset_2.DO2:RMS_Taskset_2.DO2 RMS_Taskset_2.DI4:RMS_Taskset_2.DI4 RMS_Taskset_2.DK4:RMS_Taskset_2.DK4 RMS_Taskset_2.CM2:RMS_Taskset_2.CM2 RMS_Taskset_2.CO2:RMS_Taskset_2.CO2 RMS_Taskset_2.CQ2:RMS_Taskset_2.CQ2 RMS_Taskset_2.CS2:RMS_Taskset_2.CS2 RMS_Taskset_2.CU2:RMS_Taskset_2.CU2 RMS_Taskset_2.CW2:RMS_Taskset_2.CW2 RMS_Taskset_2.CY2:RMS_Taskset_2.CY2 RMS_Taskset_2.DA2:RMS_Taskset_2.DA2 RMS_Taskset_2.DC2:RMS_Taskset_2.DC2 RMS_Taskset_2.DE2:RMS_Taskset_2.DE2 RMS_Taskset_2.DG2:RMS_Taskset_2.DG2 RMS_Taskset_2.DI2:RMS_Taskset_2.DI2 RMS_Taskset_2.DK2:RMS_Taskset_2.DK2 RMS_Taskset_2.DG4:RMS_Taskset_2.DG4 RMS_Taskset_2.DE4:RMS_Taskset_2.DE4 RMS_Taskset_2.DC4:RMS_Taskset_2.DC4 RMS_Taskset_2.DA4:RMS_Taskset_2.DA4 RMS_Taskset_2.CY4:RMS_Taskset_2.CY4 RMS_Taskset_2.CW4:RMS_Taskset_2.CW4 RMS_Taskset_2.CU4:RMS_Taskset_2.CU4 RMS_Taskset_2.CS4:RMS_Taskset_2.CS4 RMS_Taskset_2.CQ4:RMS_Taskset_2.CQ4 RMS_Taskset_2.CO4:RMS_Taskset_2.CO4 RMS_Taskset_2.CM4:RMS_Taskset_2.CM4 RMS_Taskset_2.CK4:RMS_Taskset_2.CK4 RMS_Taskset_2.CI4:RMS_Taskset_2.CI4 RMS_Taskset_2.CG4:RMS_Taskset_2.CG4 RMS_Taskset_2.CE4:RMS_Taskset_2.CE4 RMS_Taskset_2.CC4:RMS_Taskset_2.CC4 RMS_Taskset_2.CA4:RMS_Taskset_2.CA4 RMS_Taskset_2.BY4:RMS_Taskset_2.BY4 RMS_Taskset_2.BW4:RMS_Taskset_2.BW4 RMS_Taskset_2.BU4:RMS_Taskset_2.BU4 RMS_Taskset_2.BS4:RMS_Taskset_2.BS4 RMS_Taskset_2.BQ4:RMS_Taskset_2.BQ4 RMS_Taskset_2.BO4:RMS_Taskset_2.BO4 RMS_Taskset_2.BM4:RMS_Taskset_2.BM4 RMS_Taskset_2.BK4:RMS_Taskset_2.BK4 RMS_Taskset_2.BI4:RMS_Taskset_2.BI4 RMS_Taskset_2.BG4:RMS_Taskset_2.BG4 RMS_Taskset_2.BE4:RMS_Taskset_2.BE4 RMS_Taskset_2.BC4:RMS_Taskset_2.BC4 RMS_Taskset_2.BA4:RMS_Taskset_2.BA4 RMS_Taskset_2.AY4:RMS_Taskset_2.AY4 RMS_Taskset_2.AW4:RMS_Taskset_2.AW4 RMS_Taskset_2.AU4:RMS_Taskset_2.AU4 RMS_Taskset_2.AS4:RMS_Taskset_2.AS4 RMS_Taskset_2.AQ4:RMS_Taskset_2.AQ4 RMS_Taskset_2.AO4:RMS_Taskset_2.AO4 RMS_Taskset_2.AM4:RMS_Taskset_2.AM4 RMS_Taskset_2.AK4:RMS_Taskset_2.AK4 RMS_Taskset_2.AI4:RMS_Taskset_2.AI4 RMS_Taskset_2.AG4:RMS_Taskset_2.AG4 RMS_Taskset_2.AE4:RMS_Taskset_2.AE4 RMS_Taskset_2.AC4:RMS_Taskset_2.AC4 RMS_Taskset_2.AA4:RMS_Taskset_2.AA4 RMS_Taskset_2.Y4:RMS_Taskset_2.Y4 RMS_Taskset_2.W4:RMS_Taskset_2.W4 RMS_Taskset_2.U4:RMS_Taskset_2.U4 RMS_Taskset_2.S4:RMS_Taskset_2.S4 RMS_Taskset_2.Q4:RMS_Taskset_2.Q4 RMS_Taskset_2.O4:RMS_Taskset_2.O4 RMS_Taskset_2.M4:RMS_Taskset_2.M4 RMS_Taskset_2.K4:RMS_Taskset_2.K4 RMS_Taskset_2.I4:RMS_Taskset_2.I4 RMS_Taskset_2.I2:RMS_Taskset_2.I2 RMS_Taskset_2.G4:RMS_Taskset_2.G4 RMS_Taskset_2.E4:RMS_Taskset_2.E4 RMS_Taskset_2.C4:RMS_Taskset_2.C4">
            <calcext:condition calcext:apply-style-name="ConditionalStyle_1" calcext:value="=1" calcext:base-cell-address="EDF_Taskset_2.C2"/>
            <calcext:condition calcext:apply-style-name="ConditionalStyle_2" calcext:value="=2" calcext:base-cell-address="EDF_Taskset_2.C2"/>
            <calcext:condition calcext:apply-style-name="ConditionalStyle_3" calcext:value="=3" calcext:base-cell-address="EDF_Taskset_2.C2"/>
            <calcext:condition calcext:apply-style-name="ConditionalStyle_4" calcext:value="=4" calcext:base-cell-address="EDF_Taskset_2.C2"/>
            <calcext:condition calcext:apply-style-name="ConditionalStyle_5" calcext:value="&lt;1" calcext:base-cell-address="EDF_Taskset_2.C2"/>
            <calcext:condition calcext:apply-style-name="ConditionalStyle_5" calcext:value="&gt;4" calcext:base-cell-address="EDF_Taskset_2.C2"/>
          </calcext:conditional-format>
          <calcext:conditional-format calcext:target-range-address="RMS_Taskset_2.B8:RMS_Taskset_2.DS9">
            <calcext:condition calcext:apply-style-name="ConditionalStyle_1" calcext:value="!=&quot;&quot;" calcext:base-cell-address="EDF_Taskset_2.B8"/>
          </calcext:conditional-format>
          <calcext:conditional-format calcext:target-range-address="RMS_Taskset_2.B11:RMS_Taskset_2.B12 RMS_Taskset_2.AT11:RMS_Taskset_2.AT12 RMS_Taskset_2.CL11:RMS_Taskset_2.CL12 RMS_Taskset_2.D11:RMS_Taskset_2.D12 RMS_Taskset_2.F11:RMS_Taskset_2.F12 RMS_Taskset_2.H11:RMS_Taskset_2.H12 RMS_Taskset_2.J11:RMS_Taskset_2.J12 RMS_Taskset_2.L11:RMS_Taskset_2.L12 RMS_Taskset_2.N11:RMS_Taskset_2.N12 RMS_Taskset_2.V11:RMS_Taskset_2.V12 RMS_Taskset_2.X11:RMS_Taskset_2.X12 RMS_Taskset_2.Z11:RMS_Taskset_2.Z12 RMS_Taskset_2.AB11:RMS_Taskset_2.AB12 RMS_Taskset_2.AD11:RMS_Taskset_2.AD12 RMS_Taskset_2.AF11:RMS_Taskset_2.AF12 RMS_Taskset_2.AH11:RMS_Taskset_2.AH12 RMS_Taskset_2.AJ11:RMS_Taskset_2.AJ12 RMS_Taskset_2.AL11:RMS_Taskset_2.AL12 RMS_Taskset_2.AN11:RMS_Taskset_2.AN12 RMS_Taskset_2.AP11:RMS_Taskset_2.AP12 RMS_Taskset_2.AR11:RMS_Taskset_2.AR12 RMS_Taskset_2.AV11:RMS_Taskset_2.AV12 RMS_Taskset_2.AX11:RMS_Taskset_2.AX12 RMS_Taskset_2.AZ11:RMS_Taskset_2.AZ12 RMS_Taskset_2.BB11:RMS_Taskset_2.BB12 RMS_Taskset_2.BD11:RMS_Taskset_2.BD12 RMS_Taskset_2.BF11:RMS_Taskset_2.BF12 RMS_Taskset_2.BH11:RMS_Taskset_2.BH12 RMS_Taskset_2.BJ11:RMS_Taskset_2.BJ12 RMS_Taskset_2.BL11:RMS_Taskset_2.BL12 RMS_Taskset_2.BN11:RMS_Taskset_2.BN12 RMS_Taskset_2.BP11:RMS_Taskset_2.BP12 RMS_Taskset_2.BR11:RMS_Taskset_2.BR12 RMS_Taskset_2.BT11:RMS_Taskset_2.BT12 RMS_Taskset_2.BV11:RMS_Taskset_2.BV12 RMS_Taskset_2.BX11:RMS_Taskset_2.BX12 RMS_Taskset_2.BZ11:RMS_Taskset_2.BZ12 RMS_Taskset_2.CB11:RMS_Taskset_2.CB12 RMS_Taskset_2.CD11:RMS_Taskset_2.CD12 RMS_Taskset_2.CF11:RMS_Taskset_2.CF12 RMS_Taskset_2.CH11:RMS_Taskset_2.CH12 RMS_Taskset_2.CJ11:RMS_Taskset_2.CJ12 RMS_Taskset_2.CN11:RMS_Taskset_2.CN12 RMS_Taskset_2.CP11:RMS_Taskset_2.CP12 RMS_Taskset_2.CR11:RMS_Taskset_2.CR12 RMS_Taskset_2.CT11:RMS_Taskset_2.CT12 RMS_Taskset_2.CV11:RMS_Taskset_2.CV12 RMS_Taskset_2.CX11:RMS_Taskset_2.CX12 RMS_Taskset_2.CZ11:RMS_Taskset_2.CZ12 RMS_Taskset_2.DB11:RMS_Taskset_2.DB12 RMS_Taskset_2.DD11:RMS_Taskset_2.DD12 RMS_Taskset_2.DF11:RMS_Taskset_2.DF12 RMS_Taskset_2.DH11:RMS_Taskset_2.DH12 RMS_Taskset_2.DJ11:RMS_Taskset_2.DJ12 RMS_Taskset_2.DL11:RMS_Taskset_2.DL12 RMS_Taskset_2.DN11:RMS_Taskset_2.DN12 RMS_Taskset_2.DP11:RMS_Taskset_2.DP12 RMS_Taskset_2.DR11:RMS_Taskset_2.DR12 RMS_Taskset_2.R11:RMS_Taskset_2.R12 RMS_Taskset_2.P11:RMS_Taskset_2.P12 RMS_Taskset_2.T11:RMS_Taskset_2.T12">
            <calcext:condition calcext:apply-style-name="ConditionalStyle_2" calcext:value="!=&quot;&quot;" calcext:base-cell-address="EDF_Taskset_2.B11"/>
          </calcext:conditional-format>
          <calcext:conditional-format calcext:target-range-address="RMS_Taskset_2.B14:RMS_Taskset_2.DS15">
            <calcext:condition calcext:apply-style-name="ConditionalStyle_3" calcext:value="!=&quot;&quot;" calcext:base-cell-address="EDF_Taskset_2.B14"/>
          </calcext:conditional-format>
          <calcext:conditional-format calcext:target-range-address="RMS_Taskset_2.B17:RMS_Taskset_2.DS18">
            <calcext:condition calcext:apply-style-name="ConditionalStyle_4" calcext:value="!=&quot;&quot;" calcext:base-cell-address="EDF_Taskset_2.B17"/>
          </calcext:conditional-format>
        </calcext:conditional-formats>
      </table:table>
      <table:table table:name="RMS_Taskset_3" table:style-name="ta3">
        <office:forms form:automatic-focus="false" form:apply-design-mode="false"/>
        <table:shapes>
          <draw:line draw:z-index="0" draw:name="Line 4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5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732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73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732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9" table:number-columns-spanned="2" table:number-rows-spanned="1"/>
          <table:covered-table-cell table:style-name="ce59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732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33" table:number-columns-spanned="2" table:number-rows-spanned="1"/>
          <table:covered-table-cell table:style-name="ce42"/>
          <table:table-cell table:style-name="ce733" table:number-columns-spanned="2" table:number-rows-spanned="1"/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3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725" office:value-type="float" office:value="1" calcext:value-type="float" table:number-columns-spanned="2" table:number-rows-spanned="1">
            <text:p>1</text:p>
          </table:table-cell>
          <table:covered-table-cell table:style-name="ce734"/>
          <table:table-cell table:style-name="ce725" office:value-type="float" office:value="1" calcext:value-type="float" table:number-columns-spanned="2" table:number-rows-spanned="1">
            <text:p>1</text:p>
          </table:table-cell>
          <table:covered-table-cell table:style-name="ce734"/>
          <table:table-cell table:style-name="ce725" office:value-type="float" office:value="1" calcext:value-type="float" table:number-columns-spanned="2" table:number-rows-spanned="1">
            <text:p>1</text:p>
          </table:table-cell>
          <table:covered-table-cell table:style-name="ce734"/>
          <table:table-cell table:style-name="ce725" office:value-type="float" office:value="1" calcext:value-type="float" table:number-columns-spanned="2" table:number-rows-spanned="1">
            <text:p>1</text:p>
          </table:table-cell>
          <table:covered-table-cell table:style-name="ce734"/>
          <table:table-cell table:style-name="ce725" office:value-type="float" office:value="1" calcext:value-type="float" table:number-columns-spanned="2" table:number-rows-spanned="1">
            <text:p>1</text:p>
          </table:table-cell>
          <table:covered-table-cell table:style-name="ce734"/>
          <table:table-cell table:style-name="ce725" office:value-type="float" office:value="1" calcext:value-type="float" table:number-columns-spanned="2" table:number-rows-spanned="1">
            <text:p>1</text:p>
          </table:table-cell>
          <table:covered-table-cell table:style-name="ce734"/>
          <table:table-cell table:style-name="ce725" office:value-type="float" office:value="1" calcext:value-type="float" table:number-columns-spanned="2" table:number-rows-spanned="1">
            <text:p>1</text:p>
          </table:table-cell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office:value-type="string" calcext:value-type="string" table:number-columns-spanned="2" table:number-rows-spanned="1">
            <text:p>D0!</text:p>
          </table:table-cell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office:value-type="string" calcext:value-type="string" table:number-columns-spanned="2" table:number-rows-spanned="1">
            <text:p>D1!</text:p>
          </table:table-cell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office:value-type="string" calcext:value-type="string" table:number-columns-spanned="2" table:number-rows-spanned="1">
            <text:p>D2!</text:p>
          </table:table-cell>
          <table:covered-table-cell table:style-name="ce734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726" office:value-type="string" calcext:value-type="string" table:number-columns-spanned="2" table:number-rows-spanned="1">
            <text:p>R0</text:p>
          </table:table-cell>
          <table:covered-table-cell table:style-name="ce735"/>
          <table:table-cell table:style-name="ce726" table:number-columns-spanned="2" table:number-rows-spanned="1"/>
          <table:covered-table-cell table:style-name="ce735"/>
          <table:table-cell table:style-name="ce726" table:number-columns-spanned="2" table:number-rows-spanned="1"/>
          <table:covered-table-cell table:style-name="ce735"/>
          <table:table-cell table:style-name="ce726" table:number-columns-spanned="2" table:number-rows-spanned="1"/>
          <table:covered-table-cell table:style-name="ce735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office:value-type="string" calcext:value-type="string" table:number-columns-spanned="2" table:number-rows-spanned="1">
            <text:p>R1</text:p>
          </table:table-cell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office:value-type="string" calcext:value-type="string" table:number-columns-spanned="2" table:number-rows-spanned="1">
            <text:p>R2</text:p>
          </table:table-cell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5" table:number-columns-spanned="2" table:number-rows-spanned="1"/>
          <table:covered-table-cell table:style-name="ce734"/>
          <table:table-cell table:style-name="ce726" table:number-columns-spanned="2" table:number-rows-spanned="1"/>
          <table:covered-table-cell table:style-name="ce735"/>
          <table:table-cell table:style-name="ce726" table:number-columns-spanned="2" table:number-rows-spanned="1"/>
          <table:covered-table-cell table:style-name="ce735"/>
          <table:table-cell table:style-name="ce726" office:value-type="string" calcext:value-type="string" table:number-columns-spanned="2" table:number-rows-spanned="1">
            <text:p>R3</text:p>
          </table:table-cell>
          <table:covered-table-cell table:style-name="ce735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72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2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2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728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office:value-type="string" calcext:value-type="string" table:number-columns-spanned="2" table:number-rows-spanned="1">
            <text:p>R1</text:p>
          </table:table-cell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office:value-type="string" calcext:value-type="string" table:number-columns-spanned="2" table:number-rows-spanned="1">
            <text:p>R2</text:p>
          </table:table-cell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office:value-type="string" calcext:value-type="string" table:number-columns-spanned="2" table:number-rows-spanned="1">
            <text:p>R3</text:p>
          </table:table-cell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office:value-type="string" calcext:value-type="string" table:number-columns-spanned="2" table:number-rows-spanned="1">
            <text:p>R4</text:p>
          </table:table-cell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40" table:number-columns-spanned="2" table:number-rows-spanned="1"/>
          <table:covered-table-cell table:style-name="ce33"/>
          <table:table-cell table:style-name="ce727" table:number-columns-spanned="2" table:number-rows-spanned="1"/>
          <table:covered-table-cell table:style-name="ce33"/>
          <table:table-cell table:style-name="ce727" office:value-type="string" calcext:value-type="string" table:number-columns-spanned="2" table:number-rows-spanned="1">
            <text:p>R5</text:p>
          </table:table-cell>
          <table:covered-table-cell table:style-name="ce33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729" office:value-type="float" office:value="3" calcext:value-type="float" table:number-columns-spanned="2" table:number-rows-spanned="1">
            <text:p>3</text:p>
          </table:table-cell>
          <table:covered-table-cell table:style-name="ce736"/>
          <table:table-cell table:style-name="ce729" office:value-type="float" office:value="3" calcext:value-type="float" table:number-columns-spanned="2" table:number-rows-spanned="1">
            <text:p>3</text:p>
          </table:table-cell>
          <table:covered-table-cell table:style-name="ce736"/>
          <table:table-cell table:style-name="ce729" office:value-type="float" office:value="3" calcext:value-type="float" table:number-columns-spanned="2" table:number-rows-spanned="1">
            <text:p>3</text:p>
          </table:table-cell>
          <table:covered-table-cell table:style-name="ce736"/>
          <table:table-cell table:style-name="ce729" office:value-type="float" office:value="3" calcext:value-type="float" table:number-columns-spanned="2" table:number-rows-spanned="1">
            <text:p>3</text:p>
          </table:table-cell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office:value-type="string" calcext:value-type="string" table:number-columns-spanned="2" table:number-rows-spanned="1">
            <text:p>D0!</text:p>
          </table:table-cell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office:value-type="string" calcext:value-type="string" table:number-columns-spanned="2" table:number-rows-spanned="1">
            <text:p>D1!</text:p>
          </table:table-cell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office:value-type="string" calcext:value-type="string" table:number-columns-spanned="2" table:number-rows-spanned="1">
            <text:p>D2!</text:p>
          </table:table-cell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office:value-type="string" calcext:value-type="string" table:number-columns-spanned="2" table:number-rows-spanned="1">
            <text:p>D3!</text:p>
          </table:table-cell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office:value-type="string" calcext:value-type="string" table:number-columns-spanned="2" table:number-rows-spanned="1">
            <text:p>D4!</text:p>
          </table:table-cell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729" office:value-type="string" calcext:value-type="string" table:number-columns-spanned="2" table:number-rows-spanned="1">
            <text:p>R0</text:p>
          </table:table-cell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office:value-type="string" calcext:value-type="string" table:number-columns-spanned="2" table:number-rows-spanned="1">
            <text:p>R1</text:p>
          </table:table-cell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office:value-type="string" calcext:value-type="string" table:number-columns-spanned="2" table:number-rows-spanned="1">
            <text:p>R2</text:p>
          </table:table-cell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office:value-type="string" calcext:value-type="string" table:number-columns-spanned="2" table:number-rows-spanned="1">
            <text:p>R3</text:p>
          </table:table-cell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office:value-type="string" calcext:value-type="string" table:number-columns-spanned="2" table:number-rows-spanned="1">
            <text:p>R4</text:p>
          </table:table-cell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office:value-type="string" calcext:value-type="string" table:number-columns-spanned="2" table:number-rows-spanned="1">
            <text:p>R5</text:p>
          </table:table-cell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729" table:number-columns-spanned="2" table:number-rows-spanned="1"/>
          <table:covered-table-cell table:style-name="ce736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730" office:value-type="float" office:value="4" calcext:value-type="float" table:number-columns-spanned="2" table:number-rows-spanned="1">
            <text:p>4</text:p>
          </table:table-cell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731" office:value-type="string" calcext:value-type="string" table:number-columns-spanned="2" table:number-rows-spanned="1">
            <text:p>R0</text:p>
          </table:table-cell>
          <table:covered-table-cell table:style-name="ce738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730" table:number-columns-spanned="2" table:number-rows-spanned="1"/>
          <table:covered-table-cell table:style-name="ce737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153" table:number-columns-spanned="2" table:number-rows-spanned="1"/>
          <table:covered-table-cell table:style-name="ce153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repeated="26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137" table:number-columns-spanned="2" table:number-rows-spanned="1"/>
          <table:covered-table-cell table:style-name="ce137"/>
          <table:table-cell table:style-name="ce417" table:number-columns-spanned="2" table:number-rows-spanned="1"/>
          <table:covered-table-cell table:style-name="ce41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RMS_Taskset_3.DM4:RMS_Taskset_3.DM4 RMS_Taskset_3.DQ4:RMS_Taskset_3.DQ4 RMS_Taskset_3.DS4:RMS_Taskset_3.DS4 RMS_Taskset_3.C2:RMS_Taskset_3.C2 RMS_Taskset_3.E2:RMS_Taskset_3.E2 RMS_Taskset_3.G2:RMS_Taskset_3.G2 RMS_Taskset_3.I2:RMS_Taskset_3.I2 RMS_Taskset_3.K2:RMS_Taskset_3.K2 RMS_Taskset_3.M2:RMS_Taskset_3.M2 RMS_Taskset_3.O2:RMS_Taskset_3.O2 RMS_Taskset_3.Q2:RMS_Taskset_3.Q2 RMS_Taskset_3.S2:RMS_Taskset_3.S2 RMS_Taskset_3.U2:RMS_Taskset_3.U2 RMS_Taskset_3.W2:RMS_Taskset_3.W2 RMS_Taskset_3.Y2:RMS_Taskset_3.Y2 RMS_Taskset_3.AA2:RMS_Taskset_3.AA2 RMS_Taskset_3.AC2:RMS_Taskset_3.AC2 RMS_Taskset_3.AE2:RMS_Taskset_3.AE2 RMS_Taskset_3.AG2:RMS_Taskset_3.AG2 RMS_Taskset_3.AI2:RMS_Taskset_3.AI2 RMS_Taskset_3.AK2:RMS_Taskset_3.AK2 RMS_Taskset_3.AM2:RMS_Taskset_3.AM2 RMS_Taskset_3.AO2:RMS_Taskset_3.AO2 RMS_Taskset_3.AQ2:RMS_Taskset_3.AQ2 RMS_Taskset_3.AS2:RMS_Taskset_3.AS2 RMS_Taskset_3.AU2:RMS_Taskset_3.AU2 RMS_Taskset_3.AW2:RMS_Taskset_3.AW2 RMS_Taskset_3.AY2:RMS_Taskset_3.AY2 RMS_Taskset_3.BA2:RMS_Taskset_3.BA2 RMS_Taskset_3.BC2:RMS_Taskset_3.BC2 RMS_Taskset_3.BE2:RMS_Taskset_3.BE2 RMS_Taskset_3.BG2:RMS_Taskset_3.BG2 RMS_Taskset_3.BI2:RMS_Taskset_3.BI2 RMS_Taskset_3.BK2:RMS_Taskset_3.BK2 RMS_Taskset_3.BM2:RMS_Taskset_3.BM2 RMS_Taskset_3.BO2:RMS_Taskset_3.BO2 RMS_Taskset_3.BQ2:RMS_Taskset_3.BQ2 RMS_Taskset_3.BS2:RMS_Taskset_3.BS2 RMS_Taskset_3.BU2:RMS_Taskset_3.BU2 RMS_Taskset_3.BW2:RMS_Taskset_3.BW2 RMS_Taskset_3.BY2:RMS_Taskset_3.BY2 RMS_Taskset_3.CA2:RMS_Taskset_3.CA2 RMS_Taskset_3.CC2:RMS_Taskset_3.CC2 RMS_Taskset_3.CE2:RMS_Taskset_3.CE2 RMS_Taskset_3.CG2:RMS_Taskset_3.CG2 RMS_Taskset_3.CI2:RMS_Taskset_3.CI2 RMS_Taskset_3.CK2:RMS_Taskset_3.CK2 RMS_Taskset_3.DM2:RMS_Taskset_3.DM2 RMS_Taskset_3.DQ2:RMS_Taskset_3.DQ2 RMS_Taskset_3.DS2:RMS_Taskset_3.DS2 RMS_Taskset_3.DO4:RMS_Taskset_3.DO4 RMS_Taskset_3.DO2:RMS_Taskset_3.DO2 RMS_Taskset_3.DI4:RMS_Taskset_3.DI4 RMS_Taskset_3.DK4:RMS_Taskset_3.DK4 RMS_Taskset_3.CM2:RMS_Taskset_3.CM2 RMS_Taskset_3.CO2:RMS_Taskset_3.CO2 RMS_Taskset_3.CQ2:RMS_Taskset_3.CQ2 RMS_Taskset_3.CS2:RMS_Taskset_3.CS2 RMS_Taskset_3.CU2:RMS_Taskset_3.CU2 RMS_Taskset_3.CW2:RMS_Taskset_3.CW2 RMS_Taskset_3.CY2:RMS_Taskset_3.CY2 RMS_Taskset_3.DA2:RMS_Taskset_3.DA2 RMS_Taskset_3.DC2:RMS_Taskset_3.DC2 RMS_Taskset_3.DE2:RMS_Taskset_3.DE2 RMS_Taskset_3.DG2:RMS_Taskset_3.DG2 RMS_Taskset_3.DI2:RMS_Taskset_3.DI2 RMS_Taskset_3.DK2:RMS_Taskset_3.DK2 RMS_Taskset_3.DG4:RMS_Taskset_3.DG4 RMS_Taskset_3.DE4:RMS_Taskset_3.DE4 RMS_Taskset_3.DC4:RMS_Taskset_3.DC4 RMS_Taskset_3.DA4:RMS_Taskset_3.DA4 RMS_Taskset_3.CY4:RMS_Taskset_3.CY4 RMS_Taskset_3.CW4:RMS_Taskset_3.CW4 RMS_Taskset_3.CU4:RMS_Taskset_3.CU4 RMS_Taskset_3.CS4:RMS_Taskset_3.CS4 RMS_Taskset_3.CQ4:RMS_Taskset_3.CQ4 RMS_Taskset_3.CO4:RMS_Taskset_3.CO4 RMS_Taskset_3.CM4:RMS_Taskset_3.CM4 RMS_Taskset_3.CK4:RMS_Taskset_3.CK4 RMS_Taskset_3.CI4:RMS_Taskset_3.CI4 RMS_Taskset_3.CG4:RMS_Taskset_3.CG4 RMS_Taskset_3.CE4:RMS_Taskset_3.CE4 RMS_Taskset_3.CC4:RMS_Taskset_3.CC4 RMS_Taskset_3.CA4:RMS_Taskset_3.CA4 RMS_Taskset_3.BY4:RMS_Taskset_3.BY4 RMS_Taskset_3.BW4:RMS_Taskset_3.BW4 RMS_Taskset_3.BU4:RMS_Taskset_3.BU4 RMS_Taskset_3.BS4:RMS_Taskset_3.BS4 RMS_Taskset_3.BQ4:RMS_Taskset_3.BQ4 RMS_Taskset_3.BO4:RMS_Taskset_3.BO4 RMS_Taskset_3.BM4:RMS_Taskset_3.BM4 RMS_Taskset_3.BK4:RMS_Taskset_3.BK4 RMS_Taskset_3.BI4:RMS_Taskset_3.BI4 RMS_Taskset_3.BG4:RMS_Taskset_3.BG4 RMS_Taskset_3.BE4:RMS_Taskset_3.BE4 RMS_Taskset_3.BC4:RMS_Taskset_3.BC4 RMS_Taskset_3.BA4:RMS_Taskset_3.BA4 RMS_Taskset_3.AY4:RMS_Taskset_3.AY4 RMS_Taskset_3.AW4:RMS_Taskset_3.AW4 RMS_Taskset_3.AU4:RMS_Taskset_3.AU4 RMS_Taskset_3.AS4:RMS_Taskset_3.AS4 RMS_Taskset_3.AQ4:RMS_Taskset_3.AQ4 RMS_Taskset_3.AO4:RMS_Taskset_3.AO4 RMS_Taskset_3.AM4:RMS_Taskset_3.AM4 RMS_Taskset_3.AK4:RMS_Taskset_3.AK4 RMS_Taskset_3.AI4:RMS_Taskset_3.AI4 RMS_Taskset_3.AG4:RMS_Taskset_3.AG4 RMS_Taskset_3.AE4:RMS_Taskset_3.AE4 RMS_Taskset_3.AC4:RMS_Taskset_3.AC4 RMS_Taskset_3.AA4:RMS_Taskset_3.AA4 RMS_Taskset_3.Y4:RMS_Taskset_3.Y4 RMS_Taskset_3.W4:RMS_Taskset_3.W4 RMS_Taskset_3.U4:RMS_Taskset_3.U4 RMS_Taskset_3.S4:RMS_Taskset_3.S4 RMS_Taskset_3.Q4:RMS_Taskset_3.Q4 RMS_Taskset_3.O4:RMS_Taskset_3.O4 RMS_Taskset_3.M4:RMS_Taskset_3.M4 RMS_Taskset_3.K4:RMS_Taskset_3.K4 RMS_Taskset_3.I4:RMS_Taskset_3.I4 RMS_Taskset_3.G4:RMS_Taskset_3.G4 RMS_Taskset_3.E4:RMS_Taskset_3.E4 RMS_Taskset_3.C4:RMS_Taskset_3.C4">
            <calcext:condition calcext:apply-style-name="ConditionalStyle_1" calcext:value="=1" calcext:base-cell-address="RMS_Taskset_2.C2"/>
            <calcext:condition calcext:apply-style-name="ConditionalStyle_2" calcext:value="=2" calcext:base-cell-address="RMS_Taskset_2.C2"/>
            <calcext:condition calcext:apply-style-name="ConditionalStyle_3" calcext:value="=3" calcext:base-cell-address="RMS_Taskset_2.C2"/>
            <calcext:condition calcext:apply-style-name="ConditionalStyle_4" calcext:value="=4" calcext:base-cell-address="RMS_Taskset_2.C2"/>
            <calcext:condition calcext:apply-style-name="ConditionalStyle_5" calcext:value="&lt;1" calcext:base-cell-address="RMS_Taskset_2.C2"/>
            <calcext:condition calcext:apply-style-name="ConditionalStyle_5" calcext:value="&gt;4" calcext:base-cell-address="RMS_Taskset_2.C2"/>
          </calcext:conditional-format>
          <calcext:conditional-format calcext:target-range-address="RMS_Taskset_3.B8:RMS_Taskset_3.DS9">
            <calcext:condition calcext:apply-style-name="ConditionalStyle_1" calcext:value="!=&quot;&quot;" calcext:base-cell-address="RMS_Taskset_2.B8"/>
          </calcext:conditional-format>
          <calcext:conditional-format calcext:target-range-address="RMS_Taskset_3.B11:RMS_Taskset_3.B12 RMS_Taskset_3.D11:RMS_Taskset_3.D12 RMS_Taskset_3.F11:RMS_Taskset_3.F12 RMS_Taskset_3.H11:RMS_Taskset_3.H12 RMS_Taskset_3.J11:RMS_Taskset_3.J12 RMS_Taskset_3.L11:RMS_Taskset_3.L12 RMS_Taskset_3.N11:RMS_Taskset_3.N12 RMS_Taskset_3.DP11:RMS_Taskset_3.DP12 RMS_Taskset_3.DR11:RMS_Taskset_3.DR12 RMS_Taskset_3.R11:RMS_Taskset_3.R12 RMS_Taskset_3.P11:RMS_Taskset_3.P12 RMS_Taskset_3.T11:RMS_Taskset_3.T12">
            <calcext:condition calcext:apply-style-name="ConditionalStyle_2" calcext:value="!=&quot;&quot;" calcext:base-cell-address="RMS_Taskset_2.B11"/>
          </calcext:conditional-format>
          <calcext:conditional-format calcext:target-range-address="RMS_Taskset_3.B14:RMS_Taskset_3.DS15">
            <calcext:condition calcext:apply-style-name="ConditionalStyle_3" calcext:value="!=&quot;&quot;" calcext:base-cell-address="RMS_Taskset_2.B14"/>
          </calcext:conditional-format>
          <calcext:conditional-format calcext:target-range-address="RMS_Taskset_3.B17:RMS_Taskset_3.DS18">
            <calcext:condition calcext:apply-style-name="ConditionalStyle_4" calcext:value="!=&quot;&quot;" calcext:base-cell-address="RMS_Taskset_2.B17"/>
          </calcext:conditional-format>
          <calcext:conditional-format calcext:target-range-address="RMS_Taskset_3.AT11:RMS_Taskset_3.AT12 RMS_Taskset_3.CL11:RMS_Taskset_3.CL12 RMS_Taskset_3.V11:RMS_Taskset_3.V12 RMS_Taskset_3.X11:RMS_Taskset_3.X12 RMS_Taskset_3.Z11:RMS_Taskset_3.Z12 RMS_Taskset_3.AB11:RMS_Taskset_3.AB12 RMS_Taskset_3.AD11:RMS_Taskset_3.AD12 RMS_Taskset_3.AF11:RMS_Taskset_3.AF12 RMS_Taskset_3.AH11:RMS_Taskset_3.AH12 RMS_Taskset_3.AJ11:RMS_Taskset_3.AJ12 RMS_Taskset_3.AL11:RMS_Taskset_3.AL12 RMS_Taskset_3.AN11:RMS_Taskset_3.AN12 RMS_Taskset_3.AP11:RMS_Taskset_3.AP12 RMS_Taskset_3.AR11:RMS_Taskset_3.AR12 RMS_Taskset_3.AV11:RMS_Taskset_3.AV12 RMS_Taskset_3.AX11:RMS_Taskset_3.AX12 RMS_Taskset_3.AZ11:RMS_Taskset_3.AZ12 RMS_Taskset_3.BB11:RMS_Taskset_3.BB12 RMS_Taskset_3.BD11:RMS_Taskset_3.BD12 RMS_Taskset_3.BF11:RMS_Taskset_3.BF12 RMS_Taskset_3.BH11:RMS_Taskset_3.BH12 RMS_Taskset_3.BJ11:RMS_Taskset_3.BJ12 RMS_Taskset_3.BL11:RMS_Taskset_3.BL12 RMS_Taskset_3.BN11:RMS_Taskset_3.BN12 RMS_Taskset_3.BP11:RMS_Taskset_3.BP12 RMS_Taskset_3.BR11:RMS_Taskset_3.BR12 RMS_Taskset_3.BT11:RMS_Taskset_3.BT12 RMS_Taskset_3.BV11:RMS_Taskset_3.BV12 RMS_Taskset_3.BX11:RMS_Taskset_3.BX12 RMS_Taskset_3.BZ11:RMS_Taskset_3.BZ12 RMS_Taskset_3.CB11:RMS_Taskset_3.CB12 RMS_Taskset_3.CD11:RMS_Taskset_3.CD12 RMS_Taskset_3.CF11:RMS_Taskset_3.CF12 RMS_Taskset_3.CH11:RMS_Taskset_3.CH12 RMS_Taskset_3.CJ11:RMS_Taskset_3.CJ12 RMS_Taskset_3.CN11:RMS_Taskset_3.CN12 RMS_Taskset_3.CP11:RMS_Taskset_3.CP12 RMS_Taskset_3.CR11:RMS_Taskset_3.CR12 RMS_Taskset_3.CT11:RMS_Taskset_3.CT12 RMS_Taskset_3.CV11:RMS_Taskset_3.CV12 RMS_Taskset_3.CX11:RMS_Taskset_3.CX12 RMS_Taskset_3.CZ11:RMS_Taskset_3.CZ12 RMS_Taskset_3.DB11:RMS_Taskset_3.DB12 RMS_Taskset_3.DD11:RMS_Taskset_3.DD12 RMS_Taskset_3.DF11:RMS_Taskset_3.DF12 RMS_Taskset_3.DH11:RMS_Taskset_3.DH12 RMS_Taskset_3.DJ11:RMS_Taskset_3.DJ12 RMS_Taskset_3.DL11:RMS_Taskset_3.DL12 RMS_Taskset_3.DN11:RMS_Taskset_3.DN12">
            <calcext:condition calcext:apply-style-name="ConditionalStyle_2" calcext:value="!=&quot;&quot;" calcext:base-cell-address="RMS_Taskset_3.V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text> </number:text>
      <number:fill-character> </number:fill-character>
      <number:text>- € </number:text>
    </number:number-style>
    <number:text-style style:name="N10138" number:language="de" number:country="D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.00.0000</text:date>, <text:time style:data-style-name="N2" text:time-value="19:52:33.925339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7-08T09:28:46</meta:creation-date>
    <meta:initial-creator>9999</meta:initial-creator>
    <dc:language>de-DE</dc:language>
    <dc:date>2025-06-12T22:07:26.080715300</dc:date>
    <meta:editing-cycles>62</meta:editing-cycles>
    <meta:editing-duration>PT4H54M30S</meta:editing-duration>
    <meta:generator>LibreOffice/25.2.3.2$Windows_X86_64 LibreOffice_project/bbb074479178df812d175f709636b368952c2ce3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8" meta:cell-count="2405" meta:object-count="7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